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018cm" svg:stroke-color="#0d0d0d" svg:stroke-linecap="butt" draw:fill="solid" draw:fill-color="#f3962c" draw:textarea-horizontal-align="center" draw:textarea-vertical-align="middle" draw:auto-grow-height="false" draw:fit-to-size="false" style:shrink-to-fit="false" fo:min-height="0cm" fo:min-width="0cm" fo:padding-top="0.4cm" fo:padding-bottom="0cm" fo:padding-left="0.05cm" fo:padding-right="0cm" fo:wrap-option="wrap"/>
      <style:paragraph-properties style:writing-mode="lr-tb"/>
    </style:style>
    <style:style style:name="gr2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3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4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5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6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7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8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9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18cm" svg:stroke-color="#0d0d0d" svg:stroke-linecap="butt" draw:fill="solid" draw:fill-color="#a5c7ce" draw:textarea-horizontal-align="center" draw:textarea-vertical-align="middle" draw:auto-grow-height="false" draw:fit-to-size="false" style:shrink-to-fit="false" fo:min-height="0.136cm" fo:min-width="1.036cm" fo:padding-top="0.6cm" fo:padding-bottom="0.8cm" fo:padding-left="0cm" fo:padding-right="0.5cm" fo:wrap-option="wrap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18cm" svg:stroke-color="#0d0d0d" svg:stroke-linecap="butt" draw:fill="solid" draw:fill-color="#a5c7ce" draw:textarea-horizontal-align="center" draw:textarea-vertical-align="middle" draw:auto-grow-height="false" draw:fit-to-size="false" style:shrink-to-fit="false" fo:min-height="0.136cm" fo:min-width="1.036cm" fo:padding-top="0.6cm" fo:padding-bottom="0.8cm" fo:padding-left="0cm" fo:padding-right="0.5cm" fo:wrap-option="wrap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18cm" svg:stroke-color="#0d0d0d" svg:stroke-linecap="butt" draw:fill="solid" draw:fill-color="#a5c7ce" draw:textarea-horizontal-align="center" draw:textarea-vertical-align="middle" draw:auto-grow-height="false" draw:fit-to-size="false" style:shrink-to-fit="false" fo:min-height="0.136cm" fo:min-width="1.036cm" fo:padding-top="0.6cm" fo:padding-bottom="0.8cm" fo:padding-left="0cm" fo:padding-right="0.5cm" fo:wrap-option="wrap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18cm" svg:stroke-color="#0d0d0d" svg:stroke-linecap="butt" draw:fill="solid" draw:fill-color="#a5c7ce" draw:textarea-horizontal-align="center" draw:textarea-vertical-align="middle" draw:auto-grow-height="false" draw:fit-to-size="false" style:shrink-to-fit="false" fo:min-height="0.136cm" fo:min-width="1.036cm" fo:padding-top="0.6cm" fo:padding-bottom="0.8cm" fo:padding-left="0cm" fo:padding-right="0.5cm" fo:wrap-option="wrap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18cm" svg:stroke-color="#0d0d0d" svg:stroke-linecap="butt" draw:fill="solid" draw:fill-color="#a5c7ce" draw:textarea-horizontal-align="center" draw:textarea-vertical-align="middle" draw:auto-grow-height="false" draw:fit-to-size="false" style:shrink-to-fit="false" fo:min-height="0.136cm" fo:min-width="1.036cm" fo:padding-top="0.6cm" fo:padding-bottom="0.8cm" fo:padding-left="0cm" fo:padding-right="0.5cm" fo:wrap-option="wrap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18cm" svg:stroke-color="#0d0d0d" svg:stroke-linecap="butt" draw:fill="solid" draw:fill-color="#a5c7ce" draw:textarea-horizontal-align="center" draw:textarea-vertical-align="middle" draw:auto-grow-height="false" draw:fit-to-size="false" style:shrink-to-fit="false" fo:min-height="0.136cm" fo:min-width="1.036cm" fo:padding-top="0.6cm" fo:padding-bottom="0.8cm" fo:padding-left="0cm" fo:padding-right="0.5cm" fo:wrap-option="wrap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18cm" svg:stroke-color="#0d0d0d" svg:stroke-linecap="butt" draw:fill="solid" draw:fill-color="#a5c7ce" draw:textarea-horizontal-align="center" draw:textarea-vertical-align="middle" draw:auto-grow-height="false" draw:fit-to-size="false" style:shrink-to-fit="false" fo:min-height="0.136cm" fo:min-width="1.036cm" fo:padding-top="0.6cm" fo:padding-bottom="0.8cm" fo:padding-left="0cm" fo:padding-right="0.5cm" fo:wrap-option="wrap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18cm" svg:stroke-color="#0d0d0d" svg:stroke-linecap="butt" draw:fill="solid" draw:fill-color="#a5c7ce" draw:textarea-horizontal-align="center" draw:textarea-vertical-align="middle" draw:auto-grow-height="false" draw:fit-to-size="false" style:shrink-to-fit="false" fo:min-height="0.136cm" fo:min-width="1.036cm" fo:padding-top="0.6cm" fo:padding-bottom="0.8cm" fo:padding-left="0cm" fo:padding-right="0.5cm" fo:wrap-option="wrap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18cm" svg:stroke-color="#0d0d0d" svg:stroke-linecap="butt" draw:fill="solid" draw:fill-color="#a5c7ce" draw:textarea-horizontal-align="center" draw:textarea-vertical-align="middle" draw:auto-grow-height="false" draw:fit-to-size="false" style:shrink-to-fit="false" fo:min-height="0.136cm" fo:min-width="1.036cm" fo:padding-top="0.6cm" fo:padding-bottom="0.8cm" fo:padding-left="0cm" fo:padding-right="0.5cm" fo:wrap-option="wrap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21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18cm" svg:stroke-color="#0d0d0d" svg:stroke-linecap="butt" draw:fill="solid" draw:fill-color="#a5c7ce" draw:textarea-horizontal-align="center" draw:textarea-vertical-align="middle" draw:auto-grow-height="false" draw:fit-to-size="false" style:shrink-to-fit="false" fo:min-height="0.136cm" fo:min-width="1.036cm" fo:padding-top="0.6cm" fo:padding-bottom="0.8cm" fo:padding-left="0cm" fo:padding-right="0.5cm" fo:wrap-option="wrap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18cm" svg:stroke-color="#0d0d0d" svg:stroke-linecap="butt" draw:fill="solid" draw:fill-color="#a5c7ce" draw:textarea-horizontal-align="center" draw:textarea-vertical-align="middle" draw:auto-grow-height="false" draw:fit-to-size="false" style:shrink-to-fit="false" fo:min-height="0.136cm" fo:min-width="1.036cm" fo:padding-top="0.6cm" fo:padding-bottom="0.8cm" fo:padding-left="0cm" fo:padding-right="0.5cm" fo:wrap-option="wrap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18cm" svg:stroke-color="#0d0d0d" svg:stroke-linecap="butt" draw:fill="solid" draw:fill-color="#a5c7ce" draw:textarea-horizontal-align="center" draw:textarea-vertical-align="middle" draw:auto-grow-height="false" draw:fit-to-size="false" style:shrink-to-fit="false" fo:min-height="0.136cm" fo:min-width="1.036cm" fo:padding-top="0.6cm" fo:padding-bottom="0.8cm" fo:padding-left="0cm" fo:padding-right="0.5cm" fo:wrap-option="wrap"/>
      <style:paragraph-properties style:writing-mode="lr-tb"/>
    </style:style>
    <style:style style:name="gr27" style:family="graphic">
      <style:graphic-properties style:protect="size"/>
    </style:style>
    <style:style style:name="gr28" style:family="graphic" style:parent-style-name="standard" style:list-style-name="L1">
      <style:graphic-properties draw:stroke="solid" svg:stroke-width="0.018cm" svg:stroke-color="#0d0d0d" svg:stroke-linecap="butt" draw:fill="solid" draw:fill-color="#f3962c" draw:textarea-horizontal-align="center" draw:textarea-vertical-align="middle" draw:auto-grow-height="false" draw:fit-to-size="false" style:shrink-to-fit="false" fo:min-height="1.136cm" fo:min-width="1.486cm" fo:padding-top="0.4cm" fo:padding-bottom="0cm" fo:padding-left="0.05cm" fo:padding-right="0cm" fo:wrap-option="wrap"/>
      <style:paragraph-properties style:writing-mode="lr-tb"/>
    </style:style>
    <style:style style:name="gr29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30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31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32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33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34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35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36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37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38" style:family="graphic" style:parent-style-name="standard" style:list-style-name="L1">
      <style:graphic-properties draw:stroke="solid" svg:stroke-width="0.018cm" svg:stroke-color="#0d0d0d" svg:stroke-linecap="butt" draw:fill="solid" draw:fill-color="#a5c7ce" draw:textarea-horizontal-align="center" draw:textarea-vertical-align="middle" draw:auto-grow-height="false" draw:fit-to-size="false" style:shrink-to-fit="false" fo:min-height="0.136cm" fo:min-width="1.036cm" fo:padding-top="0.6cm" fo:padding-bottom="0.8cm" fo:padding-left="0cm" fo:padding-right="0.5cm" fo:wrap-option="wrap"/>
      <style:paragraph-properties style:writing-mode="lr-tb"/>
    </style:style>
    <style:style style:name="gr39" style:family="graphic" style:parent-style-name="standard" style:list-style-name="L1">
      <style:graphic-properties draw:stroke="solid" svg:stroke-width="0.018cm" svg:stroke-color="#0d0d0d" svg:stroke-linecap="butt" draw:fill="solid" draw:fill-color="#a5c7ce" draw:textarea-horizontal-align="center" draw:textarea-vertical-align="middle" draw:auto-grow-height="false" draw:fit-to-size="false" style:shrink-to-fit="false" fo:min-height="0.136cm" fo:min-width="1.036cm" fo:padding-top="0.6cm" fo:padding-bottom="0.8cm" fo:padding-left="0cm" fo:padding-right="0.5cm" fo:wrap-option="wrap"/>
      <style:paragraph-properties style:writing-mode="lr-tb"/>
    </style:style>
    <style:style style:name="gr40" style:family="graphic" style:parent-style-name="standard" style:list-style-name="L1">
      <style:graphic-properties draw:stroke="solid" svg:stroke-width="0.018cm" svg:stroke-color="#0d0d0d" svg:stroke-linecap="butt" draw:fill="solid" draw:fill-color="#a5c7ce" draw:textarea-horizontal-align="center" draw:textarea-vertical-align="middle" draw:auto-grow-height="false" draw:fit-to-size="false" style:shrink-to-fit="false" fo:min-height="0.136cm" fo:min-width="1.036cm" fo:padding-top="0.6cm" fo:padding-bottom="0.8cm" fo:padding-left="0cm" fo:padding-right="0.5cm" fo:wrap-option="wrap"/>
      <style:paragraph-properties style:writing-mode="lr-tb"/>
    </style:style>
    <style:style style:name="gr41" style:family="graphic" style:parent-style-name="standard" style:list-style-name="L1">
      <style:graphic-properties draw:stroke="solid" svg:stroke-width="0.018cm" svg:stroke-color="#0d0d0d" svg:stroke-linecap="butt" draw:fill="solid" draw:fill-color="#a5c7ce" draw:textarea-horizontal-align="center" draw:textarea-vertical-align="middle" draw:auto-grow-height="false" draw:fit-to-size="false" style:shrink-to-fit="false" fo:min-height="0.136cm" fo:min-width="1.036cm" fo:padding-top="0.6cm" fo:padding-bottom="0.8cm" fo:padding-left="0cm" fo:padding-right="0.5cm" fo:wrap-option="wrap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18cm" svg:stroke-color="#0d0d0d" svg:stroke-linecap="butt" draw:fill="solid" draw:fill-color="#a5c7ce" draw:textarea-horizontal-align="center" draw:textarea-vertical-align="middle" draw:auto-grow-height="false" draw:fit-to-size="false" style:shrink-to-fit="false" fo:min-height="0.136cm" fo:min-width="1.036cm" fo:padding-top="0.6cm" fo:padding-bottom="0.8cm" fo:padding-left="0cm" fo:padding-right="0.5cm" fo:wrap-option="wrap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18cm" svg:stroke-color="#0d0d0d" svg:stroke-linecap="butt" draw:fill="solid" draw:fill-color="#a5c7ce" draw:textarea-horizontal-align="center" draw:textarea-vertical-align="middle" draw:auto-grow-height="false" draw:fit-to-size="false" style:shrink-to-fit="false" fo:min-height="0.136cm" fo:min-width="1.036cm" fo:padding-top="0.6cm" fo:padding-bottom="0.8cm" fo:padding-left="0cm" fo:padding-right="0.5cm" fo:wrap-option="wrap"/>
      <style:paragraph-properties style:writing-mode="lr-tb"/>
    </style:style>
    <style:style style:name="gr44" style:family="graphic" style:parent-style-name="standard" style:list-style-name="L1">
      <style:graphic-properties draw:stroke="solid" svg:stroke-width="0.018cm" svg:stroke-color="#0d0d0d" svg:stroke-linecap="butt" draw:fill="solid" draw:fill-color="#a5c7ce" draw:textarea-horizontal-align="center" draw:textarea-vertical-align="middle" draw:auto-grow-height="false" draw:fit-to-size="false" style:shrink-to-fit="false" fo:min-height="0.136cm" fo:min-width="1.036cm" fo:padding-top="0.6cm" fo:padding-bottom="0.8cm" fo:padding-left="0cm" fo:padding-right="0.5cm" fo:wrap-option="wrap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18cm" svg:stroke-color="#0d0d0d" svg:stroke-linecap="butt" draw:fill="solid" draw:fill-color="#a5c7ce" draw:textarea-horizontal-align="center" draw:textarea-vertical-align="middle" draw:auto-grow-height="false" draw:fit-to-size="false" style:shrink-to-fit="false" fo:min-height="0.136cm" fo:min-width="1.036cm" fo:padding-top="0.6cm" fo:padding-bottom="0.8cm" fo:padding-left="0cm" fo:padding-right="0.5cm" fo:wrap-option="wrap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18cm" svg:stroke-color="#0d0d0d" svg:stroke-linecap="butt" draw:fill="solid" draw:fill-color="#a5c7ce" draw:textarea-horizontal-align="center" draw:textarea-vertical-align="middle" draw:auto-grow-height="false" draw:fit-to-size="false" style:shrink-to-fit="false" fo:min-height="0.136cm" fo:min-width="1.036cm" fo:padding-top="0.6cm" fo:padding-bottom="0.8cm" fo:padding-left="0cm" fo:padding-right="0.5cm" fo:wrap-option="wrap"/>
      <style:paragraph-properties style:writing-mode="lr-tb"/>
    </style:style>
    <style:style style:name="gr47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49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50" style:family="graphic" style:parent-style-name="standard" style:list-style-name="L1">
      <style:graphic-properties draw:stroke="solid" svg:stroke-width="0.018cm" svg:stroke-color="#0d0d0d" svg:stroke-linecap="butt" draw:fill="solid" draw:fill-color="#a5c7ce" draw:textarea-horizontal-align="center" draw:textarea-vertical-align="middle" draw:auto-grow-height="false" draw:fit-to-size="false" style:shrink-to-fit="false" fo:min-height="0.136cm" fo:min-width="1.036cm" fo:padding-top="0.6cm" fo:padding-bottom="0.8cm" fo:padding-left="0cm" fo:padding-right="0.5cm" fo:wrap-option="wrap"/>
      <style:paragraph-properties style:writing-mode="lr-tb"/>
    </style:style>
    <style:style style:name="gr51" style:family="graphic" style:parent-style-name="standard" style:list-style-name="L1">
      <style:graphic-properties draw:stroke="solid" svg:stroke-width="0.018cm" svg:stroke-color="#0d0d0d" svg:stroke-linecap="butt" draw:fill="solid" draw:fill-color="#a5c7ce" draw:textarea-horizontal-align="center" draw:textarea-vertical-align="middle" draw:auto-grow-height="false" draw:fit-to-size="false" style:shrink-to-fit="false" fo:min-height="0.136cm" fo:min-width="1.036cm" fo:padding-top="0.6cm" fo:padding-bottom="0.8cm" fo:padding-left="0cm" fo:padding-right="0.5cm" fo:wrap-option="wrap"/>
      <style:paragraph-properties style:writing-mode="lr-tb"/>
    </style:style>
    <style:style style:name="gr52" style:family="graphic" style:parent-style-name="standard" style:list-style-name="L1">
      <style:graphic-properties draw:stroke="solid" svg:stroke-width="0.018cm" svg:stroke-color="#0d0d0d" svg:stroke-linecap="butt" draw:fill="solid" draw:fill-color="#f3962c" draw:textarea-horizontal-align="center" draw:textarea-vertical-align="middle" draw:auto-grow-height="false" draw:fit-to-size="false" style:shrink-to-fit="false" fo:min-height="1.136cm" fo:min-width="1.486cm" fo:padding-top="0.4cm" fo:padding-bottom="0cm" fo:padding-left="0.05cm" fo:padding-right="0cm" fo:wrap-option="wrap"/>
      <style:paragraph-properties style:writing-mode="lr-tb"/>
    </style:style>
    <style:style style:name="gr53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54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55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56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57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58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59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60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61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62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64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65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66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69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72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73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74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75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76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77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78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79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80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81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82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83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84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85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86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87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88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89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90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91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92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93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94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95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96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97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98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99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100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101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102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103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104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105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106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107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108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109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110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11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12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13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14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15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16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17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18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19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20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21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22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23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24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25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26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27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28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29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30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31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32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33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34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35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36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37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38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39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40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41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42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43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44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45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46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47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48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49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50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51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52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53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54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55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56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57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58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59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60" style:family="graphic" style:parent-style-name="objectwithoutfill">
      <style:graphic-properties svg:stroke-color="#000000" draw:fill="solid" draw:fill-color="#a5c7ce" draw:textarea-vertical-align="middle"/>
    </style:style>
    <style:style style:name="gr161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62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63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64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65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66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67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68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69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70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71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72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73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74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75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76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77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78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79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80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81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82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83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84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85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86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87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88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89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90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91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92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93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94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95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96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97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98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199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00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01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02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03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04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05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06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07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08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09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10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11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12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13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14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15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16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17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18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19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20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21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22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23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24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25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26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27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28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29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30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31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32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33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34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35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36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37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38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39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40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41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42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43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44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45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46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47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48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49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50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51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52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53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54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55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56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57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58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59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60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61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62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63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64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65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66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67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68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69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70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71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72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73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74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75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76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77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78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79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80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81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82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83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84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85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86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87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88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89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90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91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92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93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94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95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96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97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98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299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00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01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02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03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04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05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06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07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08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09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10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11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12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13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14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15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16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17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18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19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20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21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22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23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24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25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26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27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28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29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30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31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32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33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34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35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36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37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38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39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40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41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42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43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44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45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46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47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48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49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50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51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52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53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54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55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56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57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58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59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60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61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62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63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64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65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66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67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68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69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70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71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72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73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74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75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76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77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78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79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80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81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82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83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84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85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86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87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88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89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90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91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92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93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94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95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96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97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98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399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400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401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402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403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404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405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406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407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408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409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410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411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412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413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414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415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416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417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418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419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420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421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422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423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cm" fo:min-width="0cm" fo:padding-top="0.9cm" fo:padding-bottom="0.125cm" fo:padding-left="1.3cm" fo:padding-right="0.25cm" fo:wrap-option="wrap"/>
      <style:paragraph-properties style:writing-mode="lr-tb"/>
    </style:style>
    <style:style style:name="gr424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425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426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427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428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429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430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431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432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433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434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435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436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437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438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439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440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441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442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443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444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445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446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447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448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449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450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451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452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453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454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455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456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457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458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459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460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461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462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463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464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465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466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467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468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469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470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471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472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473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474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475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476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477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478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479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480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481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482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483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484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485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486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487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488" style:family="graphic" style:parent-style-name="standard" style:list-style-name="L1">
      <style:graphic-properties draw:stroke="solid" svg:stroke-width="0.018cm" svg:stroke-color="#0d0d0d" svg:stroke-linecap="butt" draw:fill="solid" draw:fill-color="#00a8e3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489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490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491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492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493" style:family="graphic" style:parent-style-name="standard" style:list-style-name="L1">
      <style:graphic-properties draw:stroke="solid" svg:stroke-width="0.018cm" svg:stroke-color="#0d0d0d" svg:stroke-linecap="butt" draw:fill="solid" draw:fill-color="#00a8e3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494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495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496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497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498" style:family="graphic" style:parent-style-name="standard" style:list-style-name="L1">
      <style:graphic-properties draw:stroke="solid" svg:stroke-width="0.018cm" svg:stroke-color="#0d0d0d" svg:stroke-linecap="butt" draw:fill="solid" draw:fill-color="#00a8e3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499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00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501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502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03" style:family="graphic" style:parent-style-name="standard" style:list-style-name="L1">
      <style:graphic-properties draw:stroke="solid" svg:stroke-width="0.018cm" svg:stroke-color="#0d0d0d" svg:stroke-linecap="butt" draw:fill="solid" draw:fill-color="#00a8e3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0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05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06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07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08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09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10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11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512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513" style:family="graphic" style:parent-style-name="standard" style:list-style-name="L1">
      <style:graphic-properties draw:stroke="solid" svg:stroke-width="0.018cm" svg:stroke-color="#0d0d0d" svg:stroke-linecap="butt" draw:fill="solid" draw:fill-color="#ff9d2d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514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515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16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17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18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19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20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21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22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23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524" style:family="graphic" style:parent-style-name="standard" style:list-style-name="L1">
      <style:graphic-properties draw:stroke="solid" svg:stroke-width="0.018cm" svg:stroke-color="#0d0d0d" svg:stroke-linecap="butt" draw:fill="solid" draw:fill-color="#ff9d2d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525" style:family="graphic" style:parent-style-name="standard" style:list-style-name="L1">
      <style:graphic-properties draw:stroke="solid" svg:stroke-width="0.018cm" svg:stroke-color="#0d0d0d" svg:stroke-linecap="butt" draw:fill="solid" draw:fill-color="#ff9d2d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526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27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28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29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30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31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32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33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34" style:family="graphic" style:parent-style-name="standard" style:list-style-name="L1">
      <style:graphic-properties draw:stroke="solid" svg:stroke-width="0.018cm" svg:stroke-color="#0d0d0d" svg:stroke-linecap="butt" draw:fill="solid" draw:fill-color="#ff9d2d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535" style:family="graphic" style:parent-style-name="standard" style:list-style-name="L1">
      <style:graphic-properties draw:stroke="solid" svg:stroke-width="0.018cm" svg:stroke-color="#0d0d0d" svg:stroke-linecap="butt" draw:fill="solid" draw:fill-color="#ff9d2d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536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537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38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39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40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41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42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43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44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45" style:family="graphic" style:parent-style-name="standard" style:list-style-name="L1">
      <style:graphic-properties draw:stroke="solid" svg:stroke-width="0.018cm" svg:stroke-color="#0d0d0d" svg:stroke-linecap="butt" draw:fill="solid" draw:fill-color="#ff9d2d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546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547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548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49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50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51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52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53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54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55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56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57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58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559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560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61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62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63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64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65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66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567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568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69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70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71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72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573" style:family="graphic" style:parent-style-name="standard" style:list-style-name="L1">
      <style:graphic-properties draw:stroke="solid" svg:stroke-width="0.018cm" svg:stroke-color="#0d0d0d" svg:stroke-linecap="butt" draw:fill="solid" draw:fill-color="#ff9d2d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574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75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76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577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78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79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80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81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82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83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584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585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86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87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88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89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590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591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92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93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594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595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96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597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598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599" style:family="graphic" style:parent-style-name="standard">
      <style:graphic-properties draw:fill-color="#a5c7ce" draw:textarea-horizontal-align="justify" draw:textarea-vertical-align="middle" draw:auto-grow-height="false" fo:min-height="0cm" fo:min-width="0cm"/>
    </style:style>
    <style:style style:name="gr600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01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02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603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604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05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06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607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608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09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10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611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612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13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14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615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616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17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18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19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20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21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22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623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624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25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26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27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28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29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30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631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632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33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34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35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36" style:family="graphic" style:parent-style-name="standard" style:list-style-name="L1">
      <style:graphic-properties draw:stroke="solid" svg:stroke-width="0.018cm" svg:stroke-color="#0d0d0d" svg:stroke-linecap="butt" draw:fill="solid" draw:fill-color="#ff9d2d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637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638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39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40" style:family="graphic" style:parent-style-name="standard" style:list-style-name="L1">
      <style:graphic-properties draw:stroke="solid" svg:stroke-width="0.018cm" svg:stroke-color="#0d0d0d" svg:stroke-linecap="butt" draw:fill="solid" draw:fill-color="#ff9d2d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641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642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43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44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45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46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47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48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649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650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51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52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53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54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655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656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57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58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659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660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61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62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663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664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65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66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67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68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669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670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71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72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73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74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675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676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77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78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79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80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681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682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83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84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85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86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687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688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89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90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91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92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693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694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95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96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97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698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699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700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01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02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03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04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705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706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07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08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09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10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711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712" style:family="graphic" style:parent-style-name="standard" style:list-style-name="L1">
      <style:graphic-properties draw:stroke="solid" svg:stroke-width="0.018cm" svg:stroke-color="#0d0d0d" svg:stroke-linecap="butt" draw:fill="solid" draw:fill-color="#00a8e3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13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14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15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16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17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18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19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20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721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722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723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724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25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26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27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28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29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30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31" style:family="graphic" style:parent-style-name="standard" style:list-style-name="L1">
      <style:graphic-properties draw:stroke="solid" svg:stroke-width="0.018cm" svg:stroke-color="#0d0d0d" svg:stroke-linecap="butt" draw:fill="solid" draw:fill-color="#00a8e3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32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33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34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35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36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737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738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739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740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41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42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43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44" style:family="graphic" style:parent-style-name="objectwithoutfill">
      <style:graphic-properties draw:marker-end="Arrow" draw:marker-end-width="0.3cm" draw:fill="solid" draw:fill-color="#ff9d2d" draw:textarea-vertical-align="middle"/>
    </style:style>
    <style:style style:name="gr745" style:family="graphic" style:parent-style-name="objectwithoutfill">
      <style:graphic-properties draw:fill="solid" draw:fill-color="#ff9d2d" draw:textarea-vertical-align="middle"/>
    </style:style>
    <style:style style:name="gr746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47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48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49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50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51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52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753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754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55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56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57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58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59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60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761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762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63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64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65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66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767" style:family="graphic" style:parent-style-name="standard" style:list-style-name="L1">
      <style:graphic-properties draw:stroke="solid" svg:stroke-width="0.018cm" svg:stroke-color="#0d0d0d" svg:stroke-linecap="butt" draw:fill="solid" draw:fill-color="#ff9d2d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768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69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70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771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72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73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74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75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76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77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778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779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80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81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82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83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784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785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86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87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788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789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90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91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792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793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94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95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796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797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98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799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800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801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02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03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804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805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06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07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808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809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10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11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12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13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14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15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816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817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18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19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20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21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22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23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824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825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26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27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28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29" style:family="graphic" style:parent-style-name="standard" style:list-style-name="L1">
      <style:graphic-properties draw:stroke="solid" svg:stroke-width="0.018cm" svg:stroke-color="#0d0d0d" svg:stroke-linecap="butt" draw:fill="solid" draw:fill-color="#ff9d2d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830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831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32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33" style:family="graphic" style:parent-style-name="standard" style:list-style-name="L1">
      <style:graphic-properties draw:stroke="solid" svg:stroke-width="0.018cm" svg:stroke-color="#0d0d0d" svg:stroke-linecap="butt" draw:fill="solid" draw:fill-color="#ff9d2d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834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835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36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37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38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39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40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41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842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843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44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45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46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47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848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849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50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51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852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853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54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55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856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857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58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59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60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61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862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863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64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65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66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67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868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869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70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71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72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73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874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875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76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77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78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79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880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881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82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83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84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85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886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887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88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89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90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91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892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893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94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95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96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897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898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899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00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01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02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03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904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905" style:family="graphic" style:parent-style-name="standard" style:list-style-name="L1">
      <style:graphic-properties draw:stroke="solid" svg:stroke-width="0.018cm" svg:stroke-color="#0d0d0d" svg:stroke-linecap="butt" draw:fill="solid" draw:fill-color="#00a8e3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06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07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08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09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10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11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12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13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914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915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916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917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18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19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20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21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22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23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24" style:family="graphic" style:parent-style-name="standard" style:list-style-name="L1">
      <style:graphic-properties draw:stroke="solid" svg:stroke-width="0.018cm" svg:stroke-color="#0d0d0d" svg:stroke-linecap="butt" draw:fill="solid" draw:fill-color="#00a8e3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25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26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27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28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29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930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931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932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933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34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35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36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37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38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39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40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41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42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43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944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945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46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47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48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49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50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51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952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953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54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55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56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57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958" style:family="graphic" style:parent-style-name="standard" style:list-style-name="L1">
      <style:graphic-properties draw:stroke="solid" svg:stroke-width="0.018cm" svg:stroke-color="#0d0d0d" svg:stroke-linecap="butt" draw:fill="solid" draw:fill-color="#ff9d2d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959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60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61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962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63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64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65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66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67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68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969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970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71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72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73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74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975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976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77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78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979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980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81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82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983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984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85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86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987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988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89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90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991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992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93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94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995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996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97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998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999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1000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01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02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03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04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05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06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1007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1008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09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10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11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12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13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14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1015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1016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17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18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19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20" style:family="graphic" style:parent-style-name="standard" style:list-style-name="L1">
      <style:graphic-properties draw:stroke="solid" svg:stroke-width="0.018cm" svg:stroke-color="#0d0d0d" svg:stroke-linecap="butt" draw:fill="solid" draw:fill-color="#ff9d2d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1021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1022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23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24" style:family="graphic" style:parent-style-name="standard" style:list-style-name="L1">
      <style:graphic-properties draw:stroke="solid" svg:stroke-width="0.018cm" svg:stroke-color="#0d0d0d" svg:stroke-linecap="butt" draw:fill="solid" draw:fill-color="#ff9d2d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1025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1026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27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28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29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30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31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32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1033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1034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35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36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37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38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1039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1040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41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42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1043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1044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45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46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1047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1048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49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50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51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52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1053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1054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55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56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57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58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1059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1060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61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62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63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64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1065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1066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67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68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69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70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1071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1072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73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74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75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76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1077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1078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79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80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81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82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1083" style:family="graphic" style:parent-style-name="standard" style:list-style-name="L1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1084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85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86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87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88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1089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1090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91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92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93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94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1095" style:family="graphic" style:parent-style-name="standard" style:list-style-name="L1">
      <style:graphic-properties draw:stroke="solid" svg:stroke-width="0.018cm" svg:stroke-color="#0d0d0d" svg:stroke-linecap="butt" draw:fill="solid" draw:fill-color="#ffffff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1096" style:family="graphic" style:parent-style-name="standard" style:list-style-name="L1">
      <style:graphic-properties draw:stroke="solid" svg:stroke-width="0.018cm" svg:stroke-color="#0d0d0d" svg:stroke-linecap="butt" draw:fill="solid" draw:fill-color="#00a8e3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97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98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099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100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101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102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103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104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1105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1106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1107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1108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109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110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111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112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113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114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115" style:family="graphic" style:parent-style-name="standard" style:list-style-name="L1">
      <style:graphic-properties draw:stroke="solid" svg:stroke-width="0.018cm" svg:stroke-color="#0d0d0d" svg:stroke-linecap="butt" draw:fill="solid" draw:fill-color="#00a8e3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116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117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118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119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120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1121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1122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1123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8cm" fo:min-width="0cm" fo:padding-top="0.9cm" fo:padding-bottom="0.125cm" fo:padding-left="1.3cm" fo:padding-right="0.25cm" fo:wrap-option="wrap"/>
      <style:paragraph-properties style:writing-mode="lr-tb"/>
    </style:style>
    <style:style style:name="gr1124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125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126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gr1127" style:family="graphic" style:parent-style-name="standard" style:list-style-name="L1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107cm" fo:min-width="0cm" fo:padding-top="0.9cm" fo:padding-bottom="0.125cm" fo:padding-left="1.3cm" fo:padding-right="0.25cm" fo:wrap-option="wrap"/>
      <style:paragraph-properties style:writing-mode="lr-tb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r2" style:family="presentation" style:parent-style-name="Titelfolie-title">
      <style:graphic-properties fo:min-height="4.082cm"/>
      <style:paragraph-properties style:writing-mode="lr-tb"/>
    </style:style>
    <style:style style:name="pr3" style:family="presentation" style:parent-style-name="Titelfolie-outline1">
      <style:graphic-properties fo:min-height="10.798cm"/>
      <style:paragraph-properties style:writing-mode="lr-tb"/>
    </style:style>
    <style:style style:name="P1" style:family="paragraph">
      <loext:graphic-properties draw:fill="solid" draw:fill-color="#f3962c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" style:family="paragraph">
      <loext:graphic-properties draw:fill="solid" draw:fill-color="#fadc1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solid" draw:fill-color="#a5c7c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solid" draw:fill-color="#a5c7ce"/>
      <style:paragraph-properties fo:text-align="center"/>
    </style:style>
    <style:style style:name="P9" style:family="paragraph">
      <loext:graphic-properties draw:fill="solid" draw:fill-color="#00a8e3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loext:graphic-properties draw:fill="solid" draw:fill-color="#ff9d2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loext:graphic-properties draw:fill-color="#a5c7ce"/>
      <style:paragraph-properties fo:text-align="center"/>
    </style:style>
    <style:style style:name="P12" style:family="paragraph">
      <loext:graphic-properties draw:fill="solid" draw:fill-color="#ff9d2d"/>
      <style:paragraph-properties fo:text-align="center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font-name="Calibri1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Rechteck 21" draw:style-name="gr1" draw:text-style-name="P1" draw:layer="layout" svg:width="1.535cm" svg:height="1.535cm" svg:x="1.752cm" svg:y="4.661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0" draw:style-name="gr2" draw:text-style-name="P2" draw:layer="layout" svg:width="1.535cm" svg:height="1.535cm" svg:x="1.699cm" svg:y="2.028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0" draw:style-name="gr3" draw:text-style-name="P2" draw:layer="layout" svg:width="1.535cm" svg:height="1.535cm" svg:x="3.235cm" svg:y="2.028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0" draw:style-name="gr4" draw:text-style-name="P2" draw:layer="layout" svg:width="1.535cm" svg:height="1.535cm" svg:x="4.771cm" svg:y="2.028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" draw:style-name="gr5" draw:text-style-name="P2" draw:layer="layout" svg:width="1.535cm" svg:height="1.535cm" svg:x="6.299cm" svg:y="2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" draw:style-name="gr6" draw:text-style-name="P2" draw:layer="layout" svg:width="1.535cm" svg:height="1.535cm" svg:x="7.835cm" svg:y="2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" draw:style-name="gr7" draw:text-style-name="P2" draw:layer="layout" svg:width="1.535cm" svg:height="1.535cm" svg:x="9.371cm" svg:y="2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2" draw:style-name="gr8" draw:text-style-name="P2" draw:layer="layout" svg:width="1.535cm" svg:height="1.535cm" svg:x="10.899cm" svg:y="2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" draw:style-name="gr9" draw:text-style-name="P2" draw:layer="layout" svg:width="1.535cm" svg:height="1.535cm" svg:x="12.435cm" svg:y="2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" draw:style-name="gr10" draw:text-style-name="P2" draw:layer="layout" svg:width="1.535cm" svg:height="1.535cm" svg:x="13.971cm" svg:y="2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_0" draw:style-name="gr11" draw:text-style-name="P4" draw:layer="layout" svg:width="1.535cm" svg:height="1.535cm" svg:x="1.77cm" svg:y="7.166cm">
          <text:p text:style-name="P3"><text:span text:style-name="T1"/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_1" draw:style-name="gr12" draw:text-style-name="P4" draw:layer="layout" svg:width="1.535cm" svg:height="1.535cm" svg:x="3.27cm" svg:y="7.166cm">
          <text:p text:style-name="P3"><text:span text:style-name="T1"/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_2" draw:style-name="gr13" draw:text-style-name="P4" draw:layer="layout" svg:width="1.535cm" svg:height="1.535cm" svg:x="4.77cm" svg:y="7.166cm">
          <text:p text:style-name="P3"><text:span text:style-name="T1"/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_3" draw:style-name="gr14" draw:text-style-name="P4" draw:layer="layout" svg:width="1.535cm" svg:height="1.535cm" svg:x="6.27cm" svg:y="7.166cm">
          <text:p text:style-name="P3"><text:span text:style-name="T1"/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_4" draw:style-name="gr15" draw:text-style-name="P4" draw:layer="layout" svg:width="1.535cm" svg:height="1.535cm" svg:x="7.77cm" svg:y="7.166cm">
          <text:p text:style-name="P3"><text:span text:style-name="T1"/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_5" draw:style-name="gr16" draw:text-style-name="P4" draw:layer="layout" svg:width="1.535cm" svg:height="1.535cm" svg:x="9.27cm" svg:y="7.166cm">
          <text:p text:style-name="P3"><text:span text:style-name="T1"/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_6" draw:style-name="gr17" draw:text-style-name="P4" draw:layer="layout" svg:width="1.535cm" svg:height="1.535cm" svg:x="10.77cm" svg:y="7.166cm">
          <text:p text:style-name="P3"><text:span text:style-name="T1"/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_7" draw:style-name="gr18" draw:text-style-name="P4" draw:layer="layout" svg:width="1.535cm" svg:height="1.535cm" svg:x="12.27cm" svg:y="7.166cm">
          <text:p text:style-name="P3"><text:span text:style-name="T1"/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_8" draw:style-name="gr19" draw:text-style-name="P4" draw:layer="layout" svg:width="1.535cm" svg:height="1.535cm" svg:x="13.77cm" svg:y="7.166cm">
          <text:p text:style-name="P3"><text:span text:style-name="T1"/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3" draw:style-name="gr20" draw:text-style-name="P2" draw:layer="layout" svg:width="1.535cm" svg:height="1.535cm" svg:x="15.499cm" svg:y="2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" draw:style-name="gr21" draw:text-style-name="P2" draw:layer="layout" svg:width="1.535cm" svg:height="1.535cm" svg:x="17.035cm" svg:y="2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3" draw:style-name="gr22" draw:text-style-name="P2" draw:layer="layout" svg:width="1.535cm" svg:height="1.535cm" svg:x="18.571cm" svg:y="2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5" draw:layer="layout" svg:width="18.542cm" svg:height="0.962cm" svg:x="2.032cm" svg:y="2.286cm">
          <draw:text-box>
            <text:p>9 <text:s text:c="5"/>7 <text:s text:c="6"/>2 <text:s text:c="6"/>4 <text:s text:c="6"/>8 <text:s text:c="5"/>7 <text:s text:c="5"/>3 <text:s text:c="7"/>1 <text:s text:c="6"/>5 <text:s text:c="5"/>9 <text:s text:c="5"/>8 <text:s text:c="6"/>4</text:p>
          </draw:text-box>
        </draw:frame>
        <draw:frame draw:style-name="gr23" draw:text-style-name="P5" draw:layer="layout" svg:width="18.542cm" svg:height="0.962cm" svg:x="2.032cm" svg:y="4.986cm">
          <draw:text-box>
            <text:p>6</text:p>
          </draw:text-box>
        </draw:frame>
        <draw:custom-shape draw:name="Rechteck 14_9" draw:style-name="gr24" draw:text-style-name="P4" draw:layer="layout" svg:width="1.535cm" svg:height="1.535cm" svg:x="15.27cm" svg:y="7.166cm">
          <text:p text:style-name="P3"><text:span text:style-name="T1"/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_10" draw:style-name="gr25" draw:text-style-name="P4" draw:layer="layout" svg:width="1.535cm" svg:height="1.535cm" svg:x="16.77cm" svg:y="7.166cm">
          <text:p text:style-name="P3"><text:span text:style-name="T1"/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_11" draw:style-name="gr26" draw:text-style-name="P4" draw:layer="layout" svg:width="1.535cm" svg:height="1.535cm" svg:x="18.27cm" svg:y="7.166cm">
          <text:p text:style-name="P3"><text:span text:style-name="T1"/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5" draw:layer="layout" svg:width="18.542cm" svg:height="0.962cm" svg:x="1.932cm" svg:y="7.486cm">
          <draw:text-box>
            <text:p>54 <text:s text:c="4"/>42 <text:s text:c="3"/>12 <text:s text:c="4"/>24 <text:s text:c="3"/>48 <text:s text:c="4"/>42 <text:s text:c="3"/>18 <text:s text:c="4"/>6 <text:s text:c="5"/>30 <text:s text:c="3"/>54 <text:s text:c="4"/>48 <text:s text:c="4"/>24</text:p>
          </draw:text-box>
        </draw:frame>
        <presentation:notes draw:style-name="dp2">
          <draw:page-thumbnail draw:style-name="gr27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1T0">
        <draw:custom-shape draw:name="Rechteck 21_0" draw:style-name="gr28" draw:text-style-name="P1" draw:layer="layout" svg:width="1.535cm" svg:height="1.535cm" svg:x="1.752cm" svg:y="4.6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8" draw:style-name="gr29" draw:text-style-name="P2" draw:layer="layout" svg:width="1.535cm" svg:height="1.535cm" svg:x="1.699cm" svg:y="2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8" draw:style-name="gr30" draw:text-style-name="P2" draw:layer="layout" svg:width="1.535cm" svg:height="1.535cm" svg:x="3.235cm" svg:y="2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8" draw:style-name="gr31" draw:text-style-name="P2" draw:layer="layout" svg:width="1.535cm" svg:height="1.535cm" svg:x="4.771cm" svg:y="2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9" draw:style-name="gr32" draw:text-style-name="P2" draw:layer="layout" svg:width="1.535cm" svg:height="1.535cm" svg:x="6.299cm" svg:y="2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9" draw:style-name="gr33" draw:text-style-name="P2" draw:layer="layout" svg:width="1.535cm" svg:height="1.535cm" svg:x="7.835cm" svg:y="2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9" draw:style-name="gr34" draw:text-style-name="P2" draw:layer="layout" svg:width="1.535cm" svg:height="1.535cm" svg:x="9.371cm" svg:y="2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0" draw:style-name="gr35" draw:text-style-name="P2" draw:layer="layout" svg:width="1.535cm" svg:height="1.535cm" svg:x="10.899cm" svg:y="2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0" draw:style-name="gr36" draw:text-style-name="P2" draw:layer="layout" svg:width="1.535cm" svg:height="1.535cm" svg:x="12.435cm" svg:y="2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0" draw:style-name="gr37" draw:text-style-name="P2" draw:layer="layout" svg:width="1.535cm" svg:height="1.535cm" svg:x="13.971cm" svg:y="2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_24" draw:style-name="gr38" draw:text-style-name="P4" draw:layer="layout" svg:width="1.535cm" svg:height="1.535cm" svg:x="1.77cm" svg:y="7.166cm">
          <text:p text:style-name="P3"><text:span text:style-name="T1"/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_25" draw:style-name="gr39" draw:text-style-name="P4" draw:layer="layout" svg:width="1.535cm" svg:height="1.535cm" svg:x="3.27cm" svg:y="7.166cm">
          <text:p text:style-name="P3"><text:span text:style-name="T1"/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_26" draw:style-name="gr40" draw:text-style-name="P4" draw:layer="layout" svg:width="1.535cm" svg:height="1.535cm" svg:x="4.77cm" svg:y="7.166cm">
          <text:p text:style-name="P3"><text:span text:style-name="T1"/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_27" draw:style-name="gr41" draw:text-style-name="P4" draw:layer="layout" svg:width="1.535cm" svg:height="1.535cm" svg:x="6.27cm" svg:y="7.166cm">
          <text:p text:style-name="P3"><text:span text:style-name="T1"/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_28" draw:style-name="gr42" draw:text-style-name="P4" draw:layer="layout" svg:width="1.535cm" svg:height="1.535cm" svg:x="7.77cm" svg:y="7.166cm">
          <text:p text:style-name="P3"><text:span text:style-name="T1"/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_29" draw:style-name="gr43" draw:text-style-name="P4" draw:layer="layout" svg:width="1.535cm" svg:height="1.535cm" svg:x="9.27cm" svg:y="7.166cm">
          <text:p text:style-name="P3"><text:span text:style-name="T1"/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_30" draw:style-name="gr44" draw:text-style-name="P4" draw:layer="layout" svg:width="1.535cm" svg:height="1.535cm" svg:x="10.77cm" svg:y="7.166cm">
          <text:p text:style-name="P3"><text:span text:style-name="T1"/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_31" draw:style-name="gr45" draw:text-style-name="P4" draw:layer="layout" svg:width="1.535cm" svg:height="1.535cm" svg:x="12.27cm" svg:y="7.166cm">
          <text:p text:style-name="P3"><text:span text:style-name="T1"/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_32" draw:style-name="gr46" draw:text-style-name="P4" draw:layer="layout" svg:width="1.535cm" svg:height="1.535cm" svg:x="13.77cm" svg:y="7.166cm">
          <text:p text:style-name="P3"><text:span text:style-name="T1"/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1" draw:style-name="gr47" draw:text-style-name="P2" draw:layer="layout" svg:width="1.535cm" svg:height="1.535cm" svg:x="15.499cm" svg:y="2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1" draw:style-name="gr48" draw:text-style-name="P2" draw:layer="layout" svg:width="1.535cm" svg:height="1.535cm" svg:x="17.035cm" svg:y="2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1" draw:style-name="gr49" draw:text-style-name="P2" draw:layer="layout" svg:width="1.535cm" svg:height="1.535cm" svg:x="18.571cm" svg:y="2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5" draw:layer="layout" svg:width="18.542cm" svg:height="0.962cm" svg:x="2.032cm" svg:y="2.286cm">
          <draw:text-box>
            <text:p>9 <text:s text:c="5"/>7 <text:s text:c="6"/>2 <text:s text:c="6"/>4 <text:s text:c="6"/>8 <text:s text:c="5"/>7 <text:s text:c="5"/>3 <text:s text:c="7"/>1 <text:s text:c="6"/>5 <text:s text:c="5"/>9 <text:s text:c="5"/>8 <text:s text:c="6"/>4</text:p>
          </draw:text-box>
        </draw:frame>
        <draw:custom-shape draw:name="Rechteck 14_33" draw:style-name="gr50" draw:text-style-name="P4" draw:layer="layout" svg:width="1.535cm" svg:height="1.535cm" svg:x="15.27cm" svg:y="7.166cm">
          <text:p text:style-name="P3"><text:span text:style-name="T1"/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_34" draw:style-name="gr51" draw:text-style-name="P4" draw:layer="layout" svg:width="1.535cm" svg:height="1.535cm" svg:x="16.77cm" svg:y="7.166cm">
          <text:p text:style-name="P3"><text:span text:style-name="T1"/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5" draw:layer="layout" svg:width="18.542cm" svg:height="0.962cm" svg:x="1.932cm" svg:y="7.486cm">
          <draw:text-box>
            <text:p>69 <text:s text:c="3"/>33 <text:s text:c="4"/>30 <text:s text:c="3"/>60 <text:s text:c="4"/>66 <text:s text:c="3"/>39 <text:s text:c="4"/>15 <text:s text:c="3"/>33 <text:s text:c="4"/>69 <text:s text:c="3"/>75 <text:s text:c="4"/>48</text:p>
          </draw:text-box>
        </draw:frame>
        <draw:custom-shape draw:name="Rechteck 21_1" draw:style-name="gr52" draw:text-style-name="P1" draw:layer="layout" svg:width="1.535cm" svg:height="1.535cm" svg:x="3.252cm" svg:y="4.6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5" draw:layer="layout" svg:width="18.542cm" svg:height="0.962cm" svg:x="2.032cm" svg:y="4.986cm">
          <draw:text-box>
            <text:p>3 <text:s text:c="6"/>6</text:p>
          </draw:text-box>
        </draw:frame>
        <presentation:notes draw:style-name="dp3">
          <draw:page-thumbnail draw:style-name="gr27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folie" presentation:presentation-page-layout-name="AL2T1">
        <draw:custom-shape draw:name="Rechteck 6_5" draw:style-name="gr53" draw:text-style-name="P2" draw:layer="layout" svg:width="1.535cm" svg:height="1.535cm" svg:x="10.867cm" svg:y="13.6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6" draw:style-name="gr54" draw:text-style-name="P2" draw:layer="layout" svg:width="1.535cm" svg:height="1.535cm" svg:x="12.395cm" svg:y="13.6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6" draw:style-name="gr55" draw:text-style-name="P2" draw:layer="layout" svg:width="1.535cm" svg:height="1.535cm" svg:x="13.931cm" svg:y="13.6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6" draw:style-name="gr56" draw:text-style-name="P2" draw:layer="layout" svg:width="1.535cm" svg:height="1.535cm" svg:x="15.467cm" svg:y="13.6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7" draw:style-name="gr57" draw:text-style-name="P2" draw:layer="layout" svg:width="1.535cm" svg:height="1.535cm" svg:x="16.995cm" svg:y="13.6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7" draw:style-name="gr58" draw:text-style-name="P2" draw:layer="layout" svg:width="1.535cm" svg:height="1.535cm" svg:x="18.531cm" svg:y="13.6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7" draw:style-name="gr59" draw:text-style-name="P2" draw:layer="layout" svg:width="1.535cm" svg:height="1.535cm" svg:x="20.067cm" svg:y="13.6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4" draw:style-name="gr60" draw:text-style-name="P1" draw:layer="layout" svg:width="0.932cm" svg:height="0.958cm" svg:x="1.695cm" svg:y="2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4" draw:style-name="gr61" draw:text-style-name="P1" draw:layer="layout" svg:width="0.931cm" svg:height="0.958cm" svg:x="2.627cm" svg:y="2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4" draw:style-name="gr62" draw:text-style-name="P1" draw:layer="layout" svg:width="0.932cm" svg:height="0.958cm" svg:x="3.559cm" svg:y="2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5" draw:style-name="gr63" draw:text-style-name="P2" draw:layer="layout" svg:width="0.931cm" svg:height="0.958cm" svg:x="4.487cm" svg:y="2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5" draw:style-name="gr64" draw:text-style-name="P2" draw:layer="layout" svg:width="0.932cm" svg:height="0.958cm" svg:x="5.418cm" svg:y="2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2" draw:style-name="gr65" draw:text-style-name="P1" draw:layer="layout" svg:width="0.932cm" svg:height="0.958cm" svg:x="1.695cm" svg:y="2.9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2" draw:style-name="gr66" draw:text-style-name="P1" draw:layer="layout" svg:width="0.931cm" svg:height="0.958cm" svg:x="2.627cm" svg:y="2.9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2" draw:style-name="gr67" draw:text-style-name="P1" draw:layer="layout" svg:width="0.932cm" svg:height="0.958cm" svg:x="3.559cm" svg:y="2.9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3" draw:style-name="gr68" draw:text-style-name="P2" draw:layer="layout" svg:width="0.931cm" svg:height="0.958cm" svg:x="4.487cm" svg:y="2.9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3" draw:style-name="gr69" draw:text-style-name="P2" draw:layer="layout" svg:width="0.932cm" svg:height="0.958cm" svg:x="5.418cm" svg:y="2.9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4" draw:style-name="gr70" draw:text-style-name="P1" draw:layer="layout" svg:width="0.932cm" svg:height="0.956cm" svg:x="1.695cm" svg:y="3.8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4" draw:style-name="gr71" draw:text-style-name="P1" draw:layer="layout" svg:width="0.931cm" svg:height="0.956cm" svg:x="2.627cm" svg:y="3.8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3" draw:style-name="gr72" draw:text-style-name="P1" draw:layer="layout" svg:width="0.932cm" svg:height="0.956cm" svg:x="3.559cm" svg:y="3.8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5" draw:style-name="gr73" draw:text-style-name="P2" draw:layer="layout" svg:width="0.931cm" svg:height="0.956cm" svg:x="4.487cm" svg:y="3.8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5" draw:style-name="gr74" draw:text-style-name="P2" draw:layer="layout" svg:width="0.932cm" svg:height="0.956cm" svg:x="5.418cm" svg:y="3.8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6" draw:style-name="gr75" draw:text-style-name="P2" draw:layer="layout" svg:width="0.932cm" svg:height="0.958cm" svg:x="1.695cm" svg:y="4.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6" draw:style-name="gr76" draw:text-style-name="P2" draw:layer="layout" svg:width="0.931cm" svg:height="0.958cm" svg:x="2.627cm" svg:y="4.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4" draw:style-name="gr77" draw:text-style-name="P2" draw:layer="layout" svg:width="0.932cm" svg:height="0.958cm" svg:x="3.559cm" svg:y="4.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7" draw:style-name="gr78" draw:text-style-name="P2" draw:layer="layout" svg:width="0.931cm" svg:height="0.958cm" svg:x="4.487cm" svg:y="4.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7" draw:style-name="gr79" draw:text-style-name="P2" draw:layer="layout" svg:width="0.932cm" svg:height="0.958cm" svg:x="5.418cm" svg:y="4.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8" draw:style-name="gr80" draw:text-style-name="P2" draw:layer="layout" svg:width="0.932cm" svg:height="0.958cm" svg:x="1.695cm" svg:y="5.6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8" draw:style-name="gr81" draw:text-style-name="P2" draw:layer="layout" svg:width="0.931cm" svg:height="0.958cm" svg:x="2.627cm" svg:y="5.6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5" draw:style-name="gr82" draw:text-style-name="P2" draw:layer="layout" svg:width="0.932cm" svg:height="0.958cm" svg:x="3.559cm" svg:y="5.6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9" draw:style-name="gr83" draw:text-style-name="P2" draw:layer="layout" svg:width="0.931cm" svg:height="0.958cm" svg:x="4.487cm" svg:y="5.6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9" draw:style-name="gr84" draw:text-style-name="P2" draw:layer="layout" svg:width="0.932cm" svg:height="0.958cm" svg:x="5.418cm" svg:y="5.6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20" draw:style-name="gr85" draw:text-style-name="P2" draw:layer="layout" svg:width="1.535cm" svg:height="1.535cm" svg:x="1.195cm" svg:y="8.4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0" draw:style-name="gr86" draw:text-style-name="P2" draw:layer="layout" svg:width="1.535cm" svg:height="1.535cm" svg:x="2.731cm" svg:y="8.4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6" draw:style-name="gr87" draw:text-style-name="P2" draw:layer="layout" svg:width="1.535cm" svg:height="1.535cm" svg:x="4.267cm" svg:y="8.4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21" draw:style-name="gr88" draw:text-style-name="P2" draw:layer="layout" svg:width="1.535cm" svg:height="1.535cm" svg:x="5.795cm" svg:y="8.4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1" draw:style-name="gr89" draw:text-style-name="P2" draw:layer="layout" svg:width="1.535cm" svg:height="1.535cm" svg:x="7.331cm" svg:y="8.4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22" draw:style-name="gr90" draw:text-style-name="P2" draw:layer="layout" svg:width="1.535cm" svg:height="1.535cm" svg:x="1.195cm" svg:y="9.9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2" draw:style-name="gr91" draw:text-style-name="P2" draw:layer="layout" svg:width="1.535cm" svg:height="1.535cm" svg:x="2.731cm" svg:y="9.9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7" draw:style-name="gr92" draw:text-style-name="P2" draw:layer="layout" svg:width="1.535cm" svg:height="1.535cm" svg:x="4.267cm" svg:y="9.9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23" draw:style-name="gr93" draw:text-style-name="P2" draw:layer="layout" svg:width="1.535cm" svg:height="1.535cm" svg:x="5.795cm" svg:y="9.9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3" draw:style-name="gr94" draw:text-style-name="P2" draw:layer="layout" svg:width="1.535cm" svg:height="1.535cm" svg:x="7.331cm" svg:y="9.9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24" draw:style-name="gr95" draw:text-style-name="P2" draw:layer="layout" svg:width="1.535cm" svg:height="1.535cm" svg:x="1.195cm" svg:y="11.3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4" draw:style-name="gr96" draw:text-style-name="P2" draw:layer="layout" svg:width="1.535cm" svg:height="1.535cm" svg:x="2.731cm" svg:y="11.3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8" draw:style-name="gr97" draw:text-style-name="P2" draw:layer="layout" svg:width="1.535cm" svg:height="1.535cm" svg:x="4.267cm" svg:y="11.3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25" draw:style-name="gr98" draw:text-style-name="P2" draw:layer="layout" svg:width="1.535cm" svg:height="1.535cm" svg:x="5.795cm" svg:y="11.3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5" draw:style-name="gr99" draw:text-style-name="P2" draw:layer="layout" svg:width="1.535cm" svg:height="1.535cm" svg:x="7.331cm" svg:y="11.3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26" draw:style-name="gr100" draw:text-style-name="P2" draw:layer="layout" svg:width="1.535cm" svg:height="1.535cm" svg:x="1.195cm" svg:y="12.7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6" draw:style-name="gr101" draw:text-style-name="P2" draw:layer="layout" svg:width="1.535cm" svg:height="1.535cm" svg:x="2.731cm" svg:y="12.7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9" draw:style-name="gr102" draw:text-style-name="P2" draw:layer="layout" svg:width="1.535cm" svg:height="1.535cm" svg:x="4.267cm" svg:y="12.7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27" draw:style-name="gr103" draw:text-style-name="P2" draw:layer="layout" svg:width="1.535cm" svg:height="1.535cm" svg:x="5.795cm" svg:y="12.7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7" draw:style-name="gr104" draw:text-style-name="P2" draw:layer="layout" svg:width="1.535cm" svg:height="1.535cm" svg:x="7.331cm" svg:y="12.7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28" draw:style-name="gr105" draw:text-style-name="P2" draw:layer="layout" svg:width="1.535cm" svg:height="1.535cm" svg:x="1.195cm" svg:y="14.2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8" draw:style-name="gr106" draw:text-style-name="P2" draw:layer="layout" svg:width="1.535cm" svg:height="1.535cm" svg:x="2.731cm" svg:y="14.2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0" draw:style-name="gr107" draw:text-style-name="P2" draw:layer="layout" svg:width="1.535cm" svg:height="1.535cm" svg:x="4.267cm" svg:y="14.2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29" draw:style-name="gr108" draw:text-style-name="P2" draw:layer="layout" svg:width="1.535cm" svg:height="1.535cm" svg:x="5.795cm" svg:y="14.2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9" draw:style-name="gr109" draw:text-style-name="P2" draw:layer="layout" svg:width="1.535cm" svg:height="1.535cm" svg:x="7.331cm" svg:y="14.2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4" draw:style-name="gr110" draw:text-style-name="P7" draw:layer="layout" svg:width="0.932cm" svg:height="0.958cm" svg:x="7.696cm" svg:y="2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4" draw:style-name="gr111" draw:text-style-name="P7" draw:layer="layout" svg:width="0.931cm" svg:height="0.958cm" svg:x="8.628cm" svg:y="2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4" draw:style-name="gr112" draw:text-style-name="P7" draw:layer="layout" svg:width="0.932cm" svg:height="0.958cm" svg:x="9.56cm" svg:y="2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5" draw:style-name="gr113" draw:text-style-name="P7" draw:layer="layout" svg:width="0.931cm" svg:height="0.958cm" svg:x="10.488cm" svg:y="2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5" draw:style-name="gr114" draw:text-style-name="P7" draw:layer="layout" svg:width="0.932cm" svg:height="0.958cm" svg:x="11.419cm" svg:y="2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2" draw:style-name="gr115" draw:text-style-name="P7" draw:layer="layout" svg:width="0.932cm" svg:height="0.958cm" svg:x="7.696cm" svg:y="2.9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2" draw:style-name="gr116" draw:text-style-name="P1" draw:layer="layout" svg:width="0.931cm" svg:height="0.958cm" svg:x="8.628cm" svg:y="2.9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2" draw:style-name="gr117" draw:text-style-name="P2" draw:layer="layout" svg:width="0.932cm" svg:height="0.958cm" svg:x="9.56cm" svg:y="2.9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3" draw:style-name="gr118" draw:text-style-name="P2" draw:layer="layout" svg:width="0.931cm" svg:height="0.958cm" svg:x="10.488cm" svg:y="2.9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3" draw:style-name="gr119" draw:text-style-name="P7" draw:layer="layout" svg:width="0.932cm" svg:height="0.958cm" svg:x="11.419cm" svg:y="2.9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4" draw:style-name="gr120" draw:text-style-name="P7" draw:layer="layout" svg:width="0.932cm" svg:height="0.956cm" svg:x="7.696cm" svg:y="3.8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4" draw:style-name="gr121" draw:text-style-name="P2" draw:layer="layout" svg:width="0.931cm" svg:height="0.956cm" svg:x="8.628cm" svg:y="3.8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3" draw:style-name="gr122" draw:text-style-name="P2" draw:layer="layout" svg:width="0.932cm" svg:height="0.956cm" svg:x="9.56cm" svg:y="3.8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5" draw:style-name="gr123" draw:text-style-name="P2" draw:layer="layout" svg:width="0.931cm" svg:height="0.956cm" svg:x="10.488cm" svg:y="3.8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5" draw:style-name="gr124" draw:text-style-name="P7" draw:layer="layout" svg:width="0.932cm" svg:height="0.956cm" svg:x="11.419cm" svg:y="3.8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6" draw:style-name="gr125" draw:text-style-name="P7" draw:layer="layout" svg:width="0.932cm" svg:height="0.958cm" svg:x="7.696cm" svg:y="4.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6" draw:style-name="gr126" draw:text-style-name="P2" draw:layer="layout" svg:width="0.931cm" svg:height="0.958cm" svg:x="8.628cm" svg:y="4.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4" draw:style-name="gr127" draw:text-style-name="P2" draw:layer="layout" svg:width="0.932cm" svg:height="0.958cm" svg:x="9.56cm" svg:y="4.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7" draw:style-name="gr128" draw:text-style-name="P2" draw:layer="layout" svg:width="0.931cm" svg:height="0.958cm" svg:x="10.488cm" svg:y="4.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7" draw:style-name="gr129" draw:text-style-name="P7" draw:layer="layout" svg:width="0.932cm" svg:height="0.958cm" svg:x="11.419cm" svg:y="4.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8" draw:style-name="gr130" draw:text-style-name="P7" draw:layer="layout" svg:width="0.932cm" svg:height="0.958cm" svg:x="7.696cm" svg:y="5.6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8" draw:style-name="gr131" draw:text-style-name="P7" draw:layer="layout" svg:width="0.931cm" svg:height="0.958cm" svg:x="8.628cm" svg:y="5.6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5" draw:style-name="gr132" draw:text-style-name="P7" draw:layer="layout" svg:width="0.932cm" svg:height="0.958cm" svg:x="9.56cm" svg:y="5.6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9" draw:style-name="gr133" draw:text-style-name="P7" draw:layer="layout" svg:width="0.931cm" svg:height="0.958cm" svg:x="10.488cm" svg:y="5.6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9" draw:style-name="gr134" draw:text-style-name="P7" draw:layer="layout" svg:width="0.932cm" svg:height="0.958cm" svg:x="11.419cm" svg:y="5.6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4" draw:style-name="gr135" draw:text-style-name="P7" draw:layer="layout" svg:width="0.932cm" svg:height="0.958cm" svg:x="13.697cm" svg:y="2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4" draw:style-name="gr136" draw:text-style-name="P7" draw:layer="layout" svg:width="0.931cm" svg:height="0.958cm" svg:x="14.629cm" svg:y="2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4" draw:style-name="gr137" draw:text-style-name="P7" draw:layer="layout" svg:width="0.932cm" svg:height="0.958cm" svg:x="15.561cm" svg:y="2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5" draw:style-name="gr138" draw:text-style-name="P7" draw:layer="layout" svg:width="0.931cm" svg:height="0.958cm" svg:x="16.489cm" svg:y="2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5" draw:style-name="gr139" draw:text-style-name="P7" draw:layer="layout" svg:width="0.932cm" svg:height="0.958cm" svg:x="17.42cm" svg:y="2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2" draw:style-name="gr140" draw:text-style-name="P7" draw:layer="layout" svg:width="0.932cm" svg:height="0.958cm" svg:x="13.697cm" svg:y="2.9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2" draw:style-name="gr141" draw:text-style-name="P7" draw:layer="layout" svg:width="0.931cm" svg:height="0.958cm" svg:x="14.629cm" svg:y="2.9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2" draw:style-name="gr142" draw:text-style-name="P7" draw:layer="layout" svg:width="0.932cm" svg:height="0.958cm" svg:x="15.561cm" svg:y="2.9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3" draw:style-name="gr143" draw:text-style-name="P7" draw:layer="layout" svg:width="0.931cm" svg:height="0.958cm" svg:x="16.489cm" svg:y="2.9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3" draw:style-name="gr144" draw:text-style-name="P7" draw:layer="layout" svg:width="0.932cm" svg:height="0.958cm" svg:x="17.42cm" svg:y="2.9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4" draw:style-name="gr145" draw:text-style-name="P7" draw:layer="layout" svg:width="0.932cm" svg:height="0.956cm" svg:x="13.697cm" svg:y="3.8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4" draw:style-name="gr146" draw:text-style-name="P7" draw:layer="layout" svg:width="0.931cm" svg:height="0.956cm" svg:x="14.629cm" svg:y="3.8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3" draw:style-name="gr147" draw:text-style-name="P2" draw:layer="layout" svg:width="0.932cm" svg:height="0.956cm" svg:x="15.561cm" svg:y="3.8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5" draw:style-name="gr148" draw:text-style-name="P7" draw:layer="layout" svg:width="0.931cm" svg:height="0.956cm" svg:x="16.489cm" svg:y="3.8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5" draw:style-name="gr149" draw:text-style-name="P7" draw:layer="layout" svg:width="0.932cm" svg:height="0.956cm" svg:x="17.42cm" svg:y="3.8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6" draw:style-name="gr150" draw:text-style-name="P7" draw:layer="layout" svg:width="0.932cm" svg:height="0.958cm" svg:x="13.697cm" svg:y="4.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6" draw:style-name="gr151" draw:text-style-name="P7" draw:layer="layout" svg:width="0.931cm" svg:height="0.958cm" svg:x="14.629cm" svg:y="4.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4" draw:style-name="gr152" draw:text-style-name="P7" draw:layer="layout" svg:width="0.932cm" svg:height="0.958cm" svg:x="15.561cm" svg:y="4.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7" draw:style-name="gr153" draw:text-style-name="P7" draw:layer="layout" svg:width="0.931cm" svg:height="0.958cm" svg:x="16.489cm" svg:y="4.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7" draw:style-name="gr154" draw:text-style-name="P7" draw:layer="layout" svg:width="0.932cm" svg:height="0.958cm" svg:x="17.42cm" svg:y="4.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8" draw:style-name="gr155" draw:text-style-name="P7" draw:layer="layout" svg:width="0.932cm" svg:height="0.958cm" svg:x="13.697cm" svg:y="5.6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8" draw:style-name="gr156" draw:text-style-name="P7" draw:layer="layout" svg:width="0.931cm" svg:height="0.958cm" svg:x="14.629cm" svg:y="5.6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5" draw:style-name="gr157" draw:text-style-name="P7" draw:layer="layout" svg:width="0.932cm" svg:height="0.958cm" svg:x="15.561cm" svg:y="5.6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9" draw:style-name="gr158" draw:text-style-name="P7" draw:layer="layout" svg:width="0.931cm" svg:height="0.958cm" svg:x="16.489cm" svg:y="5.6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9" draw:style-name="gr159" draw:text-style-name="P7" draw:layer="layout" svg:width="0.932cm" svg:height="0.958cm" svg:x="17.42cm" svg:y="5.6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60" draw:text-style-name="P8" draw:layer="layout" svg:x1="1.795cm" svg:y1="2.028cm" svg:x2="8.728cm" svg:y2="2.986cm">
          <text:p/>
        </draw:line>
        <draw:line draw:style-name="gr160" draw:text-style-name="P8" draw:layer="layout" svg:x1="4.396cm" svg:y1="2.028cm" svg:x2="9.56cm" svg:y2="2.986cm">
          <text:p/>
        </draw:line>
        <draw:line draw:style-name="gr160" draw:text-style-name="P8" draw:layer="layout" svg:x1="1.696cm" svg:y1="4.728cm" svg:x2="8.628cm" svg:y2="3.838cm">
          <text:p/>
        </draw:line>
        <draw:line draw:style-name="gr160" draw:text-style-name="P8" draw:layer="layout" svg:x1="4.487cm" svg:y1="4.728cm" svg:x2="9.56cm" svg:y2="3.838cm">
          <text:p/>
        </draw:line>
        <draw:line draw:style-name="gr160" draw:text-style-name="P8" draw:layer="layout" svg:x1="8.696cm" svg:y1="2.928cm" svg:x2="15.629cm" svg:y2="3.886cm">
          <text:p/>
        </draw:line>
        <draw:line draw:style-name="gr160" draw:text-style-name="P8" draw:layer="layout" svg:x1="11.397cm" svg:y1="2.928cm" svg:x2="16.489cm" svg:y2="3.838cm">
          <text:p/>
        </draw:line>
        <draw:line draw:style-name="gr160" draw:text-style-name="P8" draw:layer="layout" svg:x1="11.319cm" svg:y1="5.646cm" svg:x2="16.389cm" svg:y2="4.738cm">
          <text:p/>
        </draw:line>
        <draw:line draw:style-name="gr160" draw:text-style-name="P8" draw:layer="layout" svg:x1="8.628cm" svg:y1="5.668cm" svg:x2="15.589cm" svg:y2="4.738cm">
          <text:p/>
        </draw:line>
        <presentation:notes draw:style-name="dp2">
          <draw:page-thumbnail draw:style-name="gr27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" presentation:presentation-page-layout-name="AL2T1">
        <draw:custom-shape draw:name="Rechteck 4_66" draw:style-name="gr161" draw:text-style-name="P1" draw:layer="layout" svg:width="0.932cm" svg:height="0.958cm" svg:x="1.695cm" svg:y="2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66" draw:style-name="gr162" draw:text-style-name="P1" draw:layer="layout" svg:width="0.931cm" svg:height="0.958cm" svg:x="2.627cm" svg:y="2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38" draw:style-name="gr163" draw:text-style-name="P1" draw:layer="layout" svg:width="0.932cm" svg:height="0.958cm" svg:x="3.559cm" svg:y="2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67" draw:style-name="gr164" draw:text-style-name="P2" draw:layer="layout" svg:width="0.931cm" svg:height="0.958cm" svg:x="4.487cm" svg:y="2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67" draw:style-name="gr165" draw:text-style-name="P2" draw:layer="layout" svg:width="0.932cm" svg:height="0.958cm" svg:x="5.418cm" svg:y="2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68" draw:style-name="gr166" draw:text-style-name="P1" draw:layer="layout" svg:width="0.932cm" svg:height="0.958cm" svg:x="1.695cm" svg:y="2.9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68" draw:style-name="gr167" draw:text-style-name="P1" draw:layer="layout" svg:width="0.931cm" svg:height="0.958cm" svg:x="2.627cm" svg:y="2.9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39" draw:style-name="gr168" draw:text-style-name="P1" draw:layer="layout" svg:width="0.932cm" svg:height="0.958cm" svg:x="3.559cm" svg:y="2.9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69" draw:style-name="gr169" draw:text-style-name="P2" draw:layer="layout" svg:width="0.931cm" svg:height="0.958cm" svg:x="4.487cm" svg:y="2.9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69" draw:style-name="gr170" draw:text-style-name="P2" draw:layer="layout" svg:width="0.932cm" svg:height="0.958cm" svg:x="5.418cm" svg:y="2.9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70" draw:style-name="gr171" draw:text-style-name="P1" draw:layer="layout" svg:width="0.932cm" svg:height="0.956cm" svg:x="1.695cm" svg:y="3.8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70" draw:style-name="gr172" draw:text-style-name="P1" draw:layer="layout" svg:width="0.931cm" svg:height="0.956cm" svg:x="2.627cm" svg:y="3.8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40" draw:style-name="gr173" draw:text-style-name="P1" draw:layer="layout" svg:width="0.932cm" svg:height="0.956cm" svg:x="3.559cm" svg:y="3.8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71" draw:style-name="gr174" draw:text-style-name="P2" draw:layer="layout" svg:width="0.931cm" svg:height="0.956cm" svg:x="4.487cm" svg:y="3.8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71" draw:style-name="gr175" draw:text-style-name="P2" draw:layer="layout" svg:width="0.932cm" svg:height="0.956cm" svg:x="5.418cm" svg:y="3.8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72" draw:style-name="gr176" draw:text-style-name="P2" draw:layer="layout" svg:width="0.932cm" svg:height="0.958cm" svg:x="1.695cm" svg:y="4.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72" draw:style-name="gr177" draw:text-style-name="P2" draw:layer="layout" svg:width="0.931cm" svg:height="0.958cm" svg:x="2.627cm" svg:y="4.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41" draw:style-name="gr178" draw:text-style-name="P2" draw:layer="layout" svg:width="0.932cm" svg:height="0.958cm" svg:x="3.559cm" svg:y="4.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73" draw:style-name="gr179" draw:text-style-name="P2" draw:layer="layout" svg:width="0.931cm" svg:height="0.958cm" svg:x="4.487cm" svg:y="4.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73" draw:style-name="gr180" draw:text-style-name="P2" draw:layer="layout" svg:width="0.932cm" svg:height="0.958cm" svg:x="5.418cm" svg:y="4.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74" draw:style-name="gr181" draw:text-style-name="P2" draw:layer="layout" svg:width="0.932cm" svg:height="0.958cm" svg:x="1.695cm" svg:y="5.6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74" draw:style-name="gr182" draw:text-style-name="P2" draw:layer="layout" svg:width="0.931cm" svg:height="0.958cm" svg:x="2.627cm" svg:y="5.6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42" draw:style-name="gr183" draw:text-style-name="P2" draw:layer="layout" svg:width="0.932cm" svg:height="0.958cm" svg:x="3.559cm" svg:y="5.6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75" draw:style-name="gr184" draw:text-style-name="P2" draw:layer="layout" svg:width="0.931cm" svg:height="0.958cm" svg:x="4.487cm" svg:y="5.6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75" draw:style-name="gr185" draw:text-style-name="P2" draw:layer="layout" svg:width="0.932cm" svg:height="0.958cm" svg:x="5.418cm" svg:y="5.6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86" draw:style-name="gr186" draw:text-style-name="P7" draw:layer="layout" svg:width="0.932cm" svg:height="0.958cm" svg:x="9.996cm" svg:y="2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86" draw:style-name="gr187" draw:text-style-name="P7" draw:layer="layout" svg:width="0.931cm" svg:height="0.958cm" svg:x="10.928cm" svg:y="2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48" draw:style-name="gr188" draw:text-style-name="P7" draw:layer="layout" svg:width="0.932cm" svg:height="0.958cm" svg:x="11.86cm" svg:y="2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87" draw:style-name="gr189" draw:text-style-name="P7" draw:layer="layout" svg:width="0.931cm" svg:height="0.958cm" svg:x="12.788cm" svg:y="2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87" draw:style-name="gr190" draw:text-style-name="P7" draw:layer="layout" svg:width="0.932cm" svg:height="0.958cm" svg:x="13.719cm" svg:y="2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88" draw:style-name="gr191" draw:text-style-name="P7" draw:layer="layout" svg:width="0.932cm" svg:height="0.958cm" svg:x="9.996cm" svg:y="2.9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88" draw:style-name="gr192" draw:text-style-name="P4" draw:layer="layout" svg:width="0.931cm" svg:height="0.958cm" svg:x="10.928cm" svg:y="2.9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49" draw:style-name="gr193" draw:text-style-name="P2" draw:layer="layout" svg:width="0.932cm" svg:height="0.958cm" svg:x="11.86cm" svg:y="2.9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89" draw:style-name="gr194" draw:text-style-name="P2" draw:layer="layout" svg:width="0.931cm" svg:height="0.958cm" svg:x="12.788cm" svg:y="2.9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89" draw:style-name="gr195" draw:text-style-name="P7" draw:layer="layout" svg:width="0.932cm" svg:height="0.958cm" svg:x="13.719cm" svg:y="2.9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90" draw:style-name="gr196" draw:text-style-name="P7" draw:layer="layout" svg:width="0.932cm" svg:height="0.956cm" svg:x="9.996cm" svg:y="3.8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90" draw:style-name="gr197" draw:text-style-name="P2" draw:layer="layout" svg:width="0.931cm" svg:height="0.956cm" svg:x="10.928cm" svg:y="3.8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50" draw:style-name="gr198" draw:text-style-name="P2" draw:layer="layout" svg:width="0.932cm" svg:height="0.956cm" svg:x="11.86cm" svg:y="3.8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91" draw:style-name="gr199" draw:text-style-name="P2" draw:layer="layout" svg:width="0.931cm" svg:height="0.956cm" svg:x="12.788cm" svg:y="3.8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91" draw:style-name="gr200" draw:text-style-name="P7" draw:layer="layout" svg:width="0.932cm" svg:height="0.956cm" svg:x="13.719cm" svg:y="3.8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92" draw:style-name="gr201" draw:text-style-name="P7" draw:layer="layout" svg:width="0.932cm" svg:height="0.958cm" svg:x="9.996cm" svg:y="4.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92" draw:style-name="gr202" draw:text-style-name="P2" draw:layer="layout" svg:width="0.931cm" svg:height="0.958cm" svg:x="10.928cm" svg:y="4.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51" draw:style-name="gr203" draw:text-style-name="P2" draw:layer="layout" svg:width="0.932cm" svg:height="0.958cm" svg:x="11.86cm" svg:y="4.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93" draw:style-name="gr204" draw:text-style-name="P2" draw:layer="layout" svg:width="0.931cm" svg:height="0.958cm" svg:x="12.788cm" svg:y="4.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93" draw:style-name="gr205" draw:text-style-name="P7" draw:layer="layout" svg:width="0.932cm" svg:height="0.958cm" svg:x="13.719cm" svg:y="4.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94" draw:style-name="gr206" draw:text-style-name="P7" draw:layer="layout" svg:width="0.932cm" svg:height="0.958cm" svg:x="9.996cm" svg:y="5.6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94" draw:style-name="gr207" draw:text-style-name="P7" draw:layer="layout" svg:width="0.931cm" svg:height="0.958cm" svg:x="10.928cm" svg:y="5.6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52" draw:style-name="gr208" draw:text-style-name="P7" draw:layer="layout" svg:width="0.932cm" svg:height="0.958cm" svg:x="11.86cm" svg:y="5.6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95" draw:style-name="gr209" draw:text-style-name="P7" draw:layer="layout" svg:width="0.931cm" svg:height="0.958cm" svg:x="12.788cm" svg:y="5.6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95" draw:style-name="gr210" draw:text-style-name="P7" draw:layer="layout" svg:width="0.932cm" svg:height="0.958cm" svg:x="13.719cm" svg:y="5.6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96" draw:style-name="gr211" draw:text-style-name="P7" draw:layer="layout" svg:width="0.932cm" svg:height="0.958cm" svg:x="18.197cm" svg:y="1.9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96" draw:style-name="gr212" draw:text-style-name="P7" draw:layer="layout" svg:width="0.931cm" svg:height="0.958cm" svg:x="19.129cm" svg:y="1.9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53" draw:style-name="gr213" draw:text-style-name="P7" draw:layer="layout" svg:width="0.932cm" svg:height="0.958cm" svg:x="20.061cm" svg:y="1.9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97" draw:style-name="gr214" draw:text-style-name="P7" draw:layer="layout" svg:width="0.931cm" svg:height="0.958cm" svg:x="20.989cm" svg:y="1.9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97" draw:style-name="gr215" draw:text-style-name="P7" draw:layer="layout" svg:width="0.932cm" svg:height="0.958cm" svg:x="21.92cm" svg:y="1.9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98" draw:style-name="gr216" draw:text-style-name="P7" draw:layer="layout" svg:width="0.932cm" svg:height="0.958cm" svg:x="18.197cm" svg:y="2.8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98" draw:style-name="gr217" draw:text-style-name="P7" draw:layer="layout" svg:width="0.931cm" svg:height="0.958cm" svg:x="19.129cm" svg:y="2.8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54" draw:style-name="gr218" draw:text-style-name="P7" draw:layer="layout" svg:width="0.932cm" svg:height="0.958cm" svg:x="20.061cm" svg:y="2.8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99" draw:style-name="gr219" draw:text-style-name="P7" draw:layer="layout" svg:width="0.931cm" svg:height="0.958cm" svg:x="20.989cm" svg:y="2.8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99" draw:style-name="gr220" draw:text-style-name="P7" draw:layer="layout" svg:width="0.932cm" svg:height="0.958cm" svg:x="21.92cm" svg:y="2.8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00" draw:style-name="gr221" draw:text-style-name="P7" draw:layer="layout" svg:width="0.932cm" svg:height="0.956cm" svg:x="18.197cm" svg:y="3.7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00" draw:style-name="gr222" draw:text-style-name="P7" draw:layer="layout" svg:width="0.931cm" svg:height="0.956cm" svg:x="19.129cm" svg:y="3.7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55" draw:style-name="gr223" draw:text-style-name="P4" draw:layer="layout" svg:width="0.932cm" svg:height="0.956cm" svg:x="20.061cm" svg:y="3.7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01" draw:style-name="gr224" draw:text-style-name="P7" draw:layer="layout" svg:width="0.931cm" svg:height="0.956cm" svg:x="20.989cm" svg:y="3.7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01" draw:style-name="gr225" draw:text-style-name="P7" draw:layer="layout" svg:width="0.932cm" svg:height="0.956cm" svg:x="21.92cm" svg:y="3.7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02" draw:style-name="gr226" draw:text-style-name="P7" draw:layer="layout" svg:width="0.932cm" svg:height="0.958cm" svg:x="18.197cm" svg:y="4.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02" draw:style-name="gr227" draw:text-style-name="P7" draw:layer="layout" svg:width="0.931cm" svg:height="0.958cm" svg:x="19.129cm" svg:y="4.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56" draw:style-name="gr228" draw:text-style-name="P7" draw:layer="layout" svg:width="0.932cm" svg:height="0.958cm" svg:x="20.061cm" svg:y="4.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03" draw:style-name="gr229" draw:text-style-name="P7" draw:layer="layout" svg:width="0.931cm" svg:height="0.958cm" svg:x="20.989cm" svg:y="4.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03" draw:style-name="gr230" draw:text-style-name="P7" draw:layer="layout" svg:width="0.932cm" svg:height="0.958cm" svg:x="21.92cm" svg:y="4.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04" draw:style-name="gr231" draw:text-style-name="P7" draw:layer="layout" svg:width="0.932cm" svg:height="0.958cm" svg:x="18.197cm" svg:y="5.5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04" draw:style-name="gr232" draw:text-style-name="P7" draw:layer="layout" svg:width="0.931cm" svg:height="0.958cm" svg:x="19.129cm" svg:y="5.5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57" draw:style-name="gr233" draw:text-style-name="P7" draw:layer="layout" svg:width="0.932cm" svg:height="0.958cm" svg:x="20.061cm" svg:y="5.5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05" draw:style-name="gr234" draw:text-style-name="P7" draw:layer="layout" svg:width="0.931cm" svg:height="0.958cm" svg:x="20.989cm" svg:y="5.5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05" draw:style-name="gr235" draw:text-style-name="P7" draw:layer="layout" svg:width="0.932cm" svg:height="0.958cm" svg:x="21.92cm" svg:y="5.5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40" draw:style-name="gr236" draw:text-style-name="P2" draw:layer="layout" svg:width="0.931cm" svg:height="0.958cm" svg:x="5.987cm" svg:y="9.6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40" draw:style-name="gr237" draw:text-style-name="P2" draw:layer="layout" svg:width="0.932cm" svg:height="0.958cm" svg:x="6.918cm" svg:y="9.6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41" draw:style-name="gr238" draw:text-style-name="P2" draw:layer="layout" svg:width="0.931cm" svg:height="0.958cm" svg:x="5.987cm" svg:y="10.5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41" draw:style-name="gr239" draw:text-style-name="P2" draw:layer="layout" svg:width="0.932cm" svg:height="0.958cm" svg:x="6.918cm" svg:y="10.5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42" draw:style-name="gr240" draw:text-style-name="P2" draw:layer="layout" svg:width="0.931cm" svg:height="0.956cm" svg:x="5.987cm" svg:y="11.4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42" draw:style-name="gr241" draw:text-style-name="P2" draw:layer="layout" svg:width="0.932cm" svg:height="0.956cm" svg:x="6.918cm" svg:y="11.4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43" draw:style-name="gr242" draw:text-style-name="P2" draw:layer="layout" svg:width="0.931cm" svg:height="0.958cm" svg:x="5.987cm" svg:y="12.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43" draw:style-name="gr243" draw:text-style-name="P2" draw:layer="layout" svg:width="0.932cm" svg:height="0.958cm" svg:x="6.918cm" svg:y="12.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44" draw:style-name="gr244" draw:text-style-name="P2" draw:layer="layout" svg:width="0.931cm" svg:height="0.958cm" svg:x="5.987cm" svg:y="13.2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44" draw:style-name="gr245" draw:text-style-name="P2" draw:layer="layout" svg:width="0.932cm" svg:height="0.958cm" svg:x="6.918cm" svg:y="13.2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52" draw:style-name="gr246" draw:text-style-name="P1" draw:layer="layout" svg:width="0.932cm" svg:height="0.958cm" svg:x="1.392cm" svg:y="9.6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52" draw:style-name="gr247" draw:text-style-name="P2" draw:layer="layout" svg:width="0.931cm" svg:height="0.958cm" svg:x="2.324cm" svg:y="9.6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6" draw:style-name="gr248" draw:text-style-name="P1" draw:layer="layout" svg:width="0.932cm" svg:height="0.958cm" svg:x="3.256cm" svg:y="9.6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53" draw:style-name="gr249" draw:text-style-name="P2" draw:layer="layout" svg:width="0.931cm" svg:height="0.958cm" svg:x="4.184cm" svg:y="9.6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53" draw:style-name="gr250" draw:text-style-name="P1" draw:layer="layout" svg:width="0.932cm" svg:height="0.958cm" svg:x="5.115cm" svg:y="9.6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54" draw:style-name="gr251" draw:text-style-name="P2" draw:layer="layout" svg:width="0.932cm" svg:height="0.958cm" svg:x="1.392cm" svg:y="10.5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54" draw:style-name="gr252" draw:text-style-name="P2" draw:layer="layout" svg:width="0.931cm" svg:height="0.958cm" svg:x="2.324cm" svg:y="10.5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7" draw:style-name="gr253" draw:text-style-name="P2" draw:layer="layout" svg:width="0.932cm" svg:height="0.958cm" svg:x="3.256cm" svg:y="10.5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55" draw:style-name="gr254" draw:text-style-name="P2" draw:layer="layout" svg:width="0.931cm" svg:height="0.958cm" svg:x="4.184cm" svg:y="10.5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55" draw:style-name="gr255" draw:text-style-name="P2" draw:layer="layout" svg:width="0.932cm" svg:height="0.958cm" svg:x="5.115cm" svg:y="10.5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56" draw:style-name="gr256" draw:text-style-name="P1" draw:layer="layout" svg:width="0.932cm" svg:height="0.956cm" svg:x="1.392cm" svg:y="11.4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56" draw:style-name="gr257" draw:text-style-name="P2" draw:layer="layout" svg:width="0.931cm" svg:height="0.956cm" svg:x="2.324cm" svg:y="11.4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8" draw:style-name="gr258" draw:text-style-name="P1" draw:layer="layout" svg:width="0.932cm" svg:height="0.956cm" svg:x="3.256cm" svg:y="11.4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57" draw:style-name="gr259" draw:text-style-name="P2" draw:layer="layout" svg:width="0.931cm" svg:height="0.956cm" svg:x="4.184cm" svg:y="11.4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57" draw:style-name="gr260" draw:text-style-name="P1" draw:layer="layout" svg:width="0.932cm" svg:height="0.956cm" svg:x="5.115cm" svg:y="11.4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58" draw:style-name="gr261" draw:text-style-name="P2" draw:layer="layout" svg:width="0.932cm" svg:height="0.958cm" svg:x="1.392cm" svg:y="12.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58" draw:style-name="gr262" draw:text-style-name="P2" draw:layer="layout" svg:width="0.931cm" svg:height="0.958cm" svg:x="2.324cm" svg:y="12.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9" draw:style-name="gr263" draw:text-style-name="P2" draw:layer="layout" svg:width="0.932cm" svg:height="0.958cm" svg:x="3.256cm" svg:y="12.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59" draw:style-name="gr264" draw:text-style-name="P2" draw:layer="layout" svg:width="0.931cm" svg:height="0.958cm" svg:x="4.184cm" svg:y="12.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59" draw:style-name="gr265" draw:text-style-name="P2" draw:layer="layout" svg:width="0.932cm" svg:height="0.958cm" svg:x="5.115cm" svg:y="12.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60" draw:style-name="gr266" draw:text-style-name="P1" draw:layer="layout" svg:width="0.932cm" svg:height="0.958cm" svg:x="1.392cm" svg:y="13.2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60" draw:style-name="gr267" draw:text-style-name="P2" draw:layer="layout" svg:width="0.931cm" svg:height="0.958cm" svg:x="2.324cm" svg:y="13.2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30" draw:style-name="gr268" draw:text-style-name="P1" draw:layer="layout" svg:width="0.932cm" svg:height="0.958cm" svg:x="3.256cm" svg:y="13.2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61" draw:style-name="gr269" draw:text-style-name="P2" draw:layer="layout" svg:width="0.931cm" svg:height="0.958cm" svg:x="4.184cm" svg:y="13.2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61" draw:style-name="gr270" draw:text-style-name="P1" draw:layer="layout" svg:width="0.932cm" svg:height="0.958cm" svg:x="5.115cm" svg:y="13.2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60" draw:text-style-name="P8" draw:layer="layout" svg:x1="1.492cm" svg:y1="9.628cm" svg:x2="10.16cm" svg:y2="10.338cm">
          <text:p/>
        </draw:line>
        <draw:line draw:style-name="gr160" draw:text-style-name="P8" draw:layer="layout" svg:x1="5.993cm" svg:y1="9.628cm" svg:x2="10.989cm" svg:y2="10.338cm">
          <text:p/>
        </draw:line>
        <draw:line draw:style-name="gr160" draw:text-style-name="P8" draw:layer="layout" svg:x1="1.392cm" svg:y1="14.204cm" svg:x2="10.061cm" svg:y2="11.21cm">
          <text:p/>
        </draw:line>
        <draw:custom-shape draw:name="Rechteck 4_30" draw:style-name="gr271" draw:text-style-name="P2" draw:layer="layout" svg:width="0.931cm" svg:height="0.958cm" svg:x="5.987cm" svg:y="14.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0" draw:style-name="gr272" draw:text-style-name="P2" draw:layer="layout" svg:width="0.932cm" svg:height="0.958cm" svg:x="6.918cm" svg:y="14.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31" draw:style-name="gr273" draw:text-style-name="P2" draw:layer="layout" svg:width="0.931cm" svg:height="0.958cm" svg:x="5.987cm" svg:y="15.1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1" draw:style-name="gr274" draw:text-style-name="P2" draw:layer="layout" svg:width="0.932cm" svg:height="0.958cm" svg:x="6.918cm" svg:y="15.1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32" draw:style-name="gr275" draw:text-style-name="P2" draw:layer="layout" svg:width="0.932cm" svg:height="0.958cm" svg:x="1.392cm" svg:y="14.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2" draw:style-name="gr276" draw:text-style-name="P2" draw:layer="layout" svg:width="0.931cm" svg:height="0.958cm" svg:x="2.324cm" svg:y="14.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1" draw:style-name="gr277" draw:text-style-name="P2" draw:layer="layout" svg:width="0.932cm" svg:height="0.958cm" svg:x="3.256cm" svg:y="14.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33" draw:style-name="gr278" draw:text-style-name="P2" draw:layer="layout" svg:width="0.931cm" svg:height="0.958cm" svg:x="4.184cm" svg:y="14.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3" draw:style-name="gr279" draw:text-style-name="P2" draw:layer="layout" svg:width="0.932cm" svg:height="0.958cm" svg:x="5.115cm" svg:y="14.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34" draw:style-name="gr280" draw:text-style-name="P2" draw:layer="layout" svg:width="0.932cm" svg:height="0.958cm" svg:x="1.392cm" svg:y="15.1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4" draw:style-name="gr281" draw:text-style-name="P2" draw:layer="layout" svg:width="0.931cm" svg:height="0.958cm" svg:x="2.324cm" svg:y="15.1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2" draw:style-name="gr282" draw:text-style-name="P2" draw:layer="layout" svg:width="0.932cm" svg:height="0.958cm" svg:x="3.256cm" svg:y="15.1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35" draw:style-name="gr283" draw:text-style-name="P2" draw:layer="layout" svg:width="0.931cm" svg:height="0.958cm" svg:x="4.184cm" svg:y="15.1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5" draw:style-name="gr284" draw:text-style-name="P2" draw:layer="layout" svg:width="0.932cm" svg:height="0.958cm" svg:x="5.115cm" svg:y="15.1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3" draw:style-name="gr285" draw:text-style-name="P4" draw:layer="layout" svg:width="0.932cm" svg:height="0.956cm" svg:x="10.061cm" svg:y="10.3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36" draw:style-name="gr286" draw:text-style-name="P7" draw:layer="layout" svg:width="0.931cm" svg:height="0.956cm" svg:x="10.989cm" svg:y="10.3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6" draw:style-name="gr287" draw:text-style-name="P7" draw:layer="layout" svg:width="0.932cm" svg:height="0.956cm" svg:x="11.92cm" svg:y="10.3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4" draw:style-name="gr288" draw:text-style-name="P7" draw:layer="layout" svg:width="0.932cm" svg:height="0.958cm" svg:x="10.061cm" svg:y="11.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37" draw:style-name="gr289" draw:text-style-name="P7" draw:layer="layout" svg:width="0.931cm" svg:height="0.958cm" svg:x="10.989cm" svg:y="11.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7" draw:style-name="gr290" draw:text-style-name="P7" draw:layer="layout" svg:width="0.932cm" svg:height="0.958cm" svg:x="11.92cm" svg:y="11.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5" draw:style-name="gr291" draw:text-style-name="P7" draw:layer="layout" svg:width="0.932cm" svg:height="0.958cm" svg:x="10.061cm" svg:y="12.1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38" draw:style-name="gr292" draw:text-style-name="P7" draw:layer="layout" svg:width="0.931cm" svg:height="0.958cm" svg:x="10.989cm" svg:y="12.1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8" draw:style-name="gr293" draw:text-style-name="P7" draw:layer="layout" svg:width="0.932cm" svg:height="0.958cm" svg:x="11.92cm" svg:y="12.1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60" draw:text-style-name="P8" draw:layer="layout" svg:x1="5.985cm" svg:y1="14.228cm" svg:x2="10.993cm" svg:y2="11.21cm">
          <text:p/>
        </draw:line>
        <draw:custom-shape draw:name="Rechteck 4_39" draw:style-name="gr294" draw:text-style-name="P2" draw:layer="layout" svg:width="0.931cm" svg:height="0.958cm" svg:x="18.987cm" svg:y="9.6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9" draw:style-name="gr295" draw:text-style-name="P2" draw:layer="layout" svg:width="0.932cm" svg:height="0.958cm" svg:x="13.518cm" svg:y="9.6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45" draw:style-name="gr296" draw:text-style-name="P2" draw:layer="layout" svg:width="0.931cm" svg:height="0.958cm" svg:x="18.987cm" svg:y="10.5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45" draw:style-name="gr297" draw:text-style-name="P2" draw:layer="layout" svg:width="0.932cm" svg:height="0.958cm" svg:x="13.518cm" svg:y="10.5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46" draw:style-name="gr298" draw:text-style-name="P2" draw:layer="layout" svg:width="0.931cm" svg:height="0.956cm" svg:x="18.987cm" svg:y="11.4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46" draw:style-name="gr299" draw:text-style-name="P2" draw:layer="layout" svg:width="0.932cm" svg:height="0.956cm" svg:x="13.518cm" svg:y="11.4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47" draw:style-name="gr300" draw:text-style-name="P2" draw:layer="layout" svg:width="0.931cm" svg:height="0.958cm" svg:x="18.987cm" svg:y="12.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47" draw:style-name="gr301" draw:text-style-name="P2" draw:layer="layout" svg:width="0.932cm" svg:height="0.958cm" svg:x="13.518cm" svg:y="12.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48" draw:style-name="gr302" draw:text-style-name="P2" draw:layer="layout" svg:width="0.931cm" svg:height="0.958cm" svg:x="18.987cm" svg:y="13.2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48" draw:style-name="gr303" draw:text-style-name="P2" draw:layer="layout" svg:width="0.932cm" svg:height="0.958cm" svg:x="13.518cm" svg:y="13.2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49" draw:style-name="gr304" draw:text-style-name="P1" draw:layer="layout" svg:width="0.932cm" svg:height="0.958cm" svg:x="14.392cm" svg:y="9.6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49" draw:style-name="gr305" draw:text-style-name="P2" draw:layer="layout" svg:width="0.931cm" svg:height="0.958cm" svg:x="15.324cm" svg:y="9.6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31" draw:style-name="gr306" draw:text-style-name="P1" draw:layer="layout" svg:width="0.932cm" svg:height="0.958cm" svg:x="16.256cm" svg:y="9.6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50" draw:style-name="gr307" draw:text-style-name="P2" draw:layer="layout" svg:width="0.931cm" svg:height="0.958cm" svg:x="17.184cm" svg:y="9.6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50" draw:style-name="gr308" draw:text-style-name="P1" draw:layer="layout" svg:width="0.932cm" svg:height="0.958cm" svg:x="18.115cm" svg:y="9.6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51" draw:style-name="gr309" draw:text-style-name="P2" draw:layer="layout" svg:width="0.932cm" svg:height="0.958cm" svg:x="14.392cm" svg:y="10.5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51" draw:style-name="gr310" draw:text-style-name="P2" draw:layer="layout" svg:width="0.931cm" svg:height="0.958cm" svg:x="15.324cm" svg:y="10.5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32" draw:style-name="gr311" draw:text-style-name="P2" draw:layer="layout" svg:width="0.932cm" svg:height="0.958cm" svg:x="16.256cm" svg:y="10.5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62" draw:style-name="gr312" draw:text-style-name="P2" draw:layer="layout" svg:width="0.931cm" svg:height="0.958cm" svg:x="17.184cm" svg:y="10.5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62" draw:style-name="gr313" draw:text-style-name="P2" draw:layer="layout" svg:width="0.932cm" svg:height="0.958cm" svg:x="18.115cm" svg:y="10.5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63" draw:style-name="gr314" draw:text-style-name="P1" draw:layer="layout" svg:width="0.932cm" svg:height="0.956cm" svg:x="14.392cm" svg:y="11.4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63" draw:style-name="gr315" draw:text-style-name="P2" draw:layer="layout" svg:width="0.931cm" svg:height="0.956cm" svg:x="15.324cm" svg:y="11.4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33" draw:style-name="gr316" draw:text-style-name="P1" draw:layer="layout" svg:width="0.932cm" svg:height="0.956cm" svg:x="16.256cm" svg:y="11.4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64" draw:style-name="gr317" draw:text-style-name="P2" draw:layer="layout" svg:width="0.931cm" svg:height="0.956cm" svg:x="17.184cm" svg:y="11.4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64" draw:style-name="gr318" draw:text-style-name="P1" draw:layer="layout" svg:width="0.932cm" svg:height="0.956cm" svg:x="18.115cm" svg:y="11.4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65" draw:style-name="gr319" draw:text-style-name="P2" draw:layer="layout" svg:width="0.932cm" svg:height="0.958cm" svg:x="14.392cm" svg:y="12.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65" draw:style-name="gr320" draw:text-style-name="P2" draw:layer="layout" svg:width="0.931cm" svg:height="0.958cm" svg:x="15.324cm" svg:y="12.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34" draw:style-name="gr321" draw:text-style-name="P2" draw:layer="layout" svg:width="0.932cm" svg:height="0.958cm" svg:x="16.256cm" svg:y="12.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76" draw:style-name="gr322" draw:text-style-name="P2" draw:layer="layout" svg:width="0.931cm" svg:height="0.958cm" svg:x="17.184cm" svg:y="12.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76" draw:style-name="gr323" draw:text-style-name="P2" draw:layer="layout" svg:width="0.932cm" svg:height="0.958cm" svg:x="18.115cm" svg:y="12.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77" draw:style-name="gr324" draw:text-style-name="P1" draw:layer="layout" svg:width="0.932cm" svg:height="0.958cm" svg:x="14.392cm" svg:y="13.2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77" draw:style-name="gr325" draw:text-style-name="P2" draw:layer="layout" svg:width="0.931cm" svg:height="0.958cm" svg:x="15.324cm" svg:y="13.2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35" draw:style-name="gr326" draw:text-style-name="P1" draw:layer="layout" svg:width="0.932cm" svg:height="0.958cm" svg:x="16.256cm" svg:y="13.2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78" draw:style-name="gr327" draw:text-style-name="P2" draw:layer="layout" svg:width="0.931cm" svg:height="0.958cm" svg:x="17.184cm" svg:y="13.2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78" draw:style-name="gr328" draw:text-style-name="P1" draw:layer="layout" svg:width="0.932cm" svg:height="0.958cm" svg:x="18.115cm" svg:y="13.2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60" draw:text-style-name="P8" draw:layer="layout" svg:x1="14.492cm" svg:y1="9.628cm" svg:x2="23.16cm" svg:y2="10.338cm">
          <text:p/>
        </draw:line>
        <draw:line draw:style-name="gr160" draw:text-style-name="P8" draw:layer="layout" svg:x1="18.993cm" svg:y1="9.628cm" svg:x2="23.989cm" svg:y2="10.338cm">
          <text:p/>
        </draw:line>
        <draw:custom-shape draw:name="Rechteck 4_79" draw:style-name="gr329" draw:text-style-name="P2" draw:layer="layout" svg:width="0.931cm" svg:height="0.958cm" svg:x="18.987cm" svg:y="14.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79" draw:style-name="gr330" draw:text-style-name="P2" draw:layer="layout" svg:width="0.932cm" svg:height="0.958cm" svg:x="13.518cm" svg:y="14.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80" draw:style-name="gr331" draw:text-style-name="P2" draw:layer="layout" svg:width="0.931cm" svg:height="0.958cm" svg:x="18.987cm" svg:y="15.1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80" draw:style-name="gr332" draw:text-style-name="P2" draw:layer="layout" svg:width="0.932cm" svg:height="0.958cm" svg:x="13.518cm" svg:y="15.1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81" draw:style-name="gr333" draw:text-style-name="P2" draw:layer="layout" svg:width="0.932cm" svg:height="0.958cm" svg:x="14.392cm" svg:y="14.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81" draw:style-name="gr334" draw:text-style-name="P2" draw:layer="layout" svg:width="0.931cm" svg:height="0.958cm" svg:x="15.324cm" svg:y="14.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36" draw:style-name="gr335" draw:text-style-name="P2" draw:layer="layout" svg:width="0.932cm" svg:height="0.958cm" svg:x="16.256cm" svg:y="14.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82" draw:style-name="gr336" draw:text-style-name="P2" draw:layer="layout" svg:width="0.931cm" svg:height="0.958cm" svg:x="17.184cm" svg:y="14.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82" draw:style-name="gr337" draw:text-style-name="P2" draw:layer="layout" svg:width="0.932cm" svg:height="0.958cm" svg:x="18.115cm" svg:y="14.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83" draw:style-name="gr338" draw:text-style-name="P2" draw:layer="layout" svg:width="0.932cm" svg:height="0.958cm" svg:x="14.392cm" svg:y="15.1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83" draw:style-name="gr339" draw:text-style-name="P2" draw:layer="layout" svg:width="0.931cm" svg:height="0.958cm" svg:x="15.324cm" svg:y="15.1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37" draw:style-name="gr340" draw:text-style-name="P2" draw:layer="layout" svg:width="0.932cm" svg:height="0.958cm" svg:x="16.256cm" svg:y="15.1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84" draw:style-name="gr341" draw:text-style-name="P2" draw:layer="layout" svg:width="0.931cm" svg:height="0.958cm" svg:x="17.184cm" svg:y="15.1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84" draw:style-name="gr342" draw:text-style-name="P2" draw:layer="layout" svg:width="0.932cm" svg:height="0.958cm" svg:x="18.115cm" svg:y="15.1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43" draw:style-name="gr343" draw:text-style-name="P7" draw:layer="layout" svg:width="0.932cm" svg:height="0.956cm" svg:x="22.061cm" svg:y="10.3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85" draw:style-name="gr344" draw:text-style-name="P4" draw:layer="layout" svg:width="0.931cm" svg:height="0.956cm" svg:x="22.989cm" svg:y="10.3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85" draw:style-name="gr345" draw:text-style-name="P7" draw:layer="layout" svg:width="0.932cm" svg:height="0.956cm" svg:x="23.92cm" svg:y="10.3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44" draw:style-name="gr346" draw:text-style-name="P7" draw:layer="layout" svg:width="0.932cm" svg:height="0.958cm" svg:x="22.061cm" svg:y="11.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06" draw:style-name="gr347" draw:text-style-name="P7" draw:layer="layout" svg:width="0.931cm" svg:height="0.958cm" svg:x="22.989cm" svg:y="11.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06" draw:style-name="gr348" draw:text-style-name="P7" draw:layer="layout" svg:width="0.932cm" svg:height="0.958cm" svg:x="23.92cm" svg:y="11.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45" draw:style-name="gr349" draw:text-style-name="P7" draw:layer="layout" svg:width="0.932cm" svg:height="0.958cm" svg:x="22.061cm" svg:y="12.1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07" draw:style-name="gr350" draw:text-style-name="P7" draw:layer="layout" svg:width="0.931cm" svg:height="0.958cm" svg:x="22.989cm" svg:y="12.1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07" draw:style-name="gr351" draw:text-style-name="P7" draw:layer="layout" svg:width="0.932cm" svg:height="0.958cm" svg:x="23.92cm" svg:y="12.1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60" draw:text-style-name="P8" draw:layer="layout" svg:x1="18.985cm" svg:y1="14.228cm" svg:x2="23.993cm" svg:y2="11.21cm">
          <text:p/>
        </draw:line>
        <draw:line draw:style-name="gr160" draw:text-style-name="P8" draw:layer="layout" svg:x1="14.393cm" svg:y1="14.204cm" svg:x2="23.062cm" svg:y2="11.21cm">
          <text:p/>
        </draw:line>
        <draw:custom-shape draw:name="Rechteck 5_108" draw:style-name="gr352" draw:text-style-name="P7" draw:layer="layout" svg:width="0.932cm" svg:height="0.958cm" svg:x="6.318cm" svg:y="2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09" draw:style-name="gr353" draw:text-style-name="P7" draw:layer="layout" svg:width="0.932cm" svg:height="0.958cm" svg:x="6.318cm" svg:y="2.9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10" draw:style-name="gr354" draw:text-style-name="P7" draw:layer="layout" svg:width="0.932cm" svg:height="0.956cm" svg:x="6.318cm" svg:y="3.8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11" draw:style-name="gr355" draw:text-style-name="P7" draw:layer="layout" svg:width="0.932cm" svg:height="0.958cm" svg:x="6.318cm" svg:y="4.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12" draw:style-name="gr356" draw:text-style-name="P7" draw:layer="layout" svg:width="0.932cm" svg:height="0.958cm" svg:x="6.318cm" svg:y="5.6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08" draw:style-name="gr357" draw:text-style-name="P7" draw:layer="layout" svg:width="0.932cm" svg:height="0.958cm" svg:x="15.496cm" svg:y="2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09" draw:style-name="gr358" draw:text-style-name="P7" draw:layer="layout" svg:width="0.932cm" svg:height="0.958cm" svg:x="15.496cm" svg:y="2.9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10" draw:style-name="gr359" draw:text-style-name="P7" draw:layer="layout" svg:width="0.932cm" svg:height="0.956cm" svg:x="15.496cm" svg:y="3.8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11" draw:style-name="gr360" draw:text-style-name="P7" draw:layer="layout" svg:width="0.932cm" svg:height="0.958cm" svg:x="15.496cm" svg:y="4.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12" draw:style-name="gr361" draw:text-style-name="P7" draw:layer="layout" svg:width="0.932cm" svg:height="0.958cm" svg:x="15.496cm" svg:y="5.6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13" draw:style-name="gr362" draw:text-style-name="P7" draw:layer="layout" svg:width="0.932cm" svg:height="0.958cm" svg:x="14.596cm" svg:y="2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14" draw:style-name="gr363" draw:text-style-name="P7" draw:layer="layout" svg:width="0.932cm" svg:height="0.958cm" svg:x="14.596cm" svg:y="2.9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15" draw:style-name="gr364" draw:text-style-name="P7" draw:layer="layout" svg:width="0.932cm" svg:height="0.956cm" svg:x="14.596cm" svg:y="3.8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16" draw:style-name="gr365" draw:text-style-name="P7" draw:layer="layout" svg:width="0.932cm" svg:height="0.958cm" svg:x="14.596cm" svg:y="4.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17" draw:style-name="gr366" draw:text-style-name="P7" draw:layer="layout" svg:width="0.932cm" svg:height="0.958cm" svg:x="14.596cm" svg:y="5.6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18" draw:style-name="gr367" draw:text-style-name="P7" draw:layer="layout" svg:width="0.932cm" svg:height="0.958cm" svg:x="9.996cm" svg:y="6.5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13" draw:style-name="gr368" draw:text-style-name="P7" draw:layer="layout" svg:width="0.931cm" svg:height="0.958cm" svg:x="10.928cm" svg:y="6.5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46" draw:style-name="gr369" draw:text-style-name="P7" draw:layer="layout" svg:width="0.932cm" svg:height="0.958cm" svg:x="11.86cm" svg:y="6.5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19" draw:style-name="gr370" draw:text-style-name="P7" draw:layer="layout" svg:width="0.931cm" svg:height="0.958cm" svg:x="12.788cm" svg:y="6.5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14" draw:style-name="gr371" draw:text-style-name="P7" draw:layer="layout" svg:width="0.932cm" svg:height="0.958cm" svg:x="13.719cm" svg:y="6.5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20" draw:style-name="gr372" draw:text-style-name="P7" draw:layer="layout" svg:width="0.932cm" svg:height="0.958cm" svg:x="15.496cm" svg:y="6.5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21" draw:style-name="gr373" draw:text-style-name="P7" draw:layer="layout" svg:width="0.932cm" svg:height="0.958cm" svg:x="14.596cm" svg:y="6.5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22" draw:style-name="gr374" draw:text-style-name="P7" draw:layer="layout" svg:width="0.932cm" svg:height="0.958cm" svg:x="9.996cm" svg:y="7.4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15" draw:style-name="gr375" draw:text-style-name="P7" draw:layer="layout" svg:width="0.931cm" svg:height="0.958cm" svg:x="10.928cm" svg:y="7.4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47" draw:style-name="gr376" draw:text-style-name="P7" draw:layer="layout" svg:width="0.932cm" svg:height="0.958cm" svg:x="11.86cm" svg:y="7.4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23" draw:style-name="gr377" draw:text-style-name="P7" draw:layer="layout" svg:width="0.931cm" svg:height="0.958cm" svg:x="12.788cm" svg:y="7.4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16" draw:style-name="gr378" draw:text-style-name="P7" draw:layer="layout" svg:width="0.932cm" svg:height="0.958cm" svg:x="13.719cm" svg:y="7.4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24" draw:style-name="gr379" draw:text-style-name="P7" draw:layer="layout" svg:width="0.932cm" svg:height="0.958cm" svg:x="15.496cm" svg:y="7.4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25" draw:style-name="gr380" draw:text-style-name="P7" draw:layer="layout" svg:width="0.932cm" svg:height="0.958cm" svg:x="14.596cm" svg:y="7.4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26" draw:style-name="gr381" draw:text-style-name="P7" draw:layer="layout" svg:width="0.931cm" svg:height="0.958cm" svg:x="22.789cm" svg:y="1.9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17" draw:style-name="gr382" draw:text-style-name="P7" draw:layer="layout" svg:width="0.932cm" svg:height="0.958cm" svg:x="23.72cm" svg:y="1.9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27" draw:style-name="gr383" draw:text-style-name="P7" draw:layer="layout" svg:width="0.931cm" svg:height="0.958cm" svg:x="22.789cm" svg:y="2.8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18" draw:style-name="gr384" draw:text-style-name="P7" draw:layer="layout" svg:width="0.932cm" svg:height="0.958cm" svg:x="23.72cm" svg:y="2.8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28" draw:style-name="gr385" draw:text-style-name="P7" draw:layer="layout" svg:width="0.931cm" svg:height="0.956cm" svg:x="22.789cm" svg:y="3.7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19" draw:style-name="gr386" draw:text-style-name="P7" draw:layer="layout" svg:width="0.932cm" svg:height="0.956cm" svg:x="23.72cm" svg:y="3.7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29" draw:style-name="gr387" draw:text-style-name="P7" draw:layer="layout" svg:width="0.931cm" svg:height="0.958cm" svg:x="22.789cm" svg:y="4.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20" draw:style-name="gr388" draw:text-style-name="P7" draw:layer="layout" svg:width="0.932cm" svg:height="0.958cm" svg:x="23.72cm" svg:y="4.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30" draw:style-name="gr389" draw:text-style-name="P7" draw:layer="layout" svg:width="0.931cm" svg:height="0.958cm" svg:x="22.789cm" svg:y="5.5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21" draw:style-name="gr390" draw:text-style-name="P7" draw:layer="layout" svg:width="0.932cm" svg:height="0.958cm" svg:x="23.72cm" svg:y="5.5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31" draw:style-name="gr391" draw:text-style-name="P7" draw:layer="layout" svg:width="0.932cm" svg:height="0.958cm" svg:x="18.198cm" svg:y="6.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22" draw:style-name="gr392" draw:text-style-name="P7" draw:layer="layout" svg:width="0.931cm" svg:height="0.958cm" svg:x="19.13cm" svg:y="6.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58" draw:style-name="gr393" draw:text-style-name="P7" draw:layer="layout" svg:width="0.932cm" svg:height="0.958cm" svg:x="20.062cm" svg:y="6.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32" draw:style-name="gr394" draw:text-style-name="P7" draw:layer="layout" svg:width="0.931cm" svg:height="0.958cm" svg:x="20.99cm" svg:y="6.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23" draw:style-name="gr395" draw:text-style-name="P7" draw:layer="layout" svg:width="0.932cm" svg:height="0.958cm" svg:x="21.921cm" svg:y="6.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33" draw:style-name="gr396" draw:text-style-name="P7" draw:layer="layout" svg:width="0.932cm" svg:height="0.958cm" svg:x="18.198cm" svg:y="7.4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24" draw:style-name="gr397" draw:text-style-name="P7" draw:layer="layout" svg:width="0.931cm" svg:height="0.958cm" svg:x="19.13cm" svg:y="7.4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59" draw:style-name="gr398" draw:text-style-name="P7" draw:layer="layout" svg:width="0.932cm" svg:height="0.958cm" svg:x="20.062cm" svg:y="7.4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34" draw:style-name="gr399" draw:text-style-name="P7" draw:layer="layout" svg:width="0.931cm" svg:height="0.958cm" svg:x="20.99cm" svg:y="7.4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25" draw:style-name="gr400" draw:text-style-name="P7" draw:layer="layout" svg:width="0.932cm" svg:height="0.958cm" svg:x="21.921cm" svg:y="7.4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35" draw:style-name="gr401" draw:text-style-name="P7" draw:layer="layout" svg:width="0.931cm" svg:height="0.958cm" svg:x="22.79cm" svg:y="6.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26" draw:style-name="gr402" draw:text-style-name="P7" draw:layer="layout" svg:width="0.932cm" svg:height="0.958cm" svg:x="23.721cm" svg:y="6.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36" draw:style-name="gr403" draw:text-style-name="P7" draw:layer="layout" svg:width="0.931cm" svg:height="0.958cm" svg:x="22.79cm" svg:y="7.4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27" draw:style-name="gr404" draw:text-style-name="P7" draw:layer="layout" svg:width="0.932cm" svg:height="0.958cm" svg:x="23.721cm" svg:y="7.4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37" draw:style-name="gr405" draw:text-style-name="P7" draw:layer="layout" svg:width="0.932cm" svg:height="0.958cm" svg:x="1.696cm" svg:y="6.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28" draw:style-name="gr406" draw:text-style-name="P7" draw:layer="layout" svg:width="0.931cm" svg:height="0.958cm" svg:x="2.628cm" svg:y="6.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60" draw:style-name="gr407" draw:text-style-name="P7" draw:layer="layout" svg:width="0.932cm" svg:height="0.958cm" svg:x="3.56cm" svg:y="6.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38" draw:style-name="gr408" draw:text-style-name="P7" draw:layer="layout" svg:width="0.931cm" svg:height="0.958cm" svg:x="4.488cm" svg:y="6.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29" draw:style-name="gr409" draw:text-style-name="P7" draw:layer="layout" svg:width="0.932cm" svg:height="0.958cm" svg:x="5.419cm" svg:y="6.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39" draw:style-name="gr410" draw:text-style-name="P7" draw:layer="layout" svg:width="0.932cm" svg:height="0.958cm" svg:x="1.696cm" svg:y="7.5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30" draw:style-name="gr411" draw:text-style-name="P7" draw:layer="layout" svg:width="0.931cm" svg:height="0.958cm" svg:x="2.628cm" svg:y="7.5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61" draw:style-name="gr412" draw:text-style-name="P7" draw:layer="layout" svg:width="0.932cm" svg:height="0.958cm" svg:x="3.56cm" svg:y="7.5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40" draw:style-name="gr413" draw:text-style-name="P7" draw:layer="layout" svg:width="0.931cm" svg:height="0.958cm" svg:x="4.488cm" svg:y="7.5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31" draw:style-name="gr414" draw:text-style-name="P7" draw:layer="layout" svg:width="0.932cm" svg:height="0.958cm" svg:x="5.419cm" svg:y="7.5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32" draw:style-name="gr415" draw:text-style-name="P7" draw:layer="layout" svg:width="0.932cm" svg:height="0.958cm" svg:x="6.319cm" svg:y="6.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33" draw:style-name="gr416" draw:text-style-name="P7" draw:layer="layout" svg:width="0.932cm" svg:height="0.958cm" svg:x="6.319cm" svg:y="7.5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34" draw:style-name="gr417" draw:text-style-name="P7" draw:layer="layout" svg:width="0.932cm" svg:height="0.958cm" svg:x="7.219cm" svg:y="2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35" draw:style-name="gr418" draw:text-style-name="P7" draw:layer="layout" svg:width="0.932cm" svg:height="0.958cm" svg:x="7.219cm" svg:y="2.9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36" draw:style-name="gr419" draw:text-style-name="P7" draw:layer="layout" svg:width="0.932cm" svg:height="0.956cm" svg:x="7.219cm" svg:y="3.8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37" draw:style-name="gr420" draw:text-style-name="P7" draw:layer="layout" svg:width="0.932cm" svg:height="0.958cm" svg:x="7.219cm" svg:y="4.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38" draw:style-name="gr421" draw:text-style-name="P7" draw:layer="layout" svg:width="0.932cm" svg:height="0.958cm" svg:x="7.219cm" svg:y="5.6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44" draw:style-name="gr422" draw:text-style-name="P7" draw:layer="layout" svg:width="0.932cm" svg:height="0.958cm" svg:x="7.22cm" svg:y="6.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45" draw:style-name="gr423" draw:text-style-name="P7" draw:layer="layout" svg:width="0.932cm" svg:height="0.958cm" svg:x="7.22cm" svg:y="7.5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60" draw:text-style-name="P8" draw:layer="layout" svg:x1="1.696cm" svg:y1="4.728cm" svg:x2="10.928cm" svg:y2="3.838cm">
          <text:p/>
        </draw:line>
        <draw:line draw:style-name="gr160" draw:text-style-name="P8" draw:layer="layout" svg:x1="4.488cm" svg:y1="4.728cm" svg:x2="11.859cm" svg:y2="3.838cm">
          <text:p/>
        </draw:line>
        <draw:line draw:style-name="gr160" draw:text-style-name="P8" draw:layer="layout" svg:x1="1.796cm" svg:y1="2.028cm" svg:x2="10.928cm" svg:y2="2.986cm">
          <text:p/>
        </draw:line>
        <draw:line draw:style-name="gr160" draw:text-style-name="P8" draw:layer="layout" svg:x1="4.396cm" svg:y1="2.028cm" svg:x2="11.859cm" svg:y2="2.964cm">
          <text:p/>
        </draw:line>
        <draw:line draw:style-name="gr160" draw:text-style-name="P8" draw:layer="layout" svg:x1="13.697cm" svg:y1="2.928cm" svg:x2="20.989cm" svg:y2="3.738cm">
          <text:p/>
        </draw:line>
        <draw:line draw:style-name="gr160" draw:text-style-name="P8" draw:layer="layout" svg:x1="10.997cm" svg:y1="2.928cm" svg:x2="20.06cm" svg:y2="3.738cm">
          <text:p/>
        </draw:line>
        <draw:line draw:style-name="gr160" draw:text-style-name="P8" draw:layer="layout" svg:x1="10.929cm" svg:y1="5.668cm" svg:x2="20.06cm" svg:y2="4.61cm">
          <text:p/>
        </draw:line>
        <draw:line draw:style-name="gr160" draw:text-style-name="P8" draw:layer="layout" svg:x1="13.619cm" svg:y1="5.646cm" svg:x2="20.989cm" svg:y2="4.61cm">
          <text:p/>
        </draw:line>
        <presentation:notes draw:style-name="dp3">
          <draw:page-thumbnail draw:style-name="gr27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folie" presentation:presentation-page-layout-name="AL2T1">
        <draw:custom-shape draw:name="Rechteck 5_139" draw:style-name="gr424" draw:text-style-name="P1" draw:layer="layout" svg:width="1.151cm" svg:height="1.131cm" svg:x="2.631cm" svg:y="1.9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62" draw:style-name="gr425" draw:text-style-name="P1" draw:layer="layout" svg:width="1.151cm" svg:height="1.131cm" svg:x="3.782cm" svg:y="1.9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41" draw:style-name="gr426" draw:text-style-name="P1" draw:layer="layout" svg:width="1.151cm" svg:height="1.131cm" svg:x="4.928cm" svg:y="1.9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40" draw:style-name="gr427" draw:text-style-name="P2" draw:layer="layout" svg:width="1.151cm" svg:height="1.131cm" svg:x="6.079cm" svg:y="1.9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41" draw:style-name="gr428" draw:text-style-name="P1" draw:layer="layout" svg:width="1.151cm" svg:height="1.131cm" svg:x="2.631cm" svg:y="2.9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63" draw:style-name="gr429" draw:text-style-name="P1" draw:layer="layout" svg:width="1.151cm" svg:height="1.131cm" svg:x="3.782cm" svg:y="2.9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42" draw:style-name="gr430" draw:text-style-name="P1" draw:layer="layout" svg:width="1.151cm" svg:height="1.131cm" svg:x="4.928cm" svg:y="2.9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42" draw:style-name="gr431" draw:text-style-name="P2" draw:layer="layout" svg:width="1.151cm" svg:height="1.131cm" svg:x="6.079cm" svg:y="2.9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43" draw:style-name="gr432" draw:text-style-name="P1" draw:layer="layout" svg:width="1.151cm" svg:height="1.132cm" svg:x="2.631cm" svg:y="3.9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64" draw:style-name="gr433" draw:text-style-name="P1" draw:layer="layout" svg:width="1.151cm" svg:height="1.132cm" svg:x="3.782cm" svg:y="3.9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43" draw:style-name="gr434" draw:text-style-name="P1" draw:layer="layout" svg:width="1.151cm" svg:height="1.132cm" svg:x="4.928cm" svg:y="3.9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46" draw:style-name="gr435" draw:text-style-name="P2" draw:layer="layout" svg:width="1.151cm" svg:height="1.132cm" svg:x="6.079cm" svg:y="3.9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47" draw:style-name="gr436" draw:text-style-name="P2" draw:layer="layout" svg:width="1.151cm" svg:height="1.131cm" svg:x="2.631cm" svg:y="5.0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65" draw:style-name="gr437" draw:text-style-name="P2" draw:layer="layout" svg:width="1.151cm" svg:height="1.131cm" svg:x="3.782cm" svg:y="5.0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44" draw:style-name="gr438" draw:text-style-name="P2" draw:layer="layout" svg:width="1.151cm" svg:height="1.131cm" svg:x="4.928cm" svg:y="5.0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48" draw:style-name="gr439" draw:text-style-name="P2" draw:layer="layout" svg:width="1.151cm" svg:height="1.131cm" svg:x="6.079cm" svg:y="5.0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49" draw:style-name="gr440" draw:text-style-name="P2" draw:layer="layout" svg:width="1.151cm" svg:height="1.131cm" svg:x="8.031cm" svg:y="1.9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66" draw:style-name="gr441" draw:text-style-name="P1" draw:layer="layout" svg:width="1.151cm" svg:height="1.131cm" svg:x="9.182cm" svg:y="1.9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45" draw:style-name="gr442" draw:text-style-name="P1" draw:layer="layout" svg:width="1.151cm" svg:height="1.131cm" svg:x="10.328cm" svg:y="1.9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50" draw:style-name="gr443" draw:text-style-name="P1" draw:layer="layout" svg:width="1.151cm" svg:height="1.131cm" svg:x="11.479cm" svg:y="1.9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51" draw:style-name="gr444" draw:text-style-name="P2" draw:layer="layout" svg:width="1.151cm" svg:height="1.131cm" svg:x="8.031cm" svg:y="2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67" draw:style-name="gr445" draw:text-style-name="P1" draw:layer="layout" svg:width="1.151cm" svg:height="1.131cm" svg:x="9.182cm" svg:y="2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46" draw:style-name="gr446" draw:text-style-name="P1" draw:layer="layout" svg:width="1.151cm" svg:height="1.131cm" svg:x="10.328cm" svg:y="2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52" draw:style-name="gr447" draw:text-style-name="P1" draw:layer="layout" svg:width="1.151cm" svg:height="1.131cm" svg:x="11.479cm" svg:y="2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53" draw:style-name="gr448" draw:text-style-name="P2" draw:layer="layout" svg:width="1.151cm" svg:height="1.132cm" svg:x="8.031cm" svg:y="3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68" draw:style-name="gr449" draw:text-style-name="P1" draw:layer="layout" svg:width="1.151cm" svg:height="1.132cm" svg:x="9.182cm" svg:y="3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47" draw:style-name="gr450" draw:text-style-name="P1" draw:layer="layout" svg:width="1.151cm" svg:height="1.132cm" svg:x="10.328cm" svg:y="3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54" draw:style-name="gr451" draw:text-style-name="P1" draw:layer="layout" svg:width="1.151cm" svg:height="1.132cm" svg:x="11.479cm" svg:y="3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55" draw:style-name="gr452" draw:text-style-name="P2" draw:layer="layout" svg:width="1.151cm" svg:height="1.131cm" svg:x="8.031cm" svg:y="5.09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69" draw:style-name="gr453" draw:text-style-name="P2" draw:layer="layout" svg:width="1.151cm" svg:height="1.131cm" svg:x="9.182cm" svg:y="5.09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48" draw:style-name="gr454" draw:text-style-name="P2" draw:layer="layout" svg:width="1.151cm" svg:height="1.131cm" svg:x="10.328cm" svg:y="5.09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56" draw:style-name="gr455" draw:text-style-name="P2" draw:layer="layout" svg:width="1.151cm" svg:height="1.131cm" svg:x="11.479cm" svg:y="5.09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57" draw:style-name="gr456" draw:text-style-name="P2" draw:layer="layout" svg:width="1.151cm" svg:height="1.131cm" svg:x="13.431cm" svg:y="1.9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70" draw:style-name="gr457" draw:text-style-name="P2" draw:layer="layout" svg:width="1.151cm" svg:height="1.131cm" svg:x="14.582cm" svg:y="1.9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49" draw:style-name="gr458" draw:text-style-name="P2" draw:layer="layout" svg:width="1.151cm" svg:height="1.131cm" svg:x="15.728cm" svg:y="1.9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58" draw:style-name="gr459" draw:text-style-name="P2" draw:layer="layout" svg:width="1.151cm" svg:height="1.131cm" svg:x="16.879cm" svg:y="1.9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59" draw:style-name="gr460" draw:text-style-name="P1" draw:layer="layout" svg:width="1.151cm" svg:height="1.131cm" svg:x="13.431cm" svg:y="2.9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71" draw:style-name="gr461" draw:text-style-name="P1" draw:layer="layout" svg:width="1.151cm" svg:height="1.131cm" svg:x="14.582cm" svg:y="2.9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50" draw:style-name="gr462" draw:text-style-name="P1" draw:layer="layout" svg:width="1.151cm" svg:height="1.131cm" svg:x="15.728cm" svg:y="2.9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60" draw:style-name="gr463" draw:text-style-name="P2" draw:layer="layout" svg:width="1.151cm" svg:height="1.131cm" svg:x="16.879cm" svg:y="2.9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61" draw:style-name="gr464" draw:text-style-name="P1" draw:layer="layout" svg:width="1.151cm" svg:height="1.132cm" svg:x="13.431cm" svg:y="3.9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72" draw:style-name="gr465" draw:text-style-name="P1" draw:layer="layout" svg:width="1.151cm" svg:height="1.132cm" svg:x="14.582cm" svg:y="3.9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51" draw:style-name="gr466" draw:text-style-name="P1" draw:layer="layout" svg:width="1.151cm" svg:height="1.132cm" svg:x="15.728cm" svg:y="3.9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62" draw:style-name="gr467" draw:text-style-name="P2" draw:layer="layout" svg:width="1.151cm" svg:height="1.132cm" svg:x="16.879cm" svg:y="3.9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63" draw:style-name="gr468" draw:text-style-name="P1" draw:layer="layout" svg:width="1.151cm" svg:height="1.131cm" svg:x="13.431cm" svg:y="5.0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73" draw:style-name="gr469" draw:text-style-name="P1" draw:layer="layout" svg:width="1.151cm" svg:height="1.131cm" svg:x="14.582cm" svg:y="5.0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52" draw:style-name="gr470" draw:text-style-name="P1" draw:layer="layout" svg:width="1.151cm" svg:height="1.131cm" svg:x="15.728cm" svg:y="5.0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64" draw:style-name="gr471" draw:text-style-name="P2" draw:layer="layout" svg:width="1.151cm" svg:height="1.131cm" svg:x="16.879cm" svg:y="5.0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65" draw:style-name="gr472" draw:text-style-name="P2" draw:layer="layout" svg:width="1.151cm" svg:height="1.131cm" svg:x="18.831cm" svg:y="1.9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74" draw:style-name="gr473" draw:text-style-name="P2" draw:layer="layout" svg:width="1.151cm" svg:height="1.131cm" svg:x="19.982cm" svg:y="1.9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53" draw:style-name="gr474" draw:text-style-name="P2" draw:layer="layout" svg:width="1.151cm" svg:height="1.131cm" svg:x="21.128cm" svg:y="1.9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66" draw:style-name="gr475" draw:text-style-name="P2" draw:layer="layout" svg:width="1.151cm" svg:height="1.131cm" svg:x="22.279cm" svg:y="1.9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67" draw:style-name="gr476" draw:text-style-name="P2" draw:layer="layout" svg:width="1.151cm" svg:height="1.131cm" svg:x="18.831cm" svg:y="2.9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75" draw:style-name="gr477" draw:text-style-name="P1" draw:layer="layout" svg:width="1.151cm" svg:height="1.131cm" svg:x="19.982cm" svg:y="2.9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54" draw:style-name="gr478" draw:text-style-name="P1" draw:layer="layout" svg:width="1.151cm" svg:height="1.131cm" svg:x="21.128cm" svg:y="2.9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68" draw:style-name="gr479" draw:text-style-name="P1" draw:layer="layout" svg:width="1.151cm" svg:height="1.131cm" svg:x="22.279cm" svg:y="2.9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69" draw:style-name="gr480" draw:text-style-name="P2" draw:layer="layout" svg:width="1.151cm" svg:height="1.132cm" svg:x="18.831cm" svg:y="3.9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76" draw:style-name="gr481" draw:text-style-name="P1" draw:layer="layout" svg:width="1.151cm" svg:height="1.132cm" svg:x="19.982cm" svg:y="3.9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55" draw:style-name="gr482" draw:text-style-name="P1" draw:layer="layout" svg:width="1.151cm" svg:height="1.132cm" svg:x="21.128cm" svg:y="3.9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70" draw:style-name="gr483" draw:text-style-name="P1" draw:layer="layout" svg:width="1.151cm" svg:height="1.132cm" svg:x="22.279cm" svg:y="3.9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71" draw:style-name="gr484" draw:text-style-name="P2" draw:layer="layout" svg:width="1.151cm" svg:height="1.131cm" svg:x="18.831cm" svg:y="5.0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77" draw:style-name="gr485" draw:text-style-name="P1" draw:layer="layout" svg:width="1.151cm" svg:height="1.131cm" svg:x="19.982cm" svg:y="5.0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56" draw:style-name="gr486" draw:text-style-name="P1" draw:layer="layout" svg:width="1.151cm" svg:height="1.131cm" svg:x="21.128cm" svg:y="5.0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72" draw:style-name="gr487" draw:text-style-name="P1" draw:layer="layout" svg:width="1.151cm" svg:height="1.131cm" svg:x="22.279cm" svg:y="5.0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57" draw:style-name="gr488" draw:text-style-name="P9" draw:layer="layout" svg:width="1.151cm" svg:height="1.132cm" svg:x="4.027cm" svg:y="6.8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73" draw:style-name="gr489" draw:text-style-name="P4" draw:layer="layout" svg:width="1.151cm" svg:height="1.132cm" svg:x="5.178cm" svg:y="6.8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58" draw:style-name="gr490" draw:text-style-name="P4" draw:layer="layout" svg:width="1.151cm" svg:height="1.131cm" svg:x="4.027cm" svg:y="7.9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74" draw:style-name="gr491" draw:text-style-name="P4" draw:layer="layout" svg:width="1.151cm" svg:height="1.131cm" svg:x="5.178cm" svg:y="7.9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59" draw:style-name="gr492" draw:text-style-name="P4" draw:layer="layout" svg:width="1.151cm" svg:height="1.132cm" svg:x="9.226cm" svg:y="6.8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75" draw:style-name="gr493" draw:text-style-name="P9" draw:layer="layout" svg:width="1.151cm" svg:height="1.132cm" svg:x="10.377cm" svg:y="6.8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60" draw:style-name="gr494" draw:text-style-name="P4" draw:layer="layout" svg:width="1.151cm" svg:height="1.131cm" svg:x="9.226cm" svg:y="7.9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76" draw:style-name="gr495" draw:text-style-name="P4" draw:layer="layout" svg:width="1.151cm" svg:height="1.131cm" svg:x="10.377cm" svg:y="7.9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61" draw:style-name="gr496" draw:text-style-name="P4" draw:layer="layout" svg:width="1.151cm" svg:height="1.132cm" svg:x="14.425cm" svg:y="6.8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77" draw:style-name="gr497" draw:text-style-name="P4" draw:layer="layout" svg:width="1.151cm" svg:height="1.132cm" svg:x="15.576cm" svg:y="6.8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62" draw:style-name="gr498" draw:text-style-name="P9" draw:layer="layout" svg:width="1.151cm" svg:height="1.131cm" svg:x="14.425cm" svg:y="7.9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78" draw:style-name="gr499" draw:text-style-name="P4" draw:layer="layout" svg:width="1.151cm" svg:height="1.131cm" svg:x="15.576cm" svg:y="7.9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63" draw:style-name="gr500" draw:text-style-name="P4" draw:layer="layout" svg:width="1.151cm" svg:height="1.132cm" svg:x="19.724cm" svg:y="6.8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79" draw:style-name="gr501" draw:text-style-name="P4" draw:layer="layout" svg:width="1.151cm" svg:height="1.132cm" svg:x="20.875cm" svg:y="6.8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64" draw:style-name="gr502" draw:text-style-name="P4" draw:layer="layout" svg:width="1.151cm" svg:height="1.131cm" svg:x="19.724cm" svg:y="7.9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80" draw:style-name="gr503" draw:text-style-name="P9" draw:layer="layout" svg:width="1.151cm" svg:height="1.131cm" svg:x="20.875cm" svg:y="7.9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04" draw:text-style-name="P5" draw:layer="layout" svg:width="2.032cm" svg:height="1.673cm" svg:x="0.254cm" svg:y="3.764cm">
          <draw:text-box>
            <text:p>Input</text:p>
          </draw:text-box>
        </draw:frame>
        <draw:frame draw:style-name="gr504" draw:text-style-name="P5" draw:layer="layout" svg:width="2.54cm" svg:height="1.673cm" svg:x="0.254cm" svg:y="7.465cm">
          <draw:text-box>
            <text:p>Output</text:p>
          </draw:text-box>
        </draw:frame>
        <draw:custom-shape draw:name="Rechteck 5_181" draw:style-name="gr505" draw:text-style-name="P1" draw:layer="layout" svg:width="1.151cm" svg:height="1.131cm" svg:x="2.231cm" svg:y="10.1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78" draw:style-name="gr506" draw:text-style-name="P1" draw:layer="layout" svg:width="1.151cm" svg:height="1.131cm" svg:x="3.382cm" svg:y="10.1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65" draw:style-name="gr507" draw:text-style-name="P1" draw:layer="layout" svg:width="1.151cm" svg:height="1.131cm" svg:x="4.528cm" svg:y="10.1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83" draw:style-name="gr508" draw:text-style-name="P1" draw:layer="layout" svg:width="1.151cm" svg:height="1.131cm" svg:x="2.231cm" svg:y="11.1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79" draw:style-name="gr509" draw:text-style-name="P1" draw:layer="layout" svg:width="1.151cm" svg:height="1.131cm" svg:x="3.382cm" svg:y="11.1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66" draw:style-name="gr510" draw:text-style-name="P1" draw:layer="layout" svg:width="1.151cm" svg:height="1.131cm" svg:x="4.528cm" svg:y="11.1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85" draw:style-name="gr511" draw:text-style-name="P1" draw:layer="layout" svg:width="1.151cm" svg:height="1.132cm" svg:x="2.231cm" svg:y="12.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80" draw:style-name="gr512" draw:text-style-name="P1" draw:layer="layout" svg:width="1.151cm" svg:height="1.132cm" svg:x="3.382cm" svg:y="12.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67" draw:style-name="gr513" draw:text-style-name="P10" draw:layer="layout" svg:width="1.151cm" svg:height="1.132cm" svg:x="4.528cm" svg:y="12.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86" draw:style-name="gr514" draw:text-style-name="P2" draw:layer="layout" svg:width="1.151cm" svg:height="1.132cm" svg:x="5.679cm" svg:y="12.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68" draw:style-name="gr515" draw:text-style-name="P2" draw:layer="layout" svg:width="1.151cm" svg:height="1.131cm" svg:x="4.528cm" svg:y="13.29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88" draw:style-name="gr516" draw:text-style-name="P2" draw:layer="layout" svg:width="1.151cm" svg:height="1.131cm" svg:x="5.679cm" svg:y="13.29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82" draw:style-name="gr517" draw:text-style-name="P1" draw:layer="layout" svg:width="1.151cm" svg:height="1.131cm" svg:x="7.931cm" svg:y="10.1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81" draw:style-name="gr518" draw:text-style-name="P1" draw:layer="layout" svg:width="1.151cm" svg:height="1.131cm" svg:x="9.082cm" svg:y="10.1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69" draw:style-name="gr519" draw:text-style-name="P1" draw:layer="layout" svg:width="1.151cm" svg:height="1.131cm" svg:x="10.228cm" svg:y="10.1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84" draw:style-name="gr520" draw:text-style-name="P1" draw:layer="layout" svg:width="1.151cm" svg:height="1.131cm" svg:x="7.931cm" svg:y="11.1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82" draw:style-name="gr521" draw:text-style-name="P1" draw:layer="layout" svg:width="1.151cm" svg:height="1.131cm" svg:x="9.082cm" svg:y="11.1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70" draw:style-name="gr522" draw:text-style-name="P1" draw:layer="layout" svg:width="1.151cm" svg:height="1.131cm" svg:x="10.228cm" svg:y="11.1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87" draw:style-name="gr523" draw:text-style-name="P1" draw:layer="layout" svg:width="1.151cm" svg:height="1.132cm" svg:x="7.931cm" svg:y="12.1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83" draw:style-name="gr524" draw:text-style-name="P10" draw:layer="layout" svg:width="1.151cm" svg:height="1.132cm" svg:x="9.082cm" svg:y="12.1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71" draw:style-name="gr525" draw:text-style-name="P10" draw:layer="layout" svg:width="1.151cm" svg:height="1.132cm" svg:x="10.228cm" svg:y="12.1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72" draw:style-name="gr526" draw:text-style-name="P2" draw:layer="layout" svg:width="1.151cm" svg:height="1.131cm" svg:x="10.228cm" svg:y="13.2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90" draw:style-name="gr527" draw:text-style-name="P2" draw:layer="layout" svg:width="1.151cm" svg:height="1.131cm" svg:x="9.079cm" svg:y="13.2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89" draw:style-name="gr528" draw:text-style-name="P1" draw:layer="layout" svg:width="1.151cm" svg:height="1.131cm" svg:x="12.03cm" svg:y="10.1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84" draw:style-name="gr529" draw:text-style-name="P1" draw:layer="layout" svg:width="1.151cm" svg:height="1.131cm" svg:x="13.181cm" svg:y="10.1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73" draw:style-name="gr530" draw:text-style-name="P1" draw:layer="layout" svg:width="1.151cm" svg:height="1.131cm" svg:x="14.327cm" svg:y="10.1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91" draw:style-name="gr531" draw:text-style-name="P1" draw:layer="layout" svg:width="1.151cm" svg:height="1.131cm" svg:x="12.03cm" svg:y="11.1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85" draw:style-name="gr532" draw:text-style-name="P1" draw:layer="layout" svg:width="1.151cm" svg:height="1.131cm" svg:x="13.181cm" svg:y="11.1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74" draw:style-name="gr533" draw:text-style-name="P1" draw:layer="layout" svg:width="1.151cm" svg:height="1.131cm" svg:x="14.327cm" svg:y="11.1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92" draw:style-name="gr534" draw:text-style-name="P10" draw:layer="layout" svg:width="1.151cm" svg:height="1.132cm" svg:x="12.03cm" svg:y="12.1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86" draw:style-name="gr535" draw:text-style-name="P10" draw:layer="layout" svg:width="1.151cm" svg:height="1.132cm" svg:x="13.181cm" svg:y="12.1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75" draw:style-name="gr536" draw:text-style-name="P1" draw:layer="layout" svg:width="1.151cm" svg:height="1.132cm" svg:x="14.327cm" svg:y="12.1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76" draw:style-name="gr537" draw:text-style-name="P2" draw:layer="layout" svg:width="1.151cm" svg:height="1.131cm" svg:x="12.027cm" svg:y="13.2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93" draw:style-name="gr538" draw:text-style-name="P2" draw:layer="layout" svg:width="1.151cm" svg:height="1.131cm" svg:x="13.178cm" svg:y="13.2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94" draw:style-name="gr539" draw:text-style-name="P1" draw:layer="layout" svg:width="1.151cm" svg:height="1.131cm" svg:x="17.43cm" svg:y="10.1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87" draw:style-name="gr540" draw:text-style-name="P1" draw:layer="layout" svg:width="1.151cm" svg:height="1.131cm" svg:x="18.581cm" svg:y="10.1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77" draw:style-name="gr541" draw:text-style-name="P1" draw:layer="layout" svg:width="1.151cm" svg:height="1.131cm" svg:x="19.727cm" svg:y="10.1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95" draw:style-name="gr542" draw:text-style-name="P1" draw:layer="layout" svg:width="1.151cm" svg:height="1.131cm" svg:x="17.43cm" svg:y="11.15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88" draw:style-name="gr543" draw:text-style-name="P1" draw:layer="layout" svg:width="1.151cm" svg:height="1.131cm" svg:x="18.581cm" svg:y="11.15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78" draw:style-name="gr544" draw:text-style-name="P1" draw:layer="layout" svg:width="1.151cm" svg:height="1.131cm" svg:x="19.727cm" svg:y="11.15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96" draw:style-name="gr545" draw:text-style-name="P10" draw:layer="layout" svg:width="1.151cm" svg:height="1.132cm" svg:x="17.43cm" svg:y="12.1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89" draw:style-name="gr546" draw:text-style-name="P1" draw:layer="layout" svg:width="1.151cm" svg:height="1.132cm" svg:x="18.581cm" svg:y="12.1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79" draw:style-name="gr547" draw:text-style-name="P1" draw:layer="layout" svg:width="1.151cm" svg:height="1.132cm" svg:x="19.727cm" svg:y="12.1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80" draw:style-name="gr548" draw:text-style-name="P2" draw:layer="layout" svg:width="1.151cm" svg:height="1.131cm" svg:x="17.427cm" svg:y="13.29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98" draw:style-name="gr549" draw:text-style-name="P2" draw:layer="layout" svg:width="1.151cm" svg:height="1.131cm" svg:x="16.278cm" svg:y="12.19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97" draw:style-name="gr550" draw:text-style-name="P2" draw:layer="layout" svg:width="1.151cm" svg:height="1.131cm" svg:x="16.278cm" svg:y="13.29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99" draw:style-name="gr551" draw:text-style-name="P2" draw:layer="layout" svg:width="1.151cm" svg:height="1.131cm" svg:x="16.278cm" svg:y="13.29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7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folie" presentation:presentation-page-layout-name="AL2T1">
        <draw:frame draw:style-name="gr504" draw:text-style-name="P5" draw:layer="layout" svg:width="2.032cm" svg:height="1.673cm" svg:x="0.254cm" svg:y="1.121cm">
          <draw:text-box>
            <text:p>Input</text:p>
          </draw:text-box>
        </draw:frame>
        <draw:frame draw:style-name="gr504" draw:text-style-name="P5" draw:layer="layout" svg:width="2.54cm" svg:height="1.673cm" svg:x="0.554cm" svg:y="13.465cm">
          <draw:text-box>
            <text:p>Output</text:p>
          </draw:text-box>
        </draw:frame>
        <draw:custom-shape draw:name="Rechteck 5_205" draw:style-name="gr552" draw:text-style-name="P7" draw:layer="layout" svg:width="1.151cm" svg:height="1.131cm" svg:x="14.43cm" svg:y="4.7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93" draw:style-name="gr553" draw:text-style-name="P7" draw:layer="layout" svg:width="1.151cm" svg:height="1.131cm" svg:x="15.581cm" svg:y="4.7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85" draw:style-name="gr554" draw:text-style-name="P7" draw:layer="layout" svg:width="1.151cm" svg:height="1.131cm" svg:x="16.727cm" svg:y="4.7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06" draw:style-name="gr555" draw:text-style-name="P7" draw:layer="layout" svg:width="1.151cm" svg:height="1.131cm" svg:x="14.43cm" svg:y="5.7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94" draw:style-name="gr556" draw:text-style-name="P7" draw:layer="layout" svg:width="1.151cm" svg:height="1.131cm" svg:x="15.581cm" svg:y="5.7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86" draw:style-name="gr557" draw:text-style-name="P7" draw:layer="layout" svg:width="1.151cm" svg:height="1.131cm" svg:x="16.727cm" svg:y="5.7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07" draw:style-name="gr558" draw:text-style-name="P7" draw:layer="layout" svg:width="1.151cm" svg:height="1.132cm" svg:x="14.43cm" svg:y="6.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95" draw:style-name="gr559" draw:text-style-name="P7" draw:layer="layout" svg:width="1.151cm" svg:height="1.132cm" svg:x="15.581cm" svg:y="6.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08" draw:style-name="gr560" draw:text-style-name="P7" draw:layer="layout" svg:width="1.151cm" svg:height="1.131cm" svg:x="14.43cm" svg:y="4.7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15" draw:style-name="gr561" draw:text-style-name="P7" draw:layer="layout" svg:width="1.151cm" svg:height="1.131cm" svg:x="15.581cm" svg:y="4.7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87" draw:style-name="gr562" draw:text-style-name="P7" draw:layer="layout" svg:width="1.151cm" svg:height="1.131cm" svg:x="16.727cm" svg:y="4.7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09" draw:style-name="gr563" draw:text-style-name="P7" draw:layer="layout" svg:width="1.151cm" svg:height="1.131cm" svg:x="14.43cm" svg:y="5.7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16" draw:style-name="gr564" draw:text-style-name="P7" draw:layer="layout" svg:width="1.151cm" svg:height="1.131cm" svg:x="15.581cm" svg:y="5.7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88" draw:style-name="gr565" draw:text-style-name="P7" draw:layer="layout" svg:width="1.151cm" svg:height="1.131cm" svg:x="16.727cm" svg:y="5.7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10" draw:style-name="gr566" draw:text-style-name="P7" draw:layer="layout" svg:width="1.151cm" svg:height="1.132cm" svg:x="14.43cm" svg:y="6.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17" draw:style-name="gr567" draw:text-style-name="P7" draw:layer="layout" svg:width="1.151cm" svg:height="1.132cm" svg:x="15.581cm" svg:y="6.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37" draw:style-name="gr568" draw:text-style-name="P1" draw:layer="layout" svg:width="1.151cm" svg:height="1.131cm" svg:x="17.829cm" svg:y="4.7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38" draw:style-name="gr569" draw:text-style-name="P1" draw:layer="layout" svg:width="1.151cm" svg:height="1.131cm" svg:x="17.829cm" svg:y="5.7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39" draw:style-name="gr570" draw:text-style-name="P1" draw:layer="layout" svg:width="1.151cm" svg:height="1.131cm" svg:x="17.829cm" svg:y="4.7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53" draw:style-name="gr571" draw:text-style-name="P1" draw:layer="layout" svg:width="1.151cm" svg:height="1.131cm" svg:x="17.829cm" svg:y="5.7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89" draw:style-name="gr572" draw:text-style-name="P7" draw:layer="layout" svg:width="1.151cm" svg:height="1.132cm" svg:x="16.726cm" svg:y="6.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54" draw:style-name="gr573" draw:text-style-name="P10" draw:layer="layout" svg:width="1.151cm" svg:height="1.132cm" svg:x="17.877cm" svg:y="6.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90" draw:style-name="gr574" draw:text-style-name="P2" draw:layer="layout" svg:width="1.151cm" svg:height="1.131cm" svg:x="16.726cm" svg:y="7.89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55" draw:style-name="gr575" draw:text-style-name="P2" draw:layer="layout" svg:width="1.151cm" svg:height="1.131cm" svg:x="17.877cm" svg:y="7.89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91" draw:style-name="gr576" draw:text-style-name="P2" draw:layer="layout" svg:width="1.151cm" svg:height="1.132cm" svg:x="16.726cm" svg:y="6.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92" draw:style-name="gr577" draw:text-style-name="P2" draw:layer="layout" svg:width="1.151cm" svg:height="1.131cm" svg:x="16.726cm" svg:y="7.89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57" draw:style-name="gr578" draw:text-style-name="P2" draw:layer="layout" svg:width="1.151cm" svg:height="1.131cm" svg:x="17.877cm" svg:y="7.89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58" draw:style-name="gr579" draw:text-style-name="P7" draw:layer="layout" svg:width="1.151cm" svg:height="1.131cm" svg:x="14.429cm" svg:y="7.9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30" draw:style-name="gr580" draw:text-style-name="P7" draw:layer="layout" svg:width="1.151cm" svg:height="1.131cm" svg:x="15.58cm" svg:y="7.9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59" draw:style-name="gr581" draw:text-style-name="P7" draw:layer="layout" svg:width="1.151cm" svg:height="1.131cm" svg:x="14.429cm" svg:y="8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31" draw:style-name="gr582" draw:text-style-name="P7" draw:layer="layout" svg:width="1.151cm" svg:height="1.131cm" svg:x="15.58cm" svg:y="8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60" draw:style-name="gr583" draw:text-style-name="P7" draw:layer="layout" svg:width="1.151cm" svg:height="1.132cm" svg:x="14.429cm" svg:y="9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32" draw:style-name="gr584" draw:text-style-name="P7" draw:layer="layout" svg:width="1.151cm" svg:height="1.132cm" svg:x="15.58cm" svg:y="9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61" draw:style-name="gr585" draw:text-style-name="P7" draw:layer="layout" svg:width="1.151cm" svg:height="1.131cm" svg:x="14.429cm" svg:y="7.9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33" draw:style-name="gr586" draw:text-style-name="P7" draw:layer="layout" svg:width="1.151cm" svg:height="1.131cm" svg:x="15.58cm" svg:y="7.9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62" draw:style-name="gr587" draw:text-style-name="P7" draw:layer="layout" svg:width="1.151cm" svg:height="1.131cm" svg:x="14.429cm" svg:y="8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34" draw:style-name="gr588" draw:text-style-name="P7" draw:layer="layout" svg:width="1.151cm" svg:height="1.131cm" svg:x="15.58cm" svg:y="8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63" draw:style-name="gr589" draw:text-style-name="P7" draw:layer="layout" svg:width="1.151cm" svg:height="1.132cm" svg:x="14.429cm" svg:y="9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35" draw:style-name="gr590" draw:text-style-name="P7" draw:layer="layout" svg:width="1.151cm" svg:height="1.132cm" svg:x="15.58cm" svg:y="9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64" draw:style-name="gr591" draw:text-style-name="P7" draw:layer="layout" svg:width="1.151cm" svg:height="1.131cm" svg:x="16.728cm" svg:y="8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36" draw:style-name="gr592" draw:text-style-name="P7" draw:layer="layout" svg:width="1.151cm" svg:height="1.131cm" svg:x="17.879cm" svg:y="8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65" draw:style-name="gr593" draw:text-style-name="P7" draw:layer="layout" svg:width="1.151cm" svg:height="1.132cm" svg:x="16.728cm" svg:y="9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37" draw:style-name="gr594" draw:text-style-name="P7" draw:layer="layout" svg:width="1.151cm" svg:height="1.132cm" svg:x="17.879cm" svg:y="9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66" draw:style-name="gr595" draw:text-style-name="P7" draw:layer="layout" svg:width="1.151cm" svg:height="1.131cm" svg:x="16.728cm" svg:y="8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38" draw:style-name="gr596" draw:text-style-name="P7" draw:layer="layout" svg:width="1.151cm" svg:height="1.131cm" svg:x="17.879cm" svg:y="8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67" draw:style-name="gr597" draw:text-style-name="P7" draw:layer="layout" svg:width="1.151cm" svg:height="1.132cm" svg:x="16.728cm" svg:y="9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39" draw:style-name="gr598" draw:text-style-name="P7" draw:layer="layout" svg:width="1.151cm" svg:height="1.132cm" svg:x="17.879cm" svg:y="9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99" draw:text-style-name="P11" draw:layer="layout" svg:width="0.254cm" svg:height="0.254cm" svg:x="11.523cm" svg:y="7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9" draw:text-style-name="P11" draw:layer="layout" svg:width="0.254cm" svg:height="0.254cm" svg:x="12.023cm" svg:y="7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9" draw:text-style-name="P11" draw:layer="layout" svg:width="0.254cm" svg:height="0.254cm" svg:x="12.523cm" svg:y="7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9" draw:text-style-name="P11" draw:layer="layout" svg:width="0.254cm" svg:height="0.254cm" svg:x="13.023cm" svg:y="7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hteck 5_245" draw:style-name="gr600" draw:text-style-name="P2" draw:layer="layout" svg:width="1.151cm" svg:height="1.131cm" svg:x="5.826cm" svg:y="0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09" draw:style-name="gr601" draw:text-style-name="P2" draw:layer="layout" svg:width="1.151cm" svg:height="1.131cm" svg:x="6.977cm" svg:y="0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46" draw:style-name="gr602" draw:text-style-name="P2" draw:layer="layout" svg:width="1.151cm" svg:height="1.132cm" svg:x="5.826cm" svg:y="1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10" draw:style-name="gr603" draw:text-style-name="P2" draw:layer="layout" svg:width="1.151cm" svg:height="1.132cm" svg:x="6.977cm" svg:y="1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47" draw:style-name="gr604" draw:text-style-name="P2" draw:layer="layout" svg:width="1.151cm" svg:height="1.131cm" svg:x="5.826cm" svg:y="0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11" draw:style-name="gr605" draw:text-style-name="P2" draw:layer="layout" svg:width="1.151cm" svg:height="1.131cm" svg:x="6.977cm" svg:y="0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48" draw:style-name="gr606" draw:text-style-name="P2" draw:layer="layout" svg:width="1.151cm" svg:height="1.132cm" svg:x="5.826cm" svg:y="1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12" draw:style-name="gr607" draw:text-style-name="P2" draw:layer="layout" svg:width="1.151cm" svg:height="1.132cm" svg:x="6.977cm" svg:y="1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49" draw:style-name="gr608" draw:text-style-name="P2" draw:layer="layout" svg:width="1.151cm" svg:height="1.131cm" svg:x="16.725cm" svg:y="0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13" draw:style-name="gr609" draw:text-style-name="P2" draw:layer="layout" svg:width="1.151cm" svg:height="1.131cm" svg:x="17.876cm" svg:y="0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50" draw:style-name="gr610" draw:text-style-name="P2" draw:layer="layout" svg:width="1.151cm" svg:height="1.132cm" svg:x="16.725cm" svg:y="1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14" draw:style-name="gr611" draw:text-style-name="P2" draw:layer="layout" svg:width="1.151cm" svg:height="1.132cm" svg:x="17.876cm" svg:y="1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51" draw:style-name="gr612" draw:text-style-name="P2" draw:layer="layout" svg:width="1.151cm" svg:height="1.131cm" svg:x="16.725cm" svg:y="0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52" draw:style-name="gr613" draw:text-style-name="P2" draw:layer="layout" svg:width="1.151cm" svg:height="1.131cm" svg:x="17.876cm" svg:y="0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52" draw:style-name="gr614" draw:text-style-name="P2" draw:layer="layout" svg:width="1.151cm" svg:height="1.132cm" svg:x="16.725cm" svg:y="1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53" draw:style-name="gr615" draw:text-style-name="P2" draw:layer="layout" svg:width="1.151cm" svg:height="1.132cm" svg:x="17.876cm" svg:y="1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echteck 5_240" draw:style-name="gr616" draw:text-style-name="P1" draw:layer="layout" svg:width="1.151cm" svg:height="1.131cm" svg:x="3.531cm" svg:y="4.7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06" draw:style-name="gr617" draw:text-style-name="P1" draw:layer="layout" svg:width="1.151cm" svg:height="1.131cm" svg:x="4.682cm" svg:y="4.7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_205" draw:style-name="gr618" draw:text-style-name="P1" draw:layer="layout" svg:width="1.151cm" svg:height="1.131cm" svg:x="5.828cm" svg:y="4.7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41" draw:style-name="gr619" draw:text-style-name="P1" draw:layer="layout" svg:width="1.151cm" svg:height="1.131cm" svg:x="3.531cm" svg:y="5.7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07" draw:style-name="gr620" draw:text-style-name="P1" draw:layer="layout" svg:width="1.151cm" svg:height="1.131cm" svg:x="4.682cm" svg:y="5.7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_206" draw:style-name="gr621" draw:text-style-name="P1" draw:layer="layout" svg:width="1.151cm" svg:height="1.131cm" svg:x="5.828cm" svg:y="5.7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42" draw:style-name="gr622" draw:text-style-name="P1" draw:layer="layout" svg:width="1.151cm" svg:height="1.132cm" svg:x="3.531cm" svg:y="6.7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08" draw:style-name="gr623" draw:text-style-name="P1" draw:layer="layout" svg:width="1.151cm" svg:height="1.132cm" svg:x="4.682cm" svg:y="6.7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00" draw:style-name="gr624" draw:text-style-name="P1" draw:layer="layout" svg:width="1.151cm" svg:height="1.131cm" svg:x="3.531cm" svg:y="4.7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90" draw:style-name="gr625" draw:text-style-name="P1" draw:layer="layout" svg:width="1.151cm" svg:height="1.131cm" svg:x="4.682cm" svg:y="4.7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_181" draw:style-name="gr626" draw:text-style-name="P1" draw:layer="layout" svg:width="1.151cm" svg:height="1.131cm" svg:x="5.828cm" svg:y="4.7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01" draw:style-name="gr627" draw:text-style-name="P1" draw:layer="layout" svg:width="1.151cm" svg:height="1.131cm" svg:x="3.531cm" svg:y="5.7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91" draw:style-name="gr628" draw:text-style-name="P1" draw:layer="layout" svg:width="1.151cm" svg:height="1.131cm" svg:x="4.682cm" svg:y="5.7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_182" draw:style-name="gr629" draw:text-style-name="P1" draw:layer="layout" svg:width="1.151cm" svg:height="1.131cm" svg:x="5.828cm" svg:y="5.7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02" draw:style-name="gr630" draw:text-style-name="P1" draw:layer="layout" svg:width="1.151cm" svg:height="1.132cm" svg:x="3.531cm" svg:y="6.7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92" draw:style-name="gr631" draw:text-style-name="P1" draw:layer="layout" svg:width="1.151cm" svg:height="1.132cm" svg:x="4.682cm" svg:y="6.7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11" draw:style-name="gr632" draw:text-style-name="P7" draw:layer="layout" svg:width="1.151cm" svg:height="1.131cm" svg:x="6.93cm" svg:y="4.7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12" draw:style-name="gr633" draw:text-style-name="P7" draw:layer="layout" svg:width="1.151cm" svg:height="1.131cm" svg:x="6.93cm" svg:y="5.7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13" draw:style-name="gr634" draw:text-style-name="P7" draw:layer="layout" svg:width="1.151cm" svg:height="1.131cm" svg:x="6.93cm" svg:y="4.7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14" draw:style-name="gr635" draw:text-style-name="P7" draw:layer="layout" svg:width="1.151cm" svg:height="1.131cm" svg:x="6.93cm" svg:y="5.7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_207" draw:style-name="gr636" draw:text-style-name="P10" draw:layer="layout" svg:width="1.151cm" svg:height="1.132cm" svg:x="5.827cm" svg:y="6.7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43" draw:style-name="gr637" draw:text-style-name="P2" draw:layer="layout" svg:width="1.151cm" svg:height="1.132cm" svg:x="6.978cm" svg:y="6.7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_208" draw:style-name="gr638" draw:text-style-name="P2" draw:layer="layout" svg:width="1.151cm" svg:height="1.131cm" svg:x="5.827cm" svg:y="7.89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44" draw:style-name="gr639" draw:text-style-name="P2" draw:layer="layout" svg:width="1.151cm" svg:height="1.131cm" svg:x="6.978cm" svg:y="7.89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_183" draw:style-name="gr640" draw:text-style-name="P10" draw:layer="layout" svg:width="1.151cm" svg:height="1.132cm" svg:x="5.827cm" svg:y="6.7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03" draw:style-name="gr641" draw:text-style-name="P2" draw:layer="layout" svg:width="1.151cm" svg:height="1.132cm" svg:x="6.978cm" svg:y="6.7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_184" draw:style-name="gr642" draw:text-style-name="P2" draw:layer="layout" svg:width="1.151cm" svg:height="1.131cm" svg:x="5.827cm" svg:y="7.89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04" draw:style-name="gr643" draw:text-style-name="P2" draw:layer="layout" svg:width="1.151cm" svg:height="1.131cm" svg:x="6.978cm" svg:y="7.89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15" draw:style-name="gr644" draw:text-style-name="P7" draw:layer="layout" svg:width="1.151cm" svg:height="1.131cm" svg:x="3.53cm" svg:y="7.9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24" draw:style-name="gr645" draw:text-style-name="P7" draw:layer="layout" svg:width="1.151cm" svg:height="1.131cm" svg:x="4.681cm" svg:y="7.9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16" draw:style-name="gr646" draw:text-style-name="P7" draw:layer="layout" svg:width="1.151cm" svg:height="1.131cm" svg:x="3.53cm" svg:y="8.9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25" draw:style-name="gr647" draw:text-style-name="P7" draw:layer="layout" svg:width="1.151cm" svg:height="1.131cm" svg:x="4.681cm" svg:y="8.9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17" draw:style-name="gr648" draw:text-style-name="P7" draw:layer="layout" svg:width="1.151cm" svg:height="1.132cm" svg:x="3.53cm" svg:y="9.9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26" draw:style-name="gr649" draw:text-style-name="P7" draw:layer="layout" svg:width="1.151cm" svg:height="1.132cm" svg:x="4.681cm" svg:y="9.9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18" draw:style-name="gr650" draw:text-style-name="P7" draw:layer="layout" svg:width="1.151cm" svg:height="1.131cm" svg:x="3.53cm" svg:y="7.9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27" draw:style-name="gr651" draw:text-style-name="P7" draw:layer="layout" svg:width="1.151cm" svg:height="1.131cm" svg:x="4.681cm" svg:y="7.9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19" draw:style-name="gr652" draw:text-style-name="P7" draw:layer="layout" svg:width="1.151cm" svg:height="1.131cm" svg:x="3.53cm" svg:y="8.9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28" draw:style-name="gr653" draw:text-style-name="P7" draw:layer="layout" svg:width="1.151cm" svg:height="1.131cm" svg:x="4.681cm" svg:y="8.9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20" draw:style-name="gr654" draw:text-style-name="P7" draw:layer="layout" svg:width="1.151cm" svg:height="1.132cm" svg:x="3.53cm" svg:y="9.9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29" draw:style-name="gr655" draw:text-style-name="P7" draw:layer="layout" svg:width="1.151cm" svg:height="1.132cm" svg:x="4.681cm" svg:y="9.9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21" draw:style-name="gr656" draw:text-style-name="P7" draw:layer="layout" svg:width="1.151cm" svg:height="1.131cm" svg:x="5.829cm" svg:y="8.9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20" draw:style-name="gr657" draw:text-style-name="P7" draw:layer="layout" svg:width="1.151cm" svg:height="1.131cm" svg:x="6.98cm" svg:y="8.9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22" draw:style-name="gr658" draw:text-style-name="P7" draw:layer="layout" svg:width="1.151cm" svg:height="1.132cm" svg:x="5.829cm" svg:y="9.9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21" draw:style-name="gr659" draw:text-style-name="P7" draw:layer="layout" svg:width="1.151cm" svg:height="1.132cm" svg:x="6.98cm" svg:y="9.9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23" draw:style-name="gr660" draw:text-style-name="P7" draw:layer="layout" svg:width="1.151cm" svg:height="1.131cm" svg:x="5.829cm" svg:y="8.9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22" draw:style-name="gr661" draw:text-style-name="P7" draw:layer="layout" svg:width="1.151cm" svg:height="1.131cm" svg:x="6.98cm" svg:y="8.9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24" draw:style-name="gr662" draw:text-style-name="P7" draw:layer="layout" svg:width="1.151cm" svg:height="1.132cm" svg:x="5.829cm" svg:y="9.9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23" draw:style-name="gr663" draw:text-style-name="P7" draw:layer="layout" svg:width="1.151cm" svg:height="1.132cm" svg:x="6.98cm" svg:y="9.9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25" draw:style-name="gr664" draw:text-style-name="P7" draw:layer="layout" svg:width="1.151cm" svg:height="1.131cm" svg:x="8.031cm" svg:y="4.7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96" draw:style-name="gr665" draw:text-style-name="P7" draw:layer="layout" svg:width="1.151cm" svg:height="1.131cm" svg:x="9.182cm" svg:y="4.7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26" draw:style-name="gr666" draw:text-style-name="P7" draw:layer="layout" svg:width="1.151cm" svg:height="1.131cm" svg:x="8.031cm" svg:y="5.7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97" draw:style-name="gr667" draw:text-style-name="P7" draw:layer="layout" svg:width="1.151cm" svg:height="1.131cm" svg:x="9.182cm" svg:y="5.7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27" draw:style-name="gr668" draw:text-style-name="P7" draw:layer="layout" svg:width="1.151cm" svg:height="1.132cm" svg:x="8.031cm" svg:y="6.7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98" draw:style-name="gr669" draw:text-style-name="P7" draw:layer="layout" svg:width="1.151cm" svg:height="1.132cm" svg:x="9.182cm" svg:y="6.7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28" draw:style-name="gr670" draw:text-style-name="P7" draw:layer="layout" svg:width="1.151cm" svg:height="1.131cm" svg:x="8.031cm" svg:y="4.7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99" draw:style-name="gr671" draw:text-style-name="P7" draw:layer="layout" svg:width="1.151cm" svg:height="1.131cm" svg:x="9.182cm" svg:y="4.7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29" draw:style-name="gr672" draw:text-style-name="P7" draw:layer="layout" svg:width="1.151cm" svg:height="1.131cm" svg:x="8.031cm" svg:y="5.7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00" draw:style-name="gr673" draw:text-style-name="P7" draw:layer="layout" svg:width="1.151cm" svg:height="1.131cm" svg:x="9.182cm" svg:y="5.7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30" draw:style-name="gr674" draw:text-style-name="P7" draw:layer="layout" svg:width="1.151cm" svg:height="1.132cm" svg:x="8.031cm" svg:y="6.7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01" draw:style-name="gr675" draw:text-style-name="P7" draw:layer="layout" svg:width="1.151cm" svg:height="1.132cm" svg:x="9.182cm" svg:y="6.7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31" draw:style-name="gr676" draw:text-style-name="P7" draw:layer="layout" svg:width="1.151cm" svg:height="1.131cm" svg:x="8.03cm" svg:y="7.9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02" draw:style-name="gr677" draw:text-style-name="P7" draw:layer="layout" svg:width="1.151cm" svg:height="1.131cm" svg:x="9.181cm" svg:y="7.9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32" draw:style-name="gr678" draw:text-style-name="P7" draw:layer="layout" svg:width="1.151cm" svg:height="1.131cm" svg:x="8.03cm" svg:y="8.9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03" draw:style-name="gr679" draw:text-style-name="P7" draw:layer="layout" svg:width="1.151cm" svg:height="1.131cm" svg:x="9.181cm" svg:y="8.9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33" draw:style-name="gr680" draw:text-style-name="P7" draw:layer="layout" svg:width="1.151cm" svg:height="1.132cm" svg:x="8.03cm" svg:y="9.9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04" draw:style-name="gr681" draw:text-style-name="P7" draw:layer="layout" svg:width="1.151cm" svg:height="1.132cm" svg:x="9.181cm" svg:y="9.9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34" draw:style-name="gr682" draw:text-style-name="P7" draw:layer="layout" svg:width="1.151cm" svg:height="1.131cm" svg:x="8.03cm" svg:y="7.9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05" draw:style-name="gr683" draw:text-style-name="P7" draw:layer="layout" svg:width="1.151cm" svg:height="1.131cm" svg:x="9.181cm" svg:y="7.9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35" draw:style-name="gr684" draw:text-style-name="P7" draw:layer="layout" svg:width="1.151cm" svg:height="1.131cm" svg:x="8.03cm" svg:y="8.9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18" draw:style-name="gr685" draw:text-style-name="P7" draw:layer="layout" svg:width="1.151cm" svg:height="1.131cm" svg:x="9.181cm" svg:y="8.9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36" draw:style-name="gr686" draw:text-style-name="P7" draw:layer="layout" svg:width="1.151cm" svg:height="1.132cm" svg:x="8.03cm" svg:y="9.9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19" draw:style-name="gr687" draw:text-style-name="P7" draw:layer="layout" svg:width="1.151cm" svg:height="1.132cm" svg:x="9.181cm" svg:y="9.9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5_256" draw:style-name="gr688" draw:text-style-name="P1" draw:layer="layout" svg:width="1.151cm" svg:height="1.131cm" svg:x="18.931cm" svg:y="4.7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54" draw:style-name="gr689" draw:text-style-name="P1" draw:layer="layout" svg:width="1.151cm" svg:height="1.131cm" svg:x="20.082cm" svg:y="4.7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80" draw:style-name="gr690" draw:text-style-name="P1" draw:layer="layout" svg:width="1.151cm" svg:height="1.131cm" svg:x="18.931cm" svg:y="5.7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55" draw:style-name="gr691" draw:text-style-name="P1" draw:layer="layout" svg:width="1.151cm" svg:height="1.131cm" svg:x="20.082cm" svg:y="5.7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81" draw:style-name="gr692" draw:text-style-name="P1" draw:layer="layout" svg:width="1.151cm" svg:height="1.132cm" svg:x="18.931cm" svg:y="6.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56" draw:style-name="gr693" draw:text-style-name="P1" draw:layer="layout" svg:width="1.151cm" svg:height="1.132cm" svg:x="20.082cm" svg:y="6.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82" draw:style-name="gr694" draw:text-style-name="P1" draw:layer="layout" svg:width="1.151cm" svg:height="1.131cm" svg:x="18.931cm" svg:y="4.7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57" draw:style-name="gr695" draw:text-style-name="P1" draw:layer="layout" svg:width="1.151cm" svg:height="1.131cm" svg:x="20.082cm" svg:y="4.7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83" draw:style-name="gr696" draw:text-style-name="P1" draw:layer="layout" svg:width="1.151cm" svg:height="1.131cm" svg:x="18.931cm" svg:y="5.7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58" draw:style-name="gr697" draw:text-style-name="P1" draw:layer="layout" svg:width="1.151cm" svg:height="1.131cm" svg:x="20.082cm" svg:y="5.7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84" draw:style-name="gr698" draw:text-style-name="P1" draw:layer="layout" svg:width="1.151cm" svg:height="1.132cm" svg:x="18.931cm" svg:y="6.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59" draw:style-name="gr699" draw:text-style-name="P1" draw:layer="layout" svg:width="1.151cm" svg:height="1.132cm" svg:x="20.082cm" svg:y="6.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85" draw:style-name="gr700" draw:text-style-name="P7" draw:layer="layout" svg:width="1.151cm" svg:height="1.131cm" svg:x="18.93cm" svg:y="7.9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60" draw:style-name="gr701" draw:text-style-name="P7" draw:layer="layout" svg:width="1.151cm" svg:height="1.131cm" svg:x="20.081cm" svg:y="7.9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86" draw:style-name="gr702" draw:text-style-name="P7" draw:layer="layout" svg:width="1.151cm" svg:height="1.131cm" svg:x="18.93cm" svg:y="8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61" draw:style-name="gr703" draw:text-style-name="P7" draw:layer="layout" svg:width="1.151cm" svg:height="1.131cm" svg:x="20.081cm" svg:y="8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87" draw:style-name="gr704" draw:text-style-name="P7" draw:layer="layout" svg:width="1.151cm" svg:height="1.132cm" svg:x="18.93cm" svg:y="9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62" draw:style-name="gr705" draw:text-style-name="P7" draw:layer="layout" svg:width="1.151cm" svg:height="1.132cm" svg:x="20.081cm" svg:y="9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88" draw:style-name="gr706" draw:text-style-name="P7" draw:layer="layout" svg:width="1.151cm" svg:height="1.131cm" svg:x="18.93cm" svg:y="7.9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63" draw:style-name="gr707" draw:text-style-name="P7" draw:layer="layout" svg:width="1.151cm" svg:height="1.131cm" svg:x="20.081cm" svg:y="7.9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89" draw:style-name="gr708" draw:text-style-name="P7" draw:layer="layout" svg:width="1.151cm" svg:height="1.131cm" svg:x="18.93cm" svg:y="8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64" draw:style-name="gr709" draw:text-style-name="P7" draw:layer="layout" svg:width="1.151cm" svg:height="1.131cm" svg:x="20.081cm" svg:y="8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90" draw:style-name="gr710" draw:text-style-name="P7" draw:layer="layout" svg:width="1.151cm" svg:height="1.132cm" svg:x="18.93cm" svg:y="9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65" draw:style-name="gr711" draw:text-style-name="P7" draw:layer="layout" svg:width="1.151cm" svg:height="1.132cm" svg:x="20.081cm" svg:y="9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68" draw:style-name="gr712" draw:text-style-name="P9" draw:layer="layout" svg:width="1.151cm" svg:height="1.131cm" svg:x="4.431cm" svg:y="12.5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40" draw:style-name="gr713" draw:text-style-name="P4" draw:layer="layout" svg:width="1.151cm" svg:height="1.131cm" svg:x="5.582cm" svg:y="12.5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93" draw:style-name="gr714" draw:text-style-name="P4" draw:layer="layout" svg:width="1.151cm" svg:height="1.131cm" svg:x="6.728cm" svg:y="12.5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69" draw:style-name="gr715" draw:text-style-name="P4" draw:layer="layout" svg:width="1.151cm" svg:height="1.131cm" svg:x="7.879cm" svg:y="12.5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70" draw:style-name="gr716" draw:text-style-name="P4" draw:layer="layout" svg:width="1.151cm" svg:height="1.131cm" svg:x="4.431cm" svg:y="13.5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41" draw:style-name="gr717" draw:text-style-name="P4" draw:layer="layout" svg:width="1.151cm" svg:height="1.131cm" svg:x="5.582cm" svg:y="13.5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94" draw:style-name="gr718" draw:text-style-name="P4" draw:layer="layout" svg:width="1.151cm" svg:height="1.131cm" svg:x="6.728cm" svg:y="13.5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71" draw:style-name="gr719" draw:text-style-name="P4" draw:layer="layout" svg:width="1.151cm" svg:height="1.131cm" svg:x="7.879cm" svg:y="13.5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72" draw:style-name="gr720" draw:text-style-name="P4" draw:layer="layout" svg:width="1.151cm" svg:height="1.132cm" svg:x="4.431cm" svg:y="14.5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42" draw:style-name="gr721" draw:text-style-name="P4" draw:layer="layout" svg:width="1.151cm" svg:height="1.132cm" svg:x="5.582cm" svg:y="14.5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95" draw:style-name="gr722" draw:text-style-name="P4" draw:layer="layout" svg:width="1.151cm" svg:height="1.132cm" svg:x="6.728cm" svg:y="14.5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73" draw:style-name="gr723" draw:text-style-name="P4" draw:layer="layout" svg:width="1.151cm" svg:height="1.132cm" svg:x="7.879cm" svg:y="14.5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74" draw:style-name="gr724" draw:text-style-name="P4" draw:layer="layout" svg:width="1.151cm" svg:height="1.131cm" svg:x="4.431cm" svg:y="15.6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43" draw:style-name="gr725" draw:text-style-name="P4" draw:layer="layout" svg:width="1.151cm" svg:height="1.131cm" svg:x="5.582cm" svg:y="15.6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96" draw:style-name="gr726" draw:text-style-name="P4" draw:layer="layout" svg:width="1.151cm" svg:height="1.131cm" svg:x="6.728cm" svg:y="15.6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75" draw:style-name="gr727" draw:text-style-name="P4" draw:layer="layout" svg:width="1.151cm" svg:height="1.131cm" svg:x="7.879cm" svg:y="15.6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76" draw:style-name="gr728" draw:text-style-name="P4" draw:layer="layout" svg:width="1.151cm" svg:height="1.131cm" svg:x="15.231cm" svg:y="12.5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44" draw:style-name="gr729" draw:text-style-name="P4" draw:layer="layout" svg:width="1.151cm" svg:height="1.131cm" svg:x="16.382cm" svg:y="12.5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97" draw:style-name="gr730" draw:text-style-name="P4" draw:layer="layout" svg:width="1.151cm" svg:height="1.131cm" svg:x="17.528cm" svg:y="12.5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77" draw:style-name="gr731" draw:text-style-name="P9" draw:layer="layout" svg:width="1.151cm" svg:height="1.131cm" svg:x="18.679cm" svg:y="12.5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78" draw:style-name="gr732" draw:text-style-name="P4" draw:layer="layout" svg:width="1.151cm" svg:height="1.131cm" svg:x="15.231cm" svg:y="13.5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45" draw:style-name="gr733" draw:text-style-name="P4" draw:layer="layout" svg:width="1.151cm" svg:height="1.131cm" svg:x="16.382cm" svg:y="13.5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98" draw:style-name="gr734" draw:text-style-name="P4" draw:layer="layout" svg:width="1.151cm" svg:height="1.131cm" svg:x="17.528cm" svg:y="13.5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79" draw:style-name="gr735" draw:text-style-name="P4" draw:layer="layout" svg:width="1.151cm" svg:height="1.131cm" svg:x="18.679cm" svg:y="13.5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91" draw:style-name="gr736" draw:text-style-name="P4" draw:layer="layout" svg:width="1.151cm" svg:height="1.132cm" svg:x="15.231cm" svg:y="14.5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46" draw:style-name="gr737" draw:text-style-name="P4" draw:layer="layout" svg:width="1.151cm" svg:height="1.132cm" svg:x="16.382cm" svg:y="14.5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99" draw:style-name="gr738" draw:text-style-name="P4" draw:layer="layout" svg:width="1.151cm" svg:height="1.132cm" svg:x="17.528cm" svg:y="14.5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92" draw:style-name="gr739" draw:text-style-name="P4" draw:layer="layout" svg:width="1.151cm" svg:height="1.132cm" svg:x="18.679cm" svg:y="14.5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93" draw:style-name="gr740" draw:text-style-name="P4" draw:layer="layout" svg:width="1.151cm" svg:height="1.131cm" svg:x="15.231cm" svg:y="15.6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47" draw:style-name="gr741" draw:text-style-name="P4" draw:layer="layout" svg:width="1.151cm" svg:height="1.131cm" svg:x="16.382cm" svg:y="15.6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200" draw:style-name="gr742" draw:text-style-name="P4" draw:layer="layout" svg:width="1.151cm" svg:height="1.131cm" svg:x="17.528cm" svg:y="15.6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94" draw:style-name="gr743" draw:text-style-name="P4" draw:layer="layout" svg:width="1.151cm" svg:height="1.131cm" svg:x="18.679cm" svg:y="15.6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44" draw:text-style-name="P12" draw:layer="layout" svg:x1="6.944cm" svg:y1="3.132cm" svg:x2="6.944cm" svg:y2="4.656cm">
          <text:p/>
        </draw:line>
        <draw:line draw:style-name="gr744" draw:text-style-name="P12" draw:layer="layout" svg:x1="17.944cm" svg:y1="3.132cm" svg:x2="17.944cm" svg:y2="4.656cm">
          <text:p/>
        </draw:line>
        <draw:line draw:style-name="gr744" draw:text-style-name="P12" draw:layer="layout" svg:x1="6.744cm" svg:y1="11.132cm" svg:x2="6.744cm" svg:y2="12.656cm">
          <text:p/>
        </draw:line>
        <draw:line draw:style-name="gr744" draw:text-style-name="P12" draw:layer="layout" svg:x1="17.644cm" svg:y1="11.132cm" svg:x2="17.644cm" svg:y2="12.656cm">
          <text:p/>
        </draw:line>
        <draw:line draw:style-name="gr745" draw:text-style-name="P12" draw:layer="layout" svg:x1="3.531cm" svg:y1="7.927cm" svg:x2="4.431cm" svg:y2="13.558cm">
          <text:p/>
        </draw:line>
        <draw:line draw:style-name="gr745" draw:text-style-name="P12" draw:layer="layout" svg:x1="6.978cm" svg:y1="7.922cm" svg:x2="5.582cm" svg:y2="13.462cm">
          <text:p/>
        </draw:line>
        <draw:line draw:style-name="gr745" draw:text-style-name="P12" draw:layer="layout" svg:x1="6.93cm" svg:y1="4.727cm" svg:x2="5.582cm" svg:y2="12.526cm">
          <text:p/>
        </draw:line>
        <draw:line draw:style-name="gr745" draw:text-style-name="P12" draw:layer="layout" svg:x1="3.531cm" svg:y1="4.727cm" svg:x2="4.431cm" svg:y2="12.526cm">
          <text:p/>
        </draw:line>
        <draw:line draw:style-name="gr745" draw:text-style-name="P12" draw:layer="layout" svg:x1="17.831cm" svg:y1="4.728cm" svg:x2="18.731cm" svg:y2="12.527cm">
          <text:p/>
        </draw:line>
        <draw:line draw:style-name="gr745" draw:text-style-name="P12" draw:layer="layout" svg:x1="21.13cm" svg:y1="4.728cm" svg:x2="19.782cm" svg:y2="12.527cm">
          <text:p/>
        </draw:line>
        <draw:line draw:style-name="gr745" draw:text-style-name="P12" draw:layer="layout" svg:x1="17.877cm" svg:y1="7.896cm" svg:x2="18.731cm" svg:y2="13.559cm">
          <text:p/>
        </draw:line>
        <draw:line draw:style-name="gr745" draw:text-style-name="P12" draw:layer="layout" svg:x1="21.178cm" svg:y1="7.922cm" svg:x2="19.782cm" svg:y2="13.462cm">
          <text:p/>
        </draw:line>
        <presentation:notes draw:style-name="dp3">
          <draw:page-thumbnail draw:style-name="gr27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folie" presentation:presentation-page-layout-name="AL2T1">
        <draw:frame draw:style-name="gr504" draw:text-style-name="P5" draw:layer="layout" svg:width="2.032cm" svg:height="1.673cm" svg:x="0.254cm" svg:y="1.121cm">
          <draw:text-box>
            <text:p>Input</text:p>
          </draw:text-box>
        </draw:frame>
        <draw:frame draw:style-name="gr504" draw:text-style-name="P5" draw:layer="layout" svg:width="2.54cm" svg:height="1.673cm" svg:x="0.554cm" svg:y="13.465cm">
          <draw:text-box>
            <text:p>Output</text:p>
          </draw:text-box>
        </draw:frame>
        <draw:custom-shape draw:name="Rechteck 5_354" draw:style-name="gr746" draw:text-style-name="P7" draw:layer="layout" svg:width="1.151cm" svg:height="1.131cm" svg:x="14.43cm" svg:y="4.7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06" draw:style-name="gr747" draw:text-style-name="P7" draw:layer="layout" svg:width="1.151cm" svg:height="1.131cm" svg:x="15.581cm" svg:y="4.7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221" draw:style-name="gr748" draw:text-style-name="P7" draw:layer="layout" svg:width="1.151cm" svg:height="1.131cm" svg:x="16.727cm" svg:y="4.7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55" draw:style-name="gr749" draw:text-style-name="P7" draw:layer="layout" svg:width="1.151cm" svg:height="1.131cm" svg:x="14.43cm" svg:y="5.7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07" draw:style-name="gr750" draw:text-style-name="P7" draw:layer="layout" svg:width="1.151cm" svg:height="1.131cm" svg:x="15.581cm" svg:y="5.7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222" draw:style-name="gr751" draw:text-style-name="P7" draw:layer="layout" svg:width="1.151cm" svg:height="1.131cm" svg:x="16.727cm" svg:y="5.7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56" draw:style-name="gr752" draw:text-style-name="P7" draw:layer="layout" svg:width="1.151cm" svg:height="1.132cm" svg:x="14.43cm" svg:y="6.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08" draw:style-name="gr753" draw:text-style-name="P7" draw:layer="layout" svg:width="1.151cm" svg:height="1.132cm" svg:x="15.581cm" svg:y="6.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57" draw:style-name="gr754" draw:text-style-name="P7" draw:layer="layout" svg:width="1.151cm" svg:height="1.131cm" svg:x="14.43cm" svg:y="4.7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09" draw:style-name="gr755" draw:text-style-name="P7" draw:layer="layout" svg:width="1.151cm" svg:height="1.131cm" svg:x="15.581cm" svg:y="4.7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223" draw:style-name="gr756" draw:text-style-name="P7" draw:layer="layout" svg:width="1.151cm" svg:height="1.131cm" svg:x="16.727cm" svg:y="4.7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58" draw:style-name="gr757" draw:text-style-name="P7" draw:layer="layout" svg:width="1.151cm" svg:height="1.131cm" svg:x="14.43cm" svg:y="5.7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10" draw:style-name="gr758" draw:text-style-name="P7" draw:layer="layout" svg:width="1.151cm" svg:height="1.131cm" svg:x="15.581cm" svg:y="5.7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224" draw:style-name="gr759" draw:text-style-name="P7" draw:layer="layout" svg:width="1.151cm" svg:height="1.131cm" svg:x="16.727cm" svg:y="5.7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59" draw:style-name="gr760" draw:text-style-name="P7" draw:layer="layout" svg:width="1.151cm" svg:height="1.132cm" svg:x="14.43cm" svg:y="6.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11" draw:style-name="gr761" draw:text-style-name="P7" draw:layer="layout" svg:width="1.151cm" svg:height="1.132cm" svg:x="15.581cm" svg:y="6.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60" draw:style-name="gr762" draw:text-style-name="P1" draw:layer="layout" svg:width="1.151cm" svg:height="1.131cm" svg:x="17.829cm" svg:y="4.7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61" draw:style-name="gr763" draw:text-style-name="P1" draw:layer="layout" svg:width="1.151cm" svg:height="1.131cm" svg:x="17.829cm" svg:y="5.7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62" draw:style-name="gr764" draw:text-style-name="P1" draw:layer="layout" svg:width="1.151cm" svg:height="1.131cm" svg:x="17.829cm" svg:y="4.7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63" draw:style-name="gr765" draw:text-style-name="P1" draw:layer="layout" svg:width="1.151cm" svg:height="1.131cm" svg:x="17.829cm" svg:y="5.7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225" draw:style-name="gr766" draw:text-style-name="P7" draw:layer="layout" svg:width="1.151cm" svg:height="1.132cm" svg:x="16.726cm" svg:y="6.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64" draw:style-name="gr767" draw:text-style-name="P10" draw:layer="layout" svg:width="1.151cm" svg:height="1.132cm" svg:x="17.877cm" svg:y="6.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226" draw:style-name="gr768" draw:text-style-name="P2" draw:layer="layout" svg:width="1.151cm" svg:height="1.131cm" svg:x="16.726cm" svg:y="7.89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65" draw:style-name="gr769" draw:text-style-name="P2" draw:layer="layout" svg:width="1.151cm" svg:height="1.131cm" svg:x="17.877cm" svg:y="7.89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227" draw:style-name="gr770" draw:text-style-name="P2" draw:layer="layout" svg:width="1.151cm" svg:height="1.132cm" svg:x="16.726cm" svg:y="6.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228" draw:style-name="gr771" draw:text-style-name="P2" draw:layer="layout" svg:width="1.151cm" svg:height="1.131cm" svg:x="16.726cm" svg:y="7.89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66" draw:style-name="gr772" draw:text-style-name="P2" draw:layer="layout" svg:width="1.151cm" svg:height="1.131cm" svg:x="17.877cm" svg:y="7.89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67" draw:style-name="gr773" draw:text-style-name="P7" draw:layer="layout" svg:width="1.151cm" svg:height="1.131cm" svg:x="14.429cm" svg:y="7.9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12" draw:style-name="gr774" draw:text-style-name="P7" draw:layer="layout" svg:width="1.151cm" svg:height="1.131cm" svg:x="15.58cm" svg:y="7.9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68" draw:style-name="gr775" draw:text-style-name="P7" draw:layer="layout" svg:width="1.151cm" svg:height="1.131cm" svg:x="14.429cm" svg:y="8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13" draw:style-name="gr776" draw:text-style-name="P7" draw:layer="layout" svg:width="1.151cm" svg:height="1.131cm" svg:x="15.58cm" svg:y="8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69" draw:style-name="gr777" draw:text-style-name="P7" draw:layer="layout" svg:width="1.151cm" svg:height="1.132cm" svg:x="14.429cm" svg:y="9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14" draw:style-name="gr778" draw:text-style-name="P7" draw:layer="layout" svg:width="1.151cm" svg:height="1.132cm" svg:x="15.58cm" svg:y="9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70" draw:style-name="gr779" draw:text-style-name="P7" draw:layer="layout" svg:width="1.151cm" svg:height="1.131cm" svg:x="14.429cm" svg:y="7.9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15" draw:style-name="gr780" draw:text-style-name="P7" draw:layer="layout" svg:width="1.151cm" svg:height="1.131cm" svg:x="15.58cm" svg:y="7.9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71" draw:style-name="gr781" draw:text-style-name="P7" draw:layer="layout" svg:width="1.151cm" svg:height="1.131cm" svg:x="14.429cm" svg:y="8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16" draw:style-name="gr782" draw:text-style-name="P7" draw:layer="layout" svg:width="1.151cm" svg:height="1.131cm" svg:x="15.58cm" svg:y="8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72" draw:style-name="gr783" draw:text-style-name="P7" draw:layer="layout" svg:width="1.151cm" svg:height="1.132cm" svg:x="14.429cm" svg:y="9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17" draw:style-name="gr784" draw:text-style-name="P7" draw:layer="layout" svg:width="1.151cm" svg:height="1.132cm" svg:x="15.58cm" svg:y="9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73" draw:style-name="gr785" draw:text-style-name="P7" draw:layer="layout" svg:width="1.151cm" svg:height="1.131cm" svg:x="16.728cm" svg:y="8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18" draw:style-name="gr786" draw:text-style-name="P7" draw:layer="layout" svg:width="1.151cm" svg:height="1.131cm" svg:x="17.879cm" svg:y="8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74" draw:style-name="gr787" draw:text-style-name="P7" draw:layer="layout" svg:width="1.151cm" svg:height="1.132cm" svg:x="16.728cm" svg:y="9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19" draw:style-name="gr788" draw:text-style-name="P7" draw:layer="layout" svg:width="1.151cm" svg:height="1.132cm" svg:x="17.879cm" svg:y="9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75" draw:style-name="gr789" draw:text-style-name="P7" draw:layer="layout" svg:width="1.151cm" svg:height="1.131cm" svg:x="16.728cm" svg:y="8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20" draw:style-name="gr790" draw:text-style-name="P7" draw:layer="layout" svg:width="1.151cm" svg:height="1.131cm" svg:x="17.879cm" svg:y="8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76" draw:style-name="gr791" draw:text-style-name="P7" draw:layer="layout" svg:width="1.151cm" svg:height="1.132cm" svg:x="16.728cm" svg:y="9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21" draw:style-name="gr792" draw:text-style-name="P7" draw:layer="layout" svg:width="1.151cm" svg:height="1.132cm" svg:x="17.879cm" svg:y="9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99" draw:text-style-name="P11" draw:layer="layout" svg:width="0.254cm" svg:height="0.254cm" svg:x="11.523cm" svg:y="7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9" draw:text-style-name="P11" draw:layer="layout" svg:width="0.254cm" svg:height="0.254cm" svg:x="12.023cm" svg:y="7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9" draw:text-style-name="P11" draw:layer="layout" svg:width="0.254cm" svg:height="0.254cm" svg:x="12.523cm" svg:y="7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9" draw:text-style-name="P11" draw:layer="layout" svg:width="0.254cm" svg:height="0.254cm" svg:x="13.023cm" svg:y="7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hteck 5_377" draw:style-name="gr793" draw:text-style-name="P2" draw:layer="layout" svg:width="1.151cm" svg:height="1.131cm" svg:x="5.826cm" svg:y="0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22" draw:style-name="gr794" draw:text-style-name="P2" draw:layer="layout" svg:width="1.151cm" svg:height="1.131cm" svg:x="6.977cm" svg:y="0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78" draw:style-name="gr795" draw:text-style-name="P2" draw:layer="layout" svg:width="1.151cm" svg:height="1.132cm" svg:x="5.826cm" svg:y="1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23" draw:style-name="gr796" draw:text-style-name="P2" draw:layer="layout" svg:width="1.151cm" svg:height="1.132cm" svg:x="6.977cm" svg:y="1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79" draw:style-name="gr797" draw:text-style-name="P2" draw:layer="layout" svg:width="1.151cm" svg:height="1.131cm" svg:x="5.826cm" svg:y="0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24" draw:style-name="gr798" draw:text-style-name="P2" draw:layer="layout" svg:width="1.151cm" svg:height="1.131cm" svg:x="6.977cm" svg:y="0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80" draw:style-name="gr799" draw:text-style-name="P2" draw:layer="layout" svg:width="1.151cm" svg:height="1.132cm" svg:x="5.826cm" svg:y="1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25" draw:style-name="gr800" draw:text-style-name="P2" draw:layer="layout" svg:width="1.151cm" svg:height="1.132cm" svg:x="6.977cm" svg:y="1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81" draw:style-name="gr801" draw:text-style-name="P2" draw:layer="layout" svg:width="1.151cm" svg:height="1.131cm" svg:x="16.725cm" svg:y="0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26" draw:style-name="gr802" draw:text-style-name="P2" draw:layer="layout" svg:width="1.151cm" svg:height="1.131cm" svg:x="17.876cm" svg:y="0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82" draw:style-name="gr803" draw:text-style-name="P2" draw:layer="layout" svg:width="1.151cm" svg:height="1.132cm" svg:x="16.725cm" svg:y="1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27" draw:style-name="gr804" draw:text-style-name="P2" draw:layer="layout" svg:width="1.151cm" svg:height="1.132cm" svg:x="17.876cm" svg:y="1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83" draw:style-name="gr805" draw:text-style-name="P2" draw:layer="layout" svg:width="1.151cm" svg:height="1.131cm" svg:x="16.725cm" svg:y="0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28" draw:style-name="gr806" draw:text-style-name="P2" draw:layer="layout" svg:width="1.151cm" svg:height="1.131cm" svg:x="17.876cm" svg:y="0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84" draw:style-name="gr807" draw:text-style-name="P2" draw:layer="layout" svg:width="1.151cm" svg:height="1.132cm" svg:x="16.725cm" svg:y="1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29" draw:style-name="gr808" draw:text-style-name="P2" draw:layer="layout" svg:width="1.151cm" svg:height="1.132cm" svg:x="17.876cm" svg:y="1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echteck 5_240" draw:style-name="gr809" draw:text-style-name="P1" draw:layer="layout" svg:width="1.151cm" svg:height="1.131cm" svg:x="3.531cm" svg:y="4.7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06" draw:style-name="gr810" draw:text-style-name="P1" draw:layer="layout" svg:width="1.151cm" svg:height="1.131cm" svg:x="4.682cm" svg:y="4.7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_205" draw:style-name="gr811" draw:text-style-name="P1" draw:layer="layout" svg:width="1.151cm" svg:height="1.131cm" svg:x="5.828cm" svg:y="4.7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41" draw:style-name="gr812" draw:text-style-name="P1" draw:layer="layout" svg:width="1.151cm" svg:height="1.131cm" svg:x="3.531cm" svg:y="5.7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07" draw:style-name="gr813" draw:text-style-name="P1" draw:layer="layout" svg:width="1.151cm" svg:height="1.131cm" svg:x="4.682cm" svg:y="5.7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_206" draw:style-name="gr814" draw:text-style-name="P1" draw:layer="layout" svg:width="1.151cm" svg:height="1.131cm" svg:x="5.828cm" svg:y="5.7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42" draw:style-name="gr815" draw:text-style-name="P1" draw:layer="layout" svg:width="1.151cm" svg:height="1.132cm" svg:x="3.531cm" svg:y="6.7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08" draw:style-name="gr816" draw:text-style-name="P1" draw:layer="layout" svg:width="1.151cm" svg:height="1.132cm" svg:x="4.682cm" svg:y="6.7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00" draw:style-name="gr817" draw:text-style-name="P1" draw:layer="layout" svg:width="1.151cm" svg:height="1.131cm" svg:x="3.531cm" svg:y="4.7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90" draw:style-name="gr818" draw:text-style-name="P1" draw:layer="layout" svg:width="1.151cm" svg:height="1.131cm" svg:x="4.682cm" svg:y="4.7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_181" draw:style-name="gr819" draw:text-style-name="P1" draw:layer="layout" svg:width="1.151cm" svg:height="1.131cm" svg:x="5.828cm" svg:y="4.7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01" draw:style-name="gr820" draw:text-style-name="P1" draw:layer="layout" svg:width="1.151cm" svg:height="1.131cm" svg:x="3.531cm" svg:y="5.7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91" draw:style-name="gr821" draw:text-style-name="P1" draw:layer="layout" svg:width="1.151cm" svg:height="1.131cm" svg:x="4.682cm" svg:y="5.7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_182" draw:style-name="gr822" draw:text-style-name="P1" draw:layer="layout" svg:width="1.151cm" svg:height="1.131cm" svg:x="5.828cm" svg:y="5.7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02" draw:style-name="gr823" draw:text-style-name="P1" draw:layer="layout" svg:width="1.151cm" svg:height="1.132cm" svg:x="3.531cm" svg:y="6.7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92" draw:style-name="gr824" draw:text-style-name="P1" draw:layer="layout" svg:width="1.151cm" svg:height="1.132cm" svg:x="4.682cm" svg:y="6.7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11" draw:style-name="gr825" draw:text-style-name="P7" draw:layer="layout" svg:width="1.151cm" svg:height="1.131cm" svg:x="6.93cm" svg:y="4.7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12" draw:style-name="gr826" draw:text-style-name="P7" draw:layer="layout" svg:width="1.151cm" svg:height="1.131cm" svg:x="6.93cm" svg:y="5.7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13" draw:style-name="gr827" draw:text-style-name="P7" draw:layer="layout" svg:width="1.151cm" svg:height="1.131cm" svg:x="6.93cm" svg:y="4.7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14" draw:style-name="gr828" draw:text-style-name="P7" draw:layer="layout" svg:width="1.151cm" svg:height="1.131cm" svg:x="6.93cm" svg:y="5.7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_207" draw:style-name="gr829" draw:text-style-name="P10" draw:layer="layout" svg:width="1.151cm" svg:height="1.132cm" svg:x="5.827cm" svg:y="6.7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43" draw:style-name="gr830" draw:text-style-name="P2" draw:layer="layout" svg:width="1.151cm" svg:height="1.132cm" svg:x="6.978cm" svg:y="6.7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_208" draw:style-name="gr831" draw:text-style-name="P2" draw:layer="layout" svg:width="1.151cm" svg:height="1.131cm" svg:x="5.827cm" svg:y="7.89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44" draw:style-name="gr832" draw:text-style-name="P2" draw:layer="layout" svg:width="1.151cm" svg:height="1.131cm" svg:x="6.978cm" svg:y="7.89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_183" draw:style-name="gr833" draw:text-style-name="P10" draw:layer="layout" svg:width="1.151cm" svg:height="1.132cm" svg:x="5.827cm" svg:y="6.7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03" draw:style-name="gr834" draw:text-style-name="P2" draw:layer="layout" svg:width="1.151cm" svg:height="1.132cm" svg:x="6.978cm" svg:y="6.7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_184" draw:style-name="gr835" draw:text-style-name="P2" draw:layer="layout" svg:width="1.151cm" svg:height="1.131cm" svg:x="5.827cm" svg:y="7.89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04" draw:style-name="gr836" draw:text-style-name="P2" draw:layer="layout" svg:width="1.151cm" svg:height="1.131cm" svg:x="6.978cm" svg:y="7.89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15" draw:style-name="gr837" draw:text-style-name="P7" draw:layer="layout" svg:width="1.151cm" svg:height="1.131cm" svg:x="3.53cm" svg:y="7.9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24" draw:style-name="gr838" draw:text-style-name="P7" draw:layer="layout" svg:width="1.151cm" svg:height="1.131cm" svg:x="4.681cm" svg:y="7.9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16" draw:style-name="gr839" draw:text-style-name="P7" draw:layer="layout" svg:width="1.151cm" svg:height="1.131cm" svg:x="3.53cm" svg:y="8.9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25" draw:style-name="gr840" draw:text-style-name="P7" draw:layer="layout" svg:width="1.151cm" svg:height="1.131cm" svg:x="4.681cm" svg:y="8.9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17" draw:style-name="gr841" draw:text-style-name="P7" draw:layer="layout" svg:width="1.151cm" svg:height="1.132cm" svg:x="3.53cm" svg:y="9.9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26" draw:style-name="gr842" draw:text-style-name="P7" draw:layer="layout" svg:width="1.151cm" svg:height="1.132cm" svg:x="4.681cm" svg:y="9.9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18" draw:style-name="gr843" draw:text-style-name="P7" draw:layer="layout" svg:width="1.151cm" svg:height="1.131cm" svg:x="3.53cm" svg:y="7.9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27" draw:style-name="gr844" draw:text-style-name="P7" draw:layer="layout" svg:width="1.151cm" svg:height="1.131cm" svg:x="4.681cm" svg:y="7.9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19" draw:style-name="gr845" draw:text-style-name="P7" draw:layer="layout" svg:width="1.151cm" svg:height="1.131cm" svg:x="3.53cm" svg:y="8.9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28" draw:style-name="gr846" draw:text-style-name="P7" draw:layer="layout" svg:width="1.151cm" svg:height="1.131cm" svg:x="4.681cm" svg:y="8.9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20" draw:style-name="gr847" draw:text-style-name="P7" draw:layer="layout" svg:width="1.151cm" svg:height="1.132cm" svg:x="3.53cm" svg:y="9.9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29" draw:style-name="gr848" draw:text-style-name="P7" draw:layer="layout" svg:width="1.151cm" svg:height="1.132cm" svg:x="4.681cm" svg:y="9.9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21" draw:style-name="gr849" draw:text-style-name="P7" draw:layer="layout" svg:width="1.151cm" svg:height="1.131cm" svg:x="5.829cm" svg:y="8.9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20" draw:style-name="gr850" draw:text-style-name="P7" draw:layer="layout" svg:width="1.151cm" svg:height="1.131cm" svg:x="6.98cm" svg:y="8.9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22" draw:style-name="gr851" draw:text-style-name="P7" draw:layer="layout" svg:width="1.151cm" svg:height="1.132cm" svg:x="5.829cm" svg:y="9.9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21" draw:style-name="gr852" draw:text-style-name="P7" draw:layer="layout" svg:width="1.151cm" svg:height="1.132cm" svg:x="6.98cm" svg:y="9.9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23" draw:style-name="gr853" draw:text-style-name="P7" draw:layer="layout" svg:width="1.151cm" svg:height="1.131cm" svg:x="5.829cm" svg:y="8.9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22" draw:style-name="gr854" draw:text-style-name="P7" draw:layer="layout" svg:width="1.151cm" svg:height="1.131cm" svg:x="6.98cm" svg:y="8.9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24" draw:style-name="gr855" draw:text-style-name="P7" draw:layer="layout" svg:width="1.151cm" svg:height="1.132cm" svg:x="5.829cm" svg:y="9.9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23" draw:style-name="gr856" draw:text-style-name="P7" draw:layer="layout" svg:width="1.151cm" svg:height="1.132cm" svg:x="6.98cm" svg:y="9.9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25" draw:style-name="gr857" draw:text-style-name="P7" draw:layer="layout" svg:width="1.151cm" svg:height="1.131cm" svg:x="8.031cm" svg:y="4.7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96" draw:style-name="gr858" draw:text-style-name="P7" draw:layer="layout" svg:width="1.151cm" svg:height="1.131cm" svg:x="9.182cm" svg:y="4.7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26" draw:style-name="gr859" draw:text-style-name="P7" draw:layer="layout" svg:width="1.151cm" svg:height="1.131cm" svg:x="8.031cm" svg:y="5.7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97" draw:style-name="gr860" draw:text-style-name="P7" draw:layer="layout" svg:width="1.151cm" svg:height="1.131cm" svg:x="9.182cm" svg:y="5.7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27" draw:style-name="gr861" draw:text-style-name="P7" draw:layer="layout" svg:width="1.151cm" svg:height="1.132cm" svg:x="8.031cm" svg:y="6.7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98" draw:style-name="gr862" draw:text-style-name="P7" draw:layer="layout" svg:width="1.151cm" svg:height="1.132cm" svg:x="9.182cm" svg:y="6.7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28" draw:style-name="gr863" draw:text-style-name="P7" draw:layer="layout" svg:width="1.151cm" svg:height="1.131cm" svg:x="8.031cm" svg:y="4.7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99" draw:style-name="gr864" draw:text-style-name="P7" draw:layer="layout" svg:width="1.151cm" svg:height="1.131cm" svg:x="9.182cm" svg:y="4.7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29" draw:style-name="gr865" draw:text-style-name="P7" draw:layer="layout" svg:width="1.151cm" svg:height="1.131cm" svg:x="8.031cm" svg:y="5.7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00" draw:style-name="gr866" draw:text-style-name="P7" draw:layer="layout" svg:width="1.151cm" svg:height="1.131cm" svg:x="9.182cm" svg:y="5.7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30" draw:style-name="gr867" draw:text-style-name="P7" draw:layer="layout" svg:width="1.151cm" svg:height="1.132cm" svg:x="8.031cm" svg:y="6.7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01" draw:style-name="gr868" draw:text-style-name="P7" draw:layer="layout" svg:width="1.151cm" svg:height="1.132cm" svg:x="9.182cm" svg:y="6.7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31" draw:style-name="gr869" draw:text-style-name="P7" draw:layer="layout" svg:width="1.151cm" svg:height="1.131cm" svg:x="8.03cm" svg:y="7.9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02" draw:style-name="gr870" draw:text-style-name="P7" draw:layer="layout" svg:width="1.151cm" svg:height="1.131cm" svg:x="9.181cm" svg:y="7.9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32" draw:style-name="gr871" draw:text-style-name="P7" draw:layer="layout" svg:width="1.151cm" svg:height="1.131cm" svg:x="8.03cm" svg:y="8.9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03" draw:style-name="gr872" draw:text-style-name="P7" draw:layer="layout" svg:width="1.151cm" svg:height="1.131cm" svg:x="9.181cm" svg:y="8.9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33" draw:style-name="gr873" draw:text-style-name="P7" draw:layer="layout" svg:width="1.151cm" svg:height="1.132cm" svg:x="8.03cm" svg:y="9.9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04" draw:style-name="gr874" draw:text-style-name="P7" draw:layer="layout" svg:width="1.151cm" svg:height="1.132cm" svg:x="9.181cm" svg:y="9.9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34" draw:style-name="gr875" draw:text-style-name="P7" draw:layer="layout" svg:width="1.151cm" svg:height="1.131cm" svg:x="8.03cm" svg:y="7.9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05" draw:style-name="gr876" draw:text-style-name="P7" draw:layer="layout" svg:width="1.151cm" svg:height="1.131cm" svg:x="9.181cm" svg:y="7.9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35" draw:style-name="gr877" draw:text-style-name="P7" draw:layer="layout" svg:width="1.151cm" svg:height="1.131cm" svg:x="8.03cm" svg:y="8.9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18" draw:style-name="gr878" draw:text-style-name="P7" draw:layer="layout" svg:width="1.151cm" svg:height="1.131cm" svg:x="9.181cm" svg:y="8.9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36" draw:style-name="gr879" draw:text-style-name="P7" draw:layer="layout" svg:width="1.151cm" svg:height="1.132cm" svg:x="8.03cm" svg:y="9.9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19" draw:style-name="gr880" draw:text-style-name="P7" draw:layer="layout" svg:width="1.151cm" svg:height="1.132cm" svg:x="9.181cm" svg:y="9.9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5_385" draw:style-name="gr881" draw:text-style-name="P1" draw:layer="layout" svg:width="1.151cm" svg:height="1.131cm" svg:x="18.931cm" svg:y="4.7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30" draw:style-name="gr882" draw:text-style-name="P1" draw:layer="layout" svg:width="1.151cm" svg:height="1.131cm" svg:x="20.082cm" svg:y="4.7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86" draw:style-name="gr883" draw:text-style-name="P1" draw:layer="layout" svg:width="1.151cm" svg:height="1.131cm" svg:x="18.931cm" svg:y="5.7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31" draw:style-name="gr884" draw:text-style-name="P1" draw:layer="layout" svg:width="1.151cm" svg:height="1.131cm" svg:x="20.082cm" svg:y="5.7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87" draw:style-name="gr885" draw:text-style-name="P1" draw:layer="layout" svg:width="1.151cm" svg:height="1.132cm" svg:x="18.931cm" svg:y="6.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32" draw:style-name="gr886" draw:text-style-name="P1" draw:layer="layout" svg:width="1.151cm" svg:height="1.132cm" svg:x="20.082cm" svg:y="6.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88" draw:style-name="gr887" draw:text-style-name="P1" draw:layer="layout" svg:width="1.151cm" svg:height="1.131cm" svg:x="18.931cm" svg:y="4.7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33" draw:style-name="gr888" draw:text-style-name="P1" draw:layer="layout" svg:width="1.151cm" svg:height="1.131cm" svg:x="20.082cm" svg:y="4.7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89" draw:style-name="gr889" draw:text-style-name="P1" draw:layer="layout" svg:width="1.151cm" svg:height="1.131cm" svg:x="18.931cm" svg:y="5.7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34" draw:style-name="gr890" draw:text-style-name="P1" draw:layer="layout" svg:width="1.151cm" svg:height="1.131cm" svg:x="20.082cm" svg:y="5.7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90" draw:style-name="gr891" draw:text-style-name="P1" draw:layer="layout" svg:width="1.151cm" svg:height="1.132cm" svg:x="18.931cm" svg:y="6.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35" draw:style-name="gr892" draw:text-style-name="P1" draw:layer="layout" svg:width="1.151cm" svg:height="1.132cm" svg:x="20.082cm" svg:y="6.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91" draw:style-name="gr893" draw:text-style-name="P7" draw:layer="layout" svg:width="1.151cm" svg:height="1.131cm" svg:x="18.93cm" svg:y="7.9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36" draw:style-name="gr894" draw:text-style-name="P7" draw:layer="layout" svg:width="1.151cm" svg:height="1.131cm" svg:x="20.081cm" svg:y="7.9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92" draw:style-name="gr895" draw:text-style-name="P7" draw:layer="layout" svg:width="1.151cm" svg:height="1.131cm" svg:x="18.93cm" svg:y="8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37" draw:style-name="gr896" draw:text-style-name="P7" draw:layer="layout" svg:width="1.151cm" svg:height="1.131cm" svg:x="20.081cm" svg:y="8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93" draw:style-name="gr897" draw:text-style-name="P7" draw:layer="layout" svg:width="1.151cm" svg:height="1.132cm" svg:x="18.93cm" svg:y="9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38" draw:style-name="gr898" draw:text-style-name="P7" draw:layer="layout" svg:width="1.151cm" svg:height="1.132cm" svg:x="20.081cm" svg:y="9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94" draw:style-name="gr899" draw:text-style-name="P7" draw:layer="layout" svg:width="1.151cm" svg:height="1.131cm" svg:x="18.93cm" svg:y="7.9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39" draw:style-name="gr900" draw:text-style-name="P7" draw:layer="layout" svg:width="1.151cm" svg:height="1.131cm" svg:x="20.081cm" svg:y="7.9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95" draw:style-name="gr901" draw:text-style-name="P7" draw:layer="layout" svg:width="1.151cm" svg:height="1.131cm" svg:x="18.93cm" svg:y="8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40" draw:style-name="gr902" draw:text-style-name="P7" draw:layer="layout" svg:width="1.151cm" svg:height="1.131cm" svg:x="20.081cm" svg:y="8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96" draw:style-name="gr903" draw:text-style-name="P7" draw:layer="layout" svg:width="1.151cm" svg:height="1.132cm" svg:x="18.93cm" svg:y="9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41" draw:style-name="gr904" draw:text-style-name="P7" draw:layer="layout" svg:width="1.151cm" svg:height="1.132cm" svg:x="20.081cm" svg:y="9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97" draw:style-name="gr905" draw:text-style-name="P9" draw:layer="layout" svg:width="1.151cm" svg:height="1.131cm" svg:x="4.431cm" svg:y="12.5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42" draw:style-name="gr906" draw:text-style-name="P4" draw:layer="layout" svg:width="1.151cm" svg:height="1.131cm" svg:x="5.582cm" svg:y="12.5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229" draw:style-name="gr907" draw:text-style-name="P4" draw:layer="layout" svg:width="1.151cm" svg:height="1.131cm" svg:x="6.728cm" svg:y="12.5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98" draw:style-name="gr908" draw:text-style-name="P4" draw:layer="layout" svg:width="1.151cm" svg:height="1.131cm" svg:x="7.879cm" svg:y="12.5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99" draw:style-name="gr909" draw:text-style-name="P4" draw:layer="layout" svg:width="1.151cm" svg:height="1.131cm" svg:x="4.431cm" svg:y="13.5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43" draw:style-name="gr910" draw:text-style-name="P4" draw:layer="layout" svg:width="1.151cm" svg:height="1.131cm" svg:x="5.582cm" svg:y="13.5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230" draw:style-name="gr911" draw:text-style-name="P4" draw:layer="layout" svg:width="1.151cm" svg:height="1.131cm" svg:x="6.728cm" svg:y="13.5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400" draw:style-name="gr912" draw:text-style-name="P4" draw:layer="layout" svg:width="1.151cm" svg:height="1.131cm" svg:x="7.879cm" svg:y="13.5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401" draw:style-name="gr913" draw:text-style-name="P4" draw:layer="layout" svg:width="1.151cm" svg:height="1.132cm" svg:x="4.431cm" svg:y="14.5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44" draw:style-name="gr914" draw:text-style-name="P4" draw:layer="layout" svg:width="1.151cm" svg:height="1.132cm" svg:x="5.582cm" svg:y="14.5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231" draw:style-name="gr915" draw:text-style-name="P4" draw:layer="layout" svg:width="1.151cm" svg:height="1.132cm" svg:x="6.728cm" svg:y="14.5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402" draw:style-name="gr916" draw:text-style-name="P4" draw:layer="layout" svg:width="1.151cm" svg:height="1.132cm" svg:x="7.879cm" svg:y="14.5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403" draw:style-name="gr917" draw:text-style-name="P4" draw:layer="layout" svg:width="1.151cm" svg:height="1.131cm" svg:x="4.431cm" svg:y="15.6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45" draw:style-name="gr918" draw:text-style-name="P4" draw:layer="layout" svg:width="1.151cm" svg:height="1.131cm" svg:x="5.582cm" svg:y="15.6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232" draw:style-name="gr919" draw:text-style-name="P4" draw:layer="layout" svg:width="1.151cm" svg:height="1.131cm" svg:x="6.728cm" svg:y="15.6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404" draw:style-name="gr920" draw:text-style-name="P4" draw:layer="layout" svg:width="1.151cm" svg:height="1.131cm" svg:x="7.879cm" svg:y="15.6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405" draw:style-name="gr921" draw:text-style-name="P4" draw:layer="layout" svg:width="1.151cm" svg:height="1.131cm" svg:x="15.231cm" svg:y="12.5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46" draw:style-name="gr922" draw:text-style-name="P4" draw:layer="layout" svg:width="1.151cm" svg:height="1.131cm" svg:x="16.382cm" svg:y="12.5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233" draw:style-name="gr923" draw:text-style-name="P4" draw:layer="layout" svg:width="1.151cm" svg:height="1.131cm" svg:x="17.528cm" svg:y="12.5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406" draw:style-name="gr924" draw:text-style-name="P9" draw:layer="layout" svg:width="1.151cm" svg:height="1.131cm" svg:x="18.679cm" svg:y="12.5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407" draw:style-name="gr925" draw:text-style-name="P4" draw:layer="layout" svg:width="1.151cm" svg:height="1.131cm" svg:x="15.231cm" svg:y="13.5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47" draw:style-name="gr926" draw:text-style-name="P4" draw:layer="layout" svg:width="1.151cm" svg:height="1.131cm" svg:x="16.382cm" svg:y="13.5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234" draw:style-name="gr927" draw:text-style-name="P4" draw:layer="layout" svg:width="1.151cm" svg:height="1.131cm" svg:x="17.528cm" svg:y="13.5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408" draw:style-name="gr928" draw:text-style-name="P4" draw:layer="layout" svg:width="1.151cm" svg:height="1.131cm" svg:x="18.679cm" svg:y="13.5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409" draw:style-name="gr929" draw:text-style-name="P4" draw:layer="layout" svg:width="1.151cm" svg:height="1.132cm" svg:x="15.231cm" svg:y="14.5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48" draw:style-name="gr930" draw:text-style-name="P4" draw:layer="layout" svg:width="1.151cm" svg:height="1.132cm" svg:x="16.382cm" svg:y="14.5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235" draw:style-name="gr931" draw:text-style-name="P4" draw:layer="layout" svg:width="1.151cm" svg:height="1.132cm" svg:x="17.528cm" svg:y="14.5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410" draw:style-name="gr932" draw:text-style-name="P4" draw:layer="layout" svg:width="1.151cm" svg:height="1.132cm" svg:x="18.679cm" svg:y="14.5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411" draw:style-name="gr933" draw:text-style-name="P4" draw:layer="layout" svg:width="1.151cm" svg:height="1.131cm" svg:x="15.231cm" svg:y="15.6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49" draw:style-name="gr934" draw:text-style-name="P4" draw:layer="layout" svg:width="1.151cm" svg:height="1.131cm" svg:x="16.382cm" svg:y="15.6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236" draw:style-name="gr935" draw:text-style-name="P4" draw:layer="layout" svg:width="1.151cm" svg:height="1.131cm" svg:x="17.528cm" svg:y="15.6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412" draw:style-name="gr936" draw:text-style-name="P4" draw:layer="layout" svg:width="1.151cm" svg:height="1.131cm" svg:x="18.679cm" svg:y="15.6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44" draw:text-style-name="P12" draw:layer="layout" svg:x1="6.944cm" svg:y1="3.132cm" svg:x2="6.944cm" svg:y2="4.656cm">
          <text:p/>
        </draw:line>
        <draw:line draw:style-name="gr744" draw:text-style-name="P12" draw:layer="layout" svg:x1="17.944cm" svg:y1="3.132cm" svg:x2="17.944cm" svg:y2="4.656cm">
          <text:p/>
        </draw:line>
        <draw:line draw:style-name="gr744" draw:text-style-name="P12" draw:layer="layout" svg:x1="6.744cm" svg:y1="11.132cm" svg:x2="6.744cm" svg:y2="12.656cm">
          <text:p/>
        </draw:line>
        <draw:line draw:style-name="gr744" draw:text-style-name="P12" draw:layer="layout" svg:x1="17.644cm" svg:y1="11.132cm" svg:x2="17.644cm" svg:y2="12.656cm">
          <text:p/>
        </draw:line>
        <draw:line draw:style-name="gr745" draw:text-style-name="P12" draw:layer="layout" svg:x1="3.531cm" svg:y1="7.927cm" svg:x2="4.431cm" svg:y2="13.558cm">
          <text:p/>
        </draw:line>
        <draw:line draw:style-name="gr745" draw:text-style-name="P12" draw:layer="layout" svg:x1="6.978cm" svg:y1="7.922cm" svg:x2="5.582cm" svg:y2="13.462cm">
          <text:p/>
        </draw:line>
        <draw:line draw:style-name="gr745" draw:text-style-name="P12" draw:layer="layout" svg:x1="6.93cm" svg:y1="4.727cm" svg:x2="5.582cm" svg:y2="12.526cm">
          <text:p/>
        </draw:line>
        <draw:line draw:style-name="gr745" draw:text-style-name="P12" draw:layer="layout" svg:x1="3.531cm" svg:y1="4.727cm" svg:x2="4.431cm" svg:y2="12.526cm">
          <text:p/>
        </draw:line>
        <draw:line draw:style-name="gr745" draw:text-style-name="P12" draw:layer="layout" svg:x1="17.831cm" svg:y1="4.728cm" svg:x2="18.731cm" svg:y2="12.527cm">
          <text:p/>
        </draw:line>
        <draw:line draw:style-name="gr745" draw:text-style-name="P12" draw:layer="layout" svg:x1="21.13cm" svg:y1="4.728cm" svg:x2="19.782cm" svg:y2="12.527cm">
          <text:p/>
        </draw:line>
        <draw:line draw:style-name="gr745" draw:text-style-name="P12" draw:layer="layout" svg:x1="17.877cm" svg:y1="7.896cm" svg:x2="18.731cm" svg:y2="13.559cm">
          <text:p/>
        </draw:line>
        <draw:line draw:style-name="gr745" draw:text-style-name="P12" draw:layer="layout" svg:x1="21.178cm" svg:y1="7.922cm" svg:x2="19.782cm" svg:y2="13.462cm">
          <text:p/>
        </draw:line>
        <presentation:notes draw:style-name="dp3">
          <draw:page-thumbnail draw:style-name="gr27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folie" presentation:presentation-page-layout-name="AL2T1">
        <draw:frame presentation:style-name="pr2" draw:layer="layout" svg:width="21.589cm" svg:height="4.082cm" svg:x="1.905cm" svg:y="5.918cm" presentation:class="title" presentation:placeholder="true">
          <draw:text-box/>
        </draw:frame>
        <draw:frame presentation:style-name="pr3" draw:layer="layout" svg:width="22.859cm" svg:height="11.048cm" svg:x="1.27cm" svg:y="4.457cm" presentation:class="outline" presentation:placeholder="true">
          <draw:text-box/>
        </draw:frame>
        <presentation:notes draw:style-name="dp2">
          <draw:page-thumbnail draw:style-name="gr27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folie" presentation:presentation-page-layout-name="AL2T1">
        <draw:frame draw:style-name="gr504" draw:text-style-name="P14" draw:layer="layout" svg:width="2.032cm" svg:height="1.673cm" svg:x="0.254cm" svg:y="1.121cm">
          <draw:text-box>
            <text:p text:style-name="P13">Input</text:p>
          </draw:text-box>
        </draw:frame>
        <draw:frame draw:style-name="gr504" draw:text-style-name="P14" draw:layer="layout" svg:width="2.54cm" svg:height="1.673cm" svg:x="0.254cm" svg:y="11.865cm">
          <draw:text-box>
            <text:p text:style-name="P13">Output</text:p>
          </draw:text-box>
        </draw:frame>
        <draw:custom-shape draw:name="Rechteck 5_295" draw:style-name="gr937" draw:text-style-name="P7" draw:layer="layout" svg:width="1.151cm" svg:height="1.131cm" svg:x="14.43cm" svg:y="3.6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48" draw:style-name="gr938" draw:text-style-name="P7" draw:layer="layout" svg:width="1.151cm" svg:height="1.131cm" svg:x="15.581cm" svg:y="3.6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201" draw:style-name="gr939" draw:text-style-name="P7" draw:layer="layout" svg:width="1.151cm" svg:height="1.131cm" svg:x="16.727cm" svg:y="3.6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96" draw:style-name="gr940" draw:text-style-name="P7" draw:layer="layout" svg:width="1.151cm" svg:height="1.131cm" svg:x="14.43cm" svg:y="4.6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49" draw:style-name="gr941" draw:text-style-name="P7" draw:layer="layout" svg:width="1.151cm" svg:height="1.131cm" svg:x="15.581cm" svg:y="4.6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202" draw:style-name="gr942" draw:text-style-name="P7" draw:layer="layout" svg:width="1.151cm" svg:height="1.131cm" svg:x="16.727cm" svg:y="4.6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97" draw:style-name="gr943" draw:text-style-name="P7" draw:layer="layout" svg:width="1.151cm" svg:height="1.132cm" svg:x="14.43cm" svg:y="5.6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50" draw:style-name="gr944" draw:text-style-name="P7" draw:layer="layout" svg:width="1.151cm" svg:height="1.132cm" svg:x="15.581cm" svg:y="5.6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98" draw:style-name="gr945" draw:text-style-name="P7" draw:layer="layout" svg:width="1.151cm" svg:height="1.131cm" svg:x="14.43cm" svg:y="3.6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51" draw:style-name="gr946" draw:text-style-name="P7" draw:layer="layout" svg:width="1.151cm" svg:height="1.131cm" svg:x="15.581cm" svg:y="3.6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203" draw:style-name="gr947" draw:text-style-name="P7" draw:layer="layout" svg:width="1.151cm" svg:height="1.131cm" svg:x="16.727cm" svg:y="3.6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99" draw:style-name="gr948" draw:text-style-name="P7" draw:layer="layout" svg:width="1.151cm" svg:height="1.131cm" svg:x="14.43cm" svg:y="4.6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66" draw:style-name="gr949" draw:text-style-name="P7" draw:layer="layout" svg:width="1.151cm" svg:height="1.131cm" svg:x="15.581cm" svg:y="4.6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204" draw:style-name="gr950" draw:text-style-name="P7" draw:layer="layout" svg:width="1.151cm" svg:height="1.131cm" svg:x="16.727cm" svg:y="4.6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00" draw:style-name="gr951" draw:text-style-name="P7" draw:layer="layout" svg:width="1.151cm" svg:height="1.132cm" svg:x="14.43cm" svg:y="5.6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67" draw:style-name="gr952" draw:text-style-name="P7" draw:layer="layout" svg:width="1.151cm" svg:height="1.132cm" svg:x="15.581cm" svg:y="5.6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01" draw:style-name="gr953" draw:text-style-name="P1" draw:layer="layout" svg:width="1.151cm" svg:height="1.131cm" svg:x="17.829cm" svg:y="3.6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02" draw:style-name="gr954" draw:text-style-name="P1" draw:layer="layout" svg:width="1.151cm" svg:height="1.131cm" svg:x="17.829cm" svg:y="4.6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03" draw:style-name="gr955" draw:text-style-name="P1" draw:layer="layout" svg:width="1.151cm" svg:height="1.131cm" svg:x="17.829cm" svg:y="3.6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04" draw:style-name="gr956" draw:text-style-name="P1" draw:layer="layout" svg:width="1.151cm" svg:height="1.131cm" svg:x="17.829cm" svg:y="4.6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209" draw:style-name="gr957" draw:text-style-name="P7" draw:layer="layout" svg:width="1.151cm" svg:height="1.132cm" svg:x="16.726cm" svg:y="5.6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05" draw:style-name="gr958" draw:text-style-name="P10" draw:layer="layout" svg:width="1.151cm" svg:height="1.132cm" svg:x="17.877cm" svg:y="5.6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210" draw:style-name="gr959" draw:text-style-name="P2" draw:layer="layout" svg:width="1.151cm" svg:height="1.131cm" svg:x="16.726cm" svg:y="6.79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06" draw:style-name="gr960" draw:text-style-name="P2" draw:layer="layout" svg:width="1.151cm" svg:height="1.131cm" svg:x="17.877cm" svg:y="6.79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211" draw:style-name="gr961" draw:text-style-name="P2" draw:layer="layout" svg:width="1.151cm" svg:height="1.132cm" svg:x="16.726cm" svg:y="5.6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212" draw:style-name="gr962" draw:text-style-name="P2" draw:layer="layout" svg:width="1.151cm" svg:height="1.131cm" svg:x="16.726cm" svg:y="6.79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07" draw:style-name="gr963" draw:text-style-name="P2" draw:layer="layout" svg:width="1.151cm" svg:height="1.131cm" svg:x="17.877cm" svg:y="6.79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08" draw:style-name="gr964" draw:text-style-name="P7" draw:layer="layout" svg:width="1.151cm" svg:height="1.131cm" svg:x="14.429cm" svg:y="6.8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68" draw:style-name="gr965" draw:text-style-name="P7" draw:layer="layout" svg:width="1.151cm" svg:height="1.131cm" svg:x="15.58cm" svg:y="6.8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09" draw:style-name="gr966" draw:text-style-name="P7" draw:layer="layout" svg:width="1.151cm" svg:height="1.131cm" svg:x="14.429cm" svg:y="7.8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69" draw:style-name="gr967" draw:text-style-name="P7" draw:layer="layout" svg:width="1.151cm" svg:height="1.131cm" svg:x="15.58cm" svg:y="7.8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10" draw:style-name="gr968" draw:text-style-name="P7" draw:layer="layout" svg:width="1.151cm" svg:height="1.132cm" svg:x="14.429cm" svg:y="8.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70" draw:style-name="gr969" draw:text-style-name="P7" draw:layer="layout" svg:width="1.151cm" svg:height="1.132cm" svg:x="15.58cm" svg:y="8.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11" draw:style-name="gr970" draw:text-style-name="P7" draw:layer="layout" svg:width="1.151cm" svg:height="1.131cm" svg:x="14.429cm" svg:y="6.8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71" draw:style-name="gr971" draw:text-style-name="P7" draw:layer="layout" svg:width="1.151cm" svg:height="1.131cm" svg:x="15.58cm" svg:y="6.8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12" draw:style-name="gr972" draw:text-style-name="P7" draw:layer="layout" svg:width="1.151cm" svg:height="1.131cm" svg:x="14.429cm" svg:y="7.8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72" draw:style-name="gr973" draw:text-style-name="P7" draw:layer="layout" svg:width="1.151cm" svg:height="1.131cm" svg:x="15.58cm" svg:y="7.8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13" draw:style-name="gr974" draw:text-style-name="P7" draw:layer="layout" svg:width="1.151cm" svg:height="1.132cm" svg:x="14.429cm" svg:y="8.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73" draw:style-name="gr975" draw:text-style-name="P7" draw:layer="layout" svg:width="1.151cm" svg:height="1.132cm" svg:x="15.58cm" svg:y="8.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14" draw:style-name="gr976" draw:text-style-name="P7" draw:layer="layout" svg:width="1.151cm" svg:height="1.131cm" svg:x="16.728cm" svg:y="7.8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74" draw:style-name="gr977" draw:text-style-name="P7" draw:layer="layout" svg:width="1.151cm" svg:height="1.131cm" svg:x="17.879cm" svg:y="7.8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15" draw:style-name="gr978" draw:text-style-name="P7" draw:layer="layout" svg:width="1.151cm" svg:height="1.132cm" svg:x="16.728cm" svg:y="8.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75" draw:style-name="gr979" draw:text-style-name="P7" draw:layer="layout" svg:width="1.151cm" svg:height="1.132cm" svg:x="17.879cm" svg:y="8.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16" draw:style-name="gr980" draw:text-style-name="P7" draw:layer="layout" svg:width="1.151cm" svg:height="1.131cm" svg:x="16.728cm" svg:y="7.8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76" draw:style-name="gr981" draw:text-style-name="P7" draw:layer="layout" svg:width="1.151cm" svg:height="1.131cm" svg:x="17.879cm" svg:y="7.8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17" draw:style-name="gr982" draw:text-style-name="P7" draw:layer="layout" svg:width="1.151cm" svg:height="1.132cm" svg:x="16.728cm" svg:y="8.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77" draw:style-name="gr983" draw:text-style-name="P7" draw:layer="layout" svg:width="1.151cm" svg:height="1.132cm" svg:x="17.879cm" svg:y="8.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99" draw:text-style-name="P11" draw:layer="layout" svg:width="0.254cm" svg:height="0.254cm" svg:x="11.523cm" svg:y="6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9" draw:text-style-name="P11" draw:layer="layout" svg:width="0.254cm" svg:height="0.254cm" svg:x="12.023cm" svg:y="6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9" draw:text-style-name="P11" draw:layer="layout" svg:width="0.254cm" svg:height="0.254cm" svg:x="12.523cm" svg:y="6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9" draw:text-style-name="P11" draw:layer="layout" svg:width="0.254cm" svg:height="0.254cm" svg:x="13.023cm" svg:y="6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hteck 5_318" draw:style-name="gr984" draw:text-style-name="P2" draw:layer="layout" svg:width="1.151cm" svg:height="1.131cm" svg:x="5.826cm" svg:y="0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78" draw:style-name="gr985" draw:text-style-name="P2" draw:layer="layout" svg:width="1.151cm" svg:height="1.131cm" svg:x="6.977cm" svg:y="0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19" draw:style-name="gr986" draw:text-style-name="P2" draw:layer="layout" svg:width="1.151cm" svg:height="1.132cm" svg:x="5.826cm" svg:y="1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79" draw:style-name="gr987" draw:text-style-name="P2" draw:layer="layout" svg:width="1.151cm" svg:height="1.132cm" svg:x="6.977cm" svg:y="1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20" draw:style-name="gr988" draw:text-style-name="P2" draw:layer="layout" svg:width="1.151cm" svg:height="1.131cm" svg:x="5.826cm" svg:y="0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80" draw:style-name="gr989" draw:text-style-name="P2" draw:layer="layout" svg:width="1.151cm" svg:height="1.131cm" svg:x="6.977cm" svg:y="0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21" draw:style-name="gr990" draw:text-style-name="P2" draw:layer="layout" svg:width="1.151cm" svg:height="1.132cm" svg:x="5.826cm" svg:y="1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81" draw:style-name="gr991" draw:text-style-name="P2" draw:layer="layout" svg:width="1.151cm" svg:height="1.132cm" svg:x="6.977cm" svg:y="1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22" draw:style-name="gr992" draw:text-style-name="P2" draw:layer="layout" svg:width="1.151cm" svg:height="1.131cm" svg:x="16.725cm" svg:y="0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82" draw:style-name="gr993" draw:text-style-name="P2" draw:layer="layout" svg:width="1.151cm" svg:height="1.131cm" svg:x="17.876cm" svg:y="0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23" draw:style-name="gr994" draw:text-style-name="P2" draw:layer="layout" svg:width="1.151cm" svg:height="1.132cm" svg:x="16.725cm" svg:y="1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83" draw:style-name="gr995" draw:text-style-name="P2" draw:layer="layout" svg:width="1.151cm" svg:height="1.132cm" svg:x="17.876cm" svg:y="1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24" draw:style-name="gr996" draw:text-style-name="P2" draw:layer="layout" svg:width="1.151cm" svg:height="1.131cm" svg:x="16.725cm" svg:y="0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84" draw:style-name="gr997" draw:text-style-name="P2" draw:layer="layout" svg:width="1.151cm" svg:height="1.131cm" svg:x="17.876cm" svg:y="0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25" draw:style-name="gr998" draw:text-style-name="P2" draw:layer="layout" svg:width="1.151cm" svg:height="1.132cm" svg:x="16.725cm" svg:y="1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85" draw:style-name="gr999" draw:text-style-name="P2" draw:layer="layout" svg:width="1.151cm" svg:height="1.132cm" svg:x="17.876cm" svg:y="1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echteck 5_240" draw:style-name="gr1000" draw:text-style-name="P1" draw:layer="layout" svg:width="1.151cm" svg:height="1.131cm" svg:x="3.531cm" svg:y="3.6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06" draw:style-name="gr1001" draw:text-style-name="P1" draw:layer="layout" svg:width="1.151cm" svg:height="1.131cm" svg:x="4.682cm" svg:y="3.6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_205" draw:style-name="gr1002" draw:text-style-name="P1" draw:layer="layout" svg:width="1.151cm" svg:height="1.131cm" svg:x="5.828cm" svg:y="3.6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41" draw:style-name="gr1003" draw:text-style-name="P1" draw:layer="layout" svg:width="1.151cm" svg:height="1.131cm" svg:x="3.531cm" svg:y="4.6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07" draw:style-name="gr1004" draw:text-style-name="P1" draw:layer="layout" svg:width="1.151cm" svg:height="1.131cm" svg:x="4.682cm" svg:y="4.6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_206" draw:style-name="gr1005" draw:text-style-name="P1" draw:layer="layout" svg:width="1.151cm" svg:height="1.131cm" svg:x="5.828cm" svg:y="4.6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42" draw:style-name="gr1006" draw:text-style-name="P1" draw:layer="layout" svg:width="1.151cm" svg:height="1.132cm" svg:x="3.531cm" svg:y="5.6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08" draw:style-name="gr1007" draw:text-style-name="P1" draw:layer="layout" svg:width="1.151cm" svg:height="1.132cm" svg:x="4.682cm" svg:y="5.6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00" draw:style-name="gr1008" draw:text-style-name="P1" draw:layer="layout" svg:width="1.151cm" svg:height="1.131cm" svg:x="3.531cm" svg:y="3.6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90" draw:style-name="gr1009" draw:text-style-name="P1" draw:layer="layout" svg:width="1.151cm" svg:height="1.131cm" svg:x="4.682cm" svg:y="3.6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_181" draw:style-name="gr1010" draw:text-style-name="P1" draw:layer="layout" svg:width="1.151cm" svg:height="1.131cm" svg:x="5.828cm" svg:y="3.6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01" draw:style-name="gr1011" draw:text-style-name="P1" draw:layer="layout" svg:width="1.151cm" svg:height="1.131cm" svg:x="3.531cm" svg:y="4.6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91" draw:style-name="gr1012" draw:text-style-name="P1" draw:layer="layout" svg:width="1.151cm" svg:height="1.131cm" svg:x="4.682cm" svg:y="4.6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_182" draw:style-name="gr1013" draw:text-style-name="P1" draw:layer="layout" svg:width="1.151cm" svg:height="1.131cm" svg:x="5.828cm" svg:y="4.6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02" draw:style-name="gr1014" draw:text-style-name="P1" draw:layer="layout" svg:width="1.151cm" svg:height="1.132cm" svg:x="3.531cm" svg:y="5.6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92" draw:style-name="gr1015" draw:text-style-name="P1" draw:layer="layout" svg:width="1.151cm" svg:height="1.132cm" svg:x="4.682cm" svg:y="5.6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11" draw:style-name="gr1016" draw:text-style-name="P7" draw:layer="layout" svg:width="1.151cm" svg:height="1.131cm" svg:x="6.93cm" svg:y="3.6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12" draw:style-name="gr1017" draw:text-style-name="P7" draw:layer="layout" svg:width="1.151cm" svg:height="1.131cm" svg:x="6.93cm" svg:y="4.6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13" draw:style-name="gr1018" draw:text-style-name="P7" draw:layer="layout" svg:width="1.151cm" svg:height="1.131cm" svg:x="6.93cm" svg:y="3.6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14" draw:style-name="gr1019" draw:text-style-name="P7" draw:layer="layout" svg:width="1.151cm" svg:height="1.131cm" svg:x="6.93cm" svg:y="4.6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_207" draw:style-name="gr1020" draw:text-style-name="P10" draw:layer="layout" svg:width="1.151cm" svg:height="1.132cm" svg:x="5.827cm" svg:y="5.6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43" draw:style-name="gr1021" draw:text-style-name="P2" draw:layer="layout" svg:width="1.151cm" svg:height="1.132cm" svg:x="6.978cm" svg:y="5.6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_208" draw:style-name="gr1022" draw:text-style-name="P2" draw:layer="layout" svg:width="1.151cm" svg:height="1.131cm" svg:x="5.827cm" svg:y="6.79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44" draw:style-name="gr1023" draw:text-style-name="P2" draw:layer="layout" svg:width="1.151cm" svg:height="1.131cm" svg:x="6.978cm" svg:y="6.79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_183" draw:style-name="gr1024" draw:text-style-name="P10" draw:layer="layout" svg:width="1.151cm" svg:height="1.132cm" svg:x="5.827cm" svg:y="5.6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03" draw:style-name="gr1025" draw:text-style-name="P2" draw:layer="layout" svg:width="1.151cm" svg:height="1.132cm" svg:x="6.978cm" svg:y="5.6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_184" draw:style-name="gr1026" draw:text-style-name="P2" draw:layer="layout" svg:width="1.151cm" svg:height="1.131cm" svg:x="5.827cm" svg:y="6.79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04" draw:style-name="gr1027" draw:text-style-name="P2" draw:layer="layout" svg:width="1.151cm" svg:height="1.131cm" svg:x="6.978cm" svg:y="6.79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15" draw:style-name="gr1028" draw:text-style-name="P7" draw:layer="layout" svg:width="1.151cm" svg:height="1.131cm" svg:x="3.53cm" svg:y="6.8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24" draw:style-name="gr1029" draw:text-style-name="P7" draw:layer="layout" svg:width="1.151cm" svg:height="1.131cm" svg:x="4.681cm" svg:y="6.8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16" draw:style-name="gr1030" draw:text-style-name="P7" draw:layer="layout" svg:width="1.151cm" svg:height="1.131cm" svg:x="3.53cm" svg:y="7.8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25" draw:style-name="gr1031" draw:text-style-name="P7" draw:layer="layout" svg:width="1.151cm" svg:height="1.131cm" svg:x="4.681cm" svg:y="7.8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17" draw:style-name="gr1032" draw:text-style-name="P7" draw:layer="layout" svg:width="1.151cm" svg:height="1.132cm" svg:x="3.53cm" svg:y="8.8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26" draw:style-name="gr1033" draw:text-style-name="P7" draw:layer="layout" svg:width="1.151cm" svg:height="1.132cm" svg:x="4.681cm" svg:y="8.8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18" draw:style-name="gr1034" draw:text-style-name="P7" draw:layer="layout" svg:width="1.151cm" svg:height="1.131cm" svg:x="3.53cm" svg:y="6.8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27" draw:style-name="gr1035" draw:text-style-name="P7" draw:layer="layout" svg:width="1.151cm" svg:height="1.131cm" svg:x="4.681cm" svg:y="6.8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19" draw:style-name="gr1036" draw:text-style-name="P7" draw:layer="layout" svg:width="1.151cm" svg:height="1.131cm" svg:x="3.53cm" svg:y="7.8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28" draw:style-name="gr1037" draw:text-style-name="P7" draw:layer="layout" svg:width="1.151cm" svg:height="1.131cm" svg:x="4.681cm" svg:y="7.8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20" draw:style-name="gr1038" draw:text-style-name="P7" draw:layer="layout" svg:width="1.151cm" svg:height="1.132cm" svg:x="3.53cm" svg:y="8.8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29" draw:style-name="gr1039" draw:text-style-name="P7" draw:layer="layout" svg:width="1.151cm" svg:height="1.132cm" svg:x="4.681cm" svg:y="8.8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21" draw:style-name="gr1040" draw:text-style-name="P7" draw:layer="layout" svg:width="1.151cm" svg:height="1.131cm" svg:x="5.829cm" svg:y="7.8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20" draw:style-name="gr1041" draw:text-style-name="P7" draw:layer="layout" svg:width="1.151cm" svg:height="1.131cm" svg:x="6.98cm" svg:y="7.8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22" draw:style-name="gr1042" draw:text-style-name="P7" draw:layer="layout" svg:width="1.151cm" svg:height="1.132cm" svg:x="5.829cm" svg:y="8.8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21" draw:style-name="gr1043" draw:text-style-name="P7" draw:layer="layout" svg:width="1.151cm" svg:height="1.132cm" svg:x="6.98cm" svg:y="8.8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23" draw:style-name="gr1044" draw:text-style-name="P7" draw:layer="layout" svg:width="1.151cm" svg:height="1.131cm" svg:x="5.829cm" svg:y="7.8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22" draw:style-name="gr1045" draw:text-style-name="P7" draw:layer="layout" svg:width="1.151cm" svg:height="1.131cm" svg:x="6.98cm" svg:y="7.8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24" draw:style-name="gr1046" draw:text-style-name="P7" draw:layer="layout" svg:width="1.151cm" svg:height="1.132cm" svg:x="5.829cm" svg:y="8.8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23" draw:style-name="gr1047" draw:text-style-name="P7" draw:layer="layout" svg:width="1.151cm" svg:height="1.132cm" svg:x="6.98cm" svg:y="8.8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25" draw:style-name="gr1048" draw:text-style-name="P7" draw:layer="layout" svg:width="1.151cm" svg:height="1.131cm" svg:x="8.031cm" svg:y="3.6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96" draw:style-name="gr1049" draw:text-style-name="P7" draw:layer="layout" svg:width="1.151cm" svg:height="1.131cm" svg:x="9.182cm" svg:y="3.6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26" draw:style-name="gr1050" draw:text-style-name="P7" draw:layer="layout" svg:width="1.151cm" svg:height="1.131cm" svg:x="8.031cm" svg:y="4.6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97" draw:style-name="gr1051" draw:text-style-name="P7" draw:layer="layout" svg:width="1.151cm" svg:height="1.131cm" svg:x="9.182cm" svg:y="4.6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27" draw:style-name="gr1052" draw:text-style-name="P7" draw:layer="layout" svg:width="1.151cm" svg:height="1.132cm" svg:x="8.031cm" svg:y="5.6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98" draw:style-name="gr1053" draw:text-style-name="P7" draw:layer="layout" svg:width="1.151cm" svg:height="1.132cm" svg:x="9.182cm" svg:y="5.6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28" draw:style-name="gr1054" draw:text-style-name="P7" draw:layer="layout" svg:width="1.151cm" svg:height="1.131cm" svg:x="8.031cm" svg:y="3.6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99" draw:style-name="gr1055" draw:text-style-name="P7" draw:layer="layout" svg:width="1.151cm" svg:height="1.131cm" svg:x="9.182cm" svg:y="3.6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29" draw:style-name="gr1056" draw:text-style-name="P7" draw:layer="layout" svg:width="1.151cm" svg:height="1.131cm" svg:x="8.031cm" svg:y="4.6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00" draw:style-name="gr1057" draw:text-style-name="P7" draw:layer="layout" svg:width="1.151cm" svg:height="1.131cm" svg:x="9.182cm" svg:y="4.6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30" draw:style-name="gr1058" draw:text-style-name="P7" draw:layer="layout" svg:width="1.151cm" svg:height="1.132cm" svg:x="8.031cm" svg:y="5.6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01" draw:style-name="gr1059" draw:text-style-name="P7" draw:layer="layout" svg:width="1.151cm" svg:height="1.132cm" svg:x="9.182cm" svg:y="5.6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31" draw:style-name="gr1060" draw:text-style-name="P7" draw:layer="layout" svg:width="1.151cm" svg:height="1.131cm" svg:x="8.03cm" svg:y="6.8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02" draw:style-name="gr1061" draw:text-style-name="P7" draw:layer="layout" svg:width="1.151cm" svg:height="1.131cm" svg:x="9.181cm" svg:y="6.8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32" draw:style-name="gr1062" draw:text-style-name="P7" draw:layer="layout" svg:width="1.151cm" svg:height="1.131cm" svg:x="8.03cm" svg:y="7.8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03" draw:style-name="gr1063" draw:text-style-name="P7" draw:layer="layout" svg:width="1.151cm" svg:height="1.131cm" svg:x="9.181cm" svg:y="7.8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33" draw:style-name="gr1064" draw:text-style-name="P7" draw:layer="layout" svg:width="1.151cm" svg:height="1.132cm" svg:x="8.03cm" svg:y="8.8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04" draw:style-name="gr1065" draw:text-style-name="P7" draw:layer="layout" svg:width="1.151cm" svg:height="1.132cm" svg:x="9.181cm" svg:y="8.8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34" draw:style-name="gr1066" draw:text-style-name="P7" draw:layer="layout" svg:width="1.151cm" svg:height="1.131cm" svg:x="8.03cm" svg:y="6.8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05" draw:style-name="gr1067" draw:text-style-name="P7" draw:layer="layout" svg:width="1.151cm" svg:height="1.131cm" svg:x="9.181cm" svg:y="6.8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35" draw:style-name="gr1068" draw:text-style-name="P7" draw:layer="layout" svg:width="1.151cm" svg:height="1.131cm" svg:x="8.03cm" svg:y="7.8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18" draw:style-name="gr1069" draw:text-style-name="P7" draw:layer="layout" svg:width="1.151cm" svg:height="1.131cm" svg:x="9.181cm" svg:y="7.8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_236" draw:style-name="gr1070" draw:text-style-name="P7" draw:layer="layout" svg:width="1.151cm" svg:height="1.132cm" svg:x="8.03cm" svg:y="8.8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_119" draw:style-name="gr1071" draw:text-style-name="P7" draw:layer="layout" svg:width="1.151cm" svg:height="1.132cm" svg:x="9.181cm" svg:y="8.8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5_326" draw:style-name="gr1072" draw:text-style-name="P1" draw:layer="layout" svg:width="1.151cm" svg:height="1.131cm" svg:x="18.931cm" svg:y="3.6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86" draw:style-name="gr1073" draw:text-style-name="P1" draw:layer="layout" svg:width="1.151cm" svg:height="1.131cm" svg:x="20.082cm" svg:y="3.6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27" draw:style-name="gr1074" draw:text-style-name="P1" draw:layer="layout" svg:width="1.151cm" svg:height="1.131cm" svg:x="18.931cm" svg:y="4.6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87" draw:style-name="gr1075" draw:text-style-name="P1" draw:layer="layout" svg:width="1.151cm" svg:height="1.131cm" svg:x="20.082cm" svg:y="4.6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28" draw:style-name="gr1076" draw:text-style-name="P1" draw:layer="layout" svg:width="1.151cm" svg:height="1.132cm" svg:x="18.931cm" svg:y="5.6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88" draw:style-name="gr1077" draw:text-style-name="P1" draw:layer="layout" svg:width="1.151cm" svg:height="1.132cm" svg:x="20.082cm" svg:y="5.6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29" draw:style-name="gr1078" draw:text-style-name="P1" draw:layer="layout" svg:width="1.151cm" svg:height="1.131cm" svg:x="18.931cm" svg:y="3.6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89" draw:style-name="gr1079" draw:text-style-name="P1" draw:layer="layout" svg:width="1.151cm" svg:height="1.131cm" svg:x="20.082cm" svg:y="3.6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30" draw:style-name="gr1080" draw:text-style-name="P1" draw:layer="layout" svg:width="1.151cm" svg:height="1.131cm" svg:x="18.931cm" svg:y="4.6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90" draw:style-name="gr1081" draw:text-style-name="P1" draw:layer="layout" svg:width="1.151cm" svg:height="1.131cm" svg:x="20.082cm" svg:y="4.6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31" draw:style-name="gr1082" draw:text-style-name="P1" draw:layer="layout" svg:width="1.151cm" svg:height="1.132cm" svg:x="18.931cm" svg:y="5.6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91" draw:style-name="gr1083" draw:text-style-name="P1" draw:layer="layout" svg:width="1.151cm" svg:height="1.132cm" svg:x="20.082cm" svg:y="5.6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32" draw:style-name="gr1084" draw:text-style-name="P7" draw:layer="layout" svg:width="1.151cm" svg:height="1.131cm" svg:x="18.93cm" svg:y="6.8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92" draw:style-name="gr1085" draw:text-style-name="P7" draw:layer="layout" svg:width="1.151cm" svg:height="1.131cm" svg:x="20.081cm" svg:y="6.8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33" draw:style-name="gr1086" draw:text-style-name="P7" draw:layer="layout" svg:width="1.151cm" svg:height="1.131cm" svg:x="18.93cm" svg:y="7.8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93" draw:style-name="gr1087" draw:text-style-name="P7" draw:layer="layout" svg:width="1.151cm" svg:height="1.131cm" svg:x="20.081cm" svg:y="7.8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34" draw:style-name="gr1088" draw:text-style-name="P7" draw:layer="layout" svg:width="1.151cm" svg:height="1.132cm" svg:x="18.93cm" svg:y="8.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94" draw:style-name="gr1089" draw:text-style-name="P7" draw:layer="layout" svg:width="1.151cm" svg:height="1.132cm" svg:x="20.081cm" svg:y="8.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35" draw:style-name="gr1090" draw:text-style-name="P7" draw:layer="layout" svg:width="1.151cm" svg:height="1.131cm" svg:x="18.93cm" svg:y="6.8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95" draw:style-name="gr1091" draw:text-style-name="P7" draw:layer="layout" svg:width="1.151cm" svg:height="1.131cm" svg:x="20.081cm" svg:y="6.8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36" draw:style-name="gr1092" draw:text-style-name="P7" draw:layer="layout" svg:width="1.151cm" svg:height="1.131cm" svg:x="18.93cm" svg:y="7.8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96" draw:style-name="gr1093" draw:text-style-name="P7" draw:layer="layout" svg:width="1.151cm" svg:height="1.131cm" svg:x="20.081cm" svg:y="7.8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37" draw:style-name="gr1094" draw:text-style-name="P7" draw:layer="layout" svg:width="1.151cm" svg:height="1.132cm" svg:x="18.93cm" svg:y="8.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97" draw:style-name="gr1095" draw:text-style-name="P7" draw:layer="layout" svg:width="1.151cm" svg:height="1.132cm" svg:x="20.081cm" svg:y="8.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38" draw:style-name="gr1096" draw:text-style-name="P9" draw:layer="layout" svg:width="1.151cm" svg:height="1.131cm" svg:x="4.431cm" svg:y="10.6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98" draw:style-name="gr1097" draw:text-style-name="P4" draw:layer="layout" svg:width="1.151cm" svg:height="1.131cm" svg:x="5.582cm" svg:y="10.6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213" draw:style-name="gr1098" draw:text-style-name="P4" draw:layer="layout" svg:width="1.151cm" svg:height="1.131cm" svg:x="6.728cm" svg:y="10.6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39" draw:style-name="gr1099" draw:text-style-name="P4" draw:layer="layout" svg:width="1.151cm" svg:height="1.131cm" svg:x="7.879cm" svg:y="10.6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40" draw:style-name="gr1100" draw:text-style-name="P4" draw:layer="layout" svg:width="1.151cm" svg:height="1.131cm" svg:x="4.431cm" svg:y="11.6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199" draw:style-name="gr1101" draw:text-style-name="P4" draw:layer="layout" svg:width="1.151cm" svg:height="1.131cm" svg:x="5.582cm" svg:y="11.6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214" draw:style-name="gr1102" draw:text-style-name="P4" draw:layer="layout" svg:width="1.151cm" svg:height="1.131cm" svg:x="6.728cm" svg:y="11.6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41" draw:style-name="gr1103" draw:text-style-name="P4" draw:layer="layout" svg:width="1.151cm" svg:height="1.131cm" svg:x="7.879cm" svg:y="11.6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42" draw:style-name="gr1104" draw:text-style-name="P4" draw:layer="layout" svg:width="1.151cm" svg:height="1.132cm" svg:x="4.431cm" svg:y="12.6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00" draw:style-name="gr1105" draw:text-style-name="P4" draw:layer="layout" svg:width="1.151cm" svg:height="1.132cm" svg:x="5.582cm" svg:y="12.6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215" draw:style-name="gr1106" draw:text-style-name="P4" draw:layer="layout" svg:width="1.151cm" svg:height="1.132cm" svg:x="6.728cm" svg:y="12.6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43" draw:style-name="gr1107" draw:text-style-name="P4" draw:layer="layout" svg:width="1.151cm" svg:height="1.132cm" svg:x="7.879cm" svg:y="12.6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44" draw:style-name="gr1108" draw:text-style-name="P4" draw:layer="layout" svg:width="1.151cm" svg:height="1.131cm" svg:x="4.431cm" svg:y="13.7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01" draw:style-name="gr1109" draw:text-style-name="P4" draw:layer="layout" svg:width="1.151cm" svg:height="1.131cm" svg:x="5.582cm" svg:y="13.7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216" draw:style-name="gr1110" draw:text-style-name="P4" draw:layer="layout" svg:width="1.151cm" svg:height="1.131cm" svg:x="6.728cm" svg:y="13.7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45" draw:style-name="gr1111" draw:text-style-name="P4" draw:layer="layout" svg:width="1.151cm" svg:height="1.131cm" svg:x="7.879cm" svg:y="13.7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46" draw:style-name="gr1112" draw:text-style-name="P4" draw:layer="layout" svg:width="1.151cm" svg:height="1.131cm" svg:x="15.531cm" svg:y="10.6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02" draw:style-name="gr1113" draw:text-style-name="P4" draw:layer="layout" svg:width="1.151cm" svg:height="1.131cm" svg:x="16.682cm" svg:y="10.6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217" draw:style-name="gr1114" draw:text-style-name="P4" draw:layer="layout" svg:width="1.151cm" svg:height="1.131cm" svg:x="17.828cm" svg:y="10.6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47" draw:style-name="gr1115" draw:text-style-name="P9" draw:layer="layout" svg:width="1.151cm" svg:height="1.131cm" svg:x="18.979cm" svg:y="10.6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48" draw:style-name="gr1116" draw:text-style-name="P4" draw:layer="layout" svg:width="1.151cm" svg:height="1.131cm" svg:x="15.531cm" svg:y="11.6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03" draw:style-name="gr1117" draw:text-style-name="P4" draw:layer="layout" svg:width="1.151cm" svg:height="1.131cm" svg:x="16.682cm" svg:y="11.6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218" draw:style-name="gr1118" draw:text-style-name="P4" draw:layer="layout" svg:width="1.151cm" svg:height="1.131cm" svg:x="17.828cm" svg:y="11.6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49" draw:style-name="gr1119" draw:text-style-name="P4" draw:layer="layout" svg:width="1.151cm" svg:height="1.131cm" svg:x="18.979cm" svg:y="11.6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50" draw:style-name="gr1120" draw:text-style-name="P4" draw:layer="layout" svg:width="1.151cm" svg:height="1.132cm" svg:x="15.531cm" svg:y="12.6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04" draw:style-name="gr1121" draw:text-style-name="P4" draw:layer="layout" svg:width="1.151cm" svg:height="1.132cm" svg:x="16.682cm" svg:y="12.6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219" draw:style-name="gr1122" draw:text-style-name="P4" draw:layer="layout" svg:width="1.151cm" svg:height="1.132cm" svg:x="17.828cm" svg:y="12.6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51" draw:style-name="gr1123" draw:text-style-name="P4" draw:layer="layout" svg:width="1.151cm" svg:height="1.132cm" svg:x="18.979cm" svg:y="12.6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52" draw:style-name="gr1124" draw:text-style-name="P4" draw:layer="layout" svg:width="1.151cm" svg:height="1.131cm" svg:x="15.531cm" svg:y="13.7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_205" draw:style-name="gr1125" draw:text-style-name="P4" draw:layer="layout" svg:width="1.151cm" svg:height="1.131cm" svg:x="16.682cm" svg:y="13.7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220" draw:style-name="gr1126" draw:text-style-name="P4" draw:layer="layout" svg:width="1.151cm" svg:height="1.131cm" svg:x="17.828cm" svg:y="13.7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53" draw:style-name="gr1127" draw:text-style-name="P4" draw:layer="layout" svg:width="1.151cm" svg:height="1.131cm" svg:x="18.979cm" svg:y="13.7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44" draw:text-style-name="P12" draw:layer="layout" svg:x1="9.144cm" svg:y1="2.032cm" svg:x2="9.144cm" svg:y2="3.556cm">
          <text:p/>
        </draw:line>
        <draw:line draw:style-name="gr744" draw:text-style-name="P12" draw:layer="layout" svg:x1="19.544cm" svg:y1="2.032cm" svg:x2="19.544cm" svg:y2="3.556cm">
          <text:p/>
        </draw:line>
        <presentation:notes draw:style-name="dp3">
          <draw:page-thumbnail draw:style-name="gr27" draw:layer="layout" svg:width="19.798cm" svg:height="11.136cm" svg:x="0.6cm" svg:y="2.257cm" draw:page-number="9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folie" presentation:presentation-page-layout-name="AL2T1">
        <draw:frame presentation:style-name="pr2" draw:layer="layout" svg:width="21.589cm" svg:height="4.082cm" svg:x="1.905cm" svg:y="5.918cm" presentation:class="title" presentation:placeholder="true">
          <draw:text-box/>
        </draw:frame>
        <draw:frame presentation:style-name="pr3" draw:layer="layout" svg:width="22.859cm" svg:height="11.048cm" svg:x="1.27cm" svg:y="4.457cm" presentation:class="outline" presentation:placeholder="true">
          <draw:text-box/>
        </draw:frame>
        <presentation:notes draw:style-name="dp2">
          <draw:page-thumbnail draw:style-name="gr27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de" fo:country="DE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T</text:span><text:span text:style-name="MT1">i</text:span><text:span text:style-name="MT1">t</text:span><text:span text:style-name="MT1">e</text:span><text:span text:style-name="MT1">l</text:span><text:span text:style-name="MT1">m</text:span><text:span text:style-name="MT1">a</text:span><text:span text:style-name="MT1">s</text:span><text:span text:style-name="MT1">t</text:span><text:span text:style-name="MT1">e</text:span><text:span text:style-name="MT1">r</text:span><text:span text:style-name="MT1">f</text:span><text:span text:style-name="MT1">o</text:span><text:span text:style-name="MT1">r</text:span><text:span text:style-name="MT1">m</text:span><text:span text:style-name="MT1">a</text:span><text:span text:style-name="MT1">t</text:span><text:span text:style-name="MT1"> </text:span><text:span text:style-name="MT1">d</text:span><text:span text:style-name="MT1">u</text:span><text:span text:style-name="MT1">r</text:span><text:span text:style-name="MT1">c</text:span><text:span text:style-name="MT1">h</text:span><text:span text:style-name="MT1"> </text:span><text:span text:style-name="MT1">K</text:span><text:span text:style-name="MT1">l</text:span><text:span text:style-name="MT1">i</text:span><text:span text:style-name="MT1">c</text:span><text:span text:style-name="MT1">k</text:span><text:span text:style-name="MT1">e</text:span><text:span text:style-name="MT1">n</text:span><text:span text:style-name="MT1"> </text:span><text:span text:style-name="MT1">b</text:span><text:span text:style-name="MT1">e</text:span><text:span text:style-name="MT1">a</text:span><text:span text:style-name="MT1">r</text:span><text:span text:style-name="MT1">b</text:span><text:span text:style-name="MT1">e</text:span><text:span text:style-name="MT1">i</text:span><text:span text:style-name="MT1">t</text:span><text:span text:style-name="MT1">e</text:span><text:span text:style-name="MT1">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21-11-25">25.11.21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Folie 1</dc:title>
    <meta:initial-creator>Windows-Benutzer</meta:initial-creator>
    <meta:editing-cycles>7</meta:editing-cycles>
    <meta:creation-date>2017-01-23T21:30:12</meta:creation-date>
    <dc:date>2021-11-25T18:20:21.823557313</dc:date>
    <meta:editing-duration>PT7H30M55S</meta:editing-duration>
    <meta:generator>LibreOffice/6.4.3.2$Linux_X86_64 LibreOffice_project/40$Build-2</meta:generator>
    <meta:document-statistic meta:object-count="124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